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4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ta3" style:family="table" style:master-page-name="PageStyle_5f_mar-n">
      <style:table-properties table:display="true" style:writing-mode="lr-tb"/>
    </style:style>
    <style:style style:name="ta4" style:family="table" style:master-page-name="PageStyle_5f_mnar">
      <style:table-properties table:display="true" style:writing-mode="lr-tb"/>
    </style:style>
    <style:style style:name="ta5" style:family="table" style:master-page-name="PageStyle_5f_mar-o">
      <style:table-properties table:display="true" style:writing-mode="lr-tb"/>
    </style:style>
    <style:style style:name="ta6" style:family="table" style:master-page-name="PageStyle_5f_npm">
      <style:table-properties table:display="true" style:writing-mode="lr-tb"/>
    </style:style>
    <style:style style:name="ta7" style:family="table" style:master-page-name="PageStyle_5f_sor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15"/>
    <style:style style:name="ce5" style:family="table-cell" style:parent-style-name="Default" style:data-style-name="N115">
      <style:table-cell-properties style:rotation-align="none"/>
    </style:style>
    <style:style style:name="ce6" style:family="table-cell" style:parent-style-name="Default" style:data-style-name="N114">
      <style:table-cell-properties style:rotation-align="none"/>
    </style:style>
    <style:style style:name="ce7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table:formula="of:=['mar-n'.A3]" office:value-type="string" office:string-value="MF" calcext:value-type="string">
            <text:p>MF</text:p>
          </table:table-cell>
          <table:table-cell table:formula="of:=['mar-n'.B3]" office:value-type="float" office:value="1.1672" calcext:value-type="float">
            <text:p>1.167</text:p>
          </table:table-cell>
          <table:table-cell table:formula="of:=['mar-n'.C3]" office:value-type="float" office:value="1.9505" calcext:value-type="float">
            <text:p>1.951</text:p>
          </table:table-cell>
          <table:table-cell table:formula="of:=['mar-n'.D3]" office:value-type="float" office:value="0.9125" calcext:value-type="float">
            <text:p>0.913</text:p>
          </table:table-cell>
          <table:table-cell table:formula="of:=['mar-n'.E3]" office:value-type="float" office:value="1.31905" calcext:value-type="float">
            <text:p>1.319</text:p>
          </table:table-cell>
          <table:table-cell table:formula="of:=[mnar.B3]" office:value-type="float" office:value="0.609" calcext:value-type="float">
            <text:p>0.609</text:p>
          </table:table-cell>
          <table:table-cell table:formula="of:=[mnar.C3]" office:value-type="float" office:value="0.719" calcext:value-type="float">
            <text:p>0.719</text:p>
          </table:table-cell>
          <table:table-cell table:formula="of:=[mnar.D3]" office:value-type="float" office:value="0.604" calcext:value-type="float">
            <text:p>0.604</text:p>
          </table:table-cell>
          <table:table-cell table:formula="of:=[mnar.E3]" office:value-type="float" office:value="0.695241" calcext:value-type="float">
            <text:p>0.695</text:p>
          </table:table-cell>
        </table:table-row>
        <table:table-row table:style-name="ro1">
          <table:table-cell table:formula="of:=['mar-n'.A4]" office:value-type="string" office:string-value="NFM" calcext:value-type="string">
            <text:p>NFM</text:p>
          </table:table-cell>
          <table:table-cell table:formula="of:=['mar-n'.B4]" office:value-type="float" office:value="1.06412208863143" calcext:value-type="float">
            <text:p>1.064</text:p>
          </table:table-cell>
          <table:table-cell table:formula="of:=['mar-n'.C4]" office:value-type="float" office:value="1.58585908911529" calcext:value-type="float">
            <text:p>1.586</text:p>
          </table:table-cell>
          <table:table-cell table:formula="of:=['mar-n'.D4]" office:value-type="float" office:value="0.888807829851308" calcext:value-type="float">
            <text:p>0.889</text:p>
          </table:table-cell>
          <table:table-cell table:formula="of:=['mar-n'.E4]" office:value-type="float" office:value="1.28279084014392" calcext:value-type="float">
            <text:p>1.283</text:p>
          </table:table-cell>
          <table:table-cell table:formula="of:=[mnar.B4]" office:value-type="float" office:value="0.57059927153909" calcext:value-type="float">
            <text:p>0.571</text:p>
          </table:table-cell>
          <table:table-cell table:formula="of:=[mnar.C4]" office:value-type="float" office:value="0.655775806251287" calcext:value-type="float">
            <text:p>0.656</text:p>
          </table:table-cell>
          <table:table-cell table:formula="of:=[mnar.D4]" office:value-type="float" office:value="0.587012830510402" calcext:value-type="float">
            <text:p>0.587</text:p>
          </table:table-cell>
          <table:table-cell table:formula="of:=[mnar.E4]" office:value-type="float" office:value="0.656687488182982" calcext:value-type="float">
            <text:p>0.657</text:p>
          </table:table-cell>
        </table:table-row>
        <table:table-row table:style-name="ro1">
          <table:table-cell table:formula="of:=['mar-n'.A5]" office:value-type="string" office:string-value="CPT-V" calcext:value-type="string">
            <text:p>CPT-V</text:p>
          </table:table-cell>
          <table:table-cell table:formula="of:=['mar-n'.B5]" office:value-type="float" office:value="0.913739569988076" calcext:value-type="float">
            <text:p>0.914</text:p>
          </table:table-cell>
          <table:table-cell table:formula="of:=['mar-n'.C5]" office:value-type="float" office:value="1.18088929165749" calcext:value-type="float">
            <text:p>1.181</text:p>
          </table:table-cell>
          <table:table-cell table:formula="of:=['mar-n'.D5]" office:value-type="float" office:value="0.961100543478261" calcext:value-type="float">
            <text:p>0.961</text:p>
          </table:table-cell>
          <table:table-cell table:formula="of:=['mar-n'.E5]" office:value-type="float" office:value="1.51213289578361" calcext:value-type="float">
            <text:p>1.512</text:p>
          </table:table-cell>
          <table:table-cell table:formula="of:=[mnar.B5]" office:value-type="float" office:value="0.797917539267016" calcext:value-type="float">
            <text:p>0.798</text:p>
          </table:table-cell>
          <table:table-cell table:formula="of:=[mnar.C5]" office:value-type="float" office:value="0.967505795574289" calcext:value-type="float">
            <text:p>0.968</text:p>
          </table:table-cell>
          <table:table-cell table:formula="of:=[mnar.D5]" office:value-type="float" office:value="0.775065771812081" calcext:value-type="float">
            <text:p>0.775</text:p>
          </table:table-cell>
          <table:table-cell table:formula="of:=[mnar.E5]" office:value-type="float" office:value="1.06926853673724" calcext:value-type="float">
            <text:p>1.069</text:p>
          </table:table-cell>
        </table:table-row>
        <table:table-row table:style-name="ro1">
          <table:table-cell table:formula="of:=['mar-n'.A6]" office:value-type="string" office:string-value="PMF-MNAR" calcext:value-type="string">
            <text:p>PMF-MNAR</text:p>
          </table:table-cell>
          <table:table-cell table:formula="of:=['mar-n'.B6]" office:value-type="float" office:value="1.19046308492201" calcext:value-type="float">
            <text:p>1.190</text:p>
          </table:table-cell>
          <table:table-cell table:formula="of:=['mar-n'.C6]" office:value-type="float" office:value="2.2434360126917" calcext:value-type="float">
            <text:p>2.243</text:p>
          </table:table-cell>
          <table:table-cell table:formula="of:=['mar-n'.D6]" office:value-type="float" office:value="0.890821287408244" calcext:value-type="float">
            <text:p>0.891</text:p>
          </table:table-cell>
          <table:table-cell table:formula="of:=['mar-n'.E6]" office:value-type="float" office:value="1.27722092426203" calcext:value-type="float">
            <text:p>1.277</text:p>
          </table:table-cell>
          <table:table-cell table:formula="of:=[mnar.B6]" office:value-type="float" office:value="0.595448952879581" calcext:value-type="float">
            <text:p>0.595</text:p>
          </table:table-cell>
          <table:table-cell table:formula="of:=[mnar.C6]" office:value-type="float" office:value="0.71445416227608" calcext:value-type="float">
            <text:p>0.714</text:p>
          </table:table-cell>
          <table:table-cell table:formula="of:=[mnar.D6]" office:value-type="float" office:value="0.600757046979866" calcext:value-type="float">
            <text:p>0.601</text:p>
          </table:table-cell>
          <table:table-cell table:formula="of:=[mnar.E6]" office:value-type="float" office:value="0.69091197758406" calcext:value-type="float">
            <text:p>0.691</text:p>
          </table:table-cell>
        </table:table-row>
        <table:table-row table:style-name="ro1">
          <table:table-cell table:formula="of:=['mar-n'.A7]" office:value-type="string" office:string-value="MF-IPS" calcext:value-type="string">
            <text:p>MF-IPS</text:p>
          </table:table-cell>
          <table:table-cell table:formula="of:=['mar-n'.B7]" office:value-type="float" office:value="0.863400738940411" calcext:value-type="float">
            <text:p>0.863</text:p>
          </table:table-cell>
          <table:table-cell table:formula="of:=['mar-n'.C7]" office:value-type="float" office:value="1.0559267281895" calcext:value-type="float">
            <text:p>1.056</text:p>
          </table:table-cell>
          <table:table-cell table:formula="of:=['mar-n'.D7]" office:value-type="float" office:value="0.876368812347073" calcext:value-type="float">
            <text:p>0.876</text:p>
          </table:table-cell>
          <table:table-cell table:formula="of:=['mar-n'.E7]" office:value-type="float" office:value="1.15951585067379" calcext:value-type="float">
            <text:p>1.160</text:p>
          </table:table-cell>
          <table:table-cell table:formula="of:=[mnar.B7]" office:value-type="float" office:value="0.634783341829628" calcext:value-type="float">
            <text:p>0.635</text:p>
          </table:table-cell>
          <table:table-cell table:formula="of:=[mnar.C7]" office:value-type="float" office:value="0.729540990580625" calcext:value-type="float">
            <text:p>0.730</text:p>
          </table:table-cell>
          <table:table-cell table:formula="of:=[mnar.D7]" office:value-type="float" office:value="0.625394768391289" calcext:value-type="float">
            <text:p>0.625</text:p>
          </table:table-cell>
          <table:table-cell table:formula="of:=[mnar.E7]" office:value-type="float" office:value="0.699625115894935" calcext:value-type="float">
            <text:p>0.700</text:p>
          </table:table-cell>
        </table:table-row>
        <table:table-row table:style-name="ro1">
          <table:table-cell table:formula="of:=['mar-n'.A8]" office:value-type="string" office:string-value="NFM-IPS" calcext:value-type="string">
            <text:p>NFM-IPS</text:p>
          </table:table-cell>
          <table:table-cell table:formula="of:=['mar-n'.B8]" office:value-type="float" office:value="0.851753872511923" calcext:value-type="float">
            <text:p>0.852</text:p>
          </table:table-cell>
          <table:table-cell table:formula="of:=['mar-n'.C8]" office:value-type="float" office:value="1.04618280511614" calcext:value-type="float">
            <text:p>1.046</text:p>
          </table:table-cell>
          <table:table-cell table:formula="of:=['mar-n'.D8]" office:value-type="float" office:value="0.85537536859276" calcext:value-type="float">
            <text:p>0.855</text:p>
          </table:table-cell>
          <table:table-cell table:formula="of:=['mar-n'.E8]" office:value-type="float" office:value="1.13389177004142" calcext:value-type="float">
            <text:p>1.134</text:p>
          </table:table-cell>
          <table:table-cell table:formula="of:=[mnar.B8]" office:value-type="float" office:value="0.581968621905996" calcext:value-type="float">
            <text:p>0.582</text:p>
          </table:table-cell>
          <table:table-cell table:formula="of:=[mnar.C8]" office:value-type="float" office:value="0.67229475534705" calcext:value-type="float">
            <text:p>0.672</text:p>
          </table:table-cell>
          <table:table-cell table:formula="of:=[mnar.D8]" office:value-type="float" office:value="0.591342746014694" calcext:value-type="float">
            <text:p>0.591</text:p>
          </table:table-cell>
          <table:table-cell table:formula="of:=[mnar.E8]" office:value-type="float" office:value="0.662234184040337" calcext:value-type="float">
            <text:p>0.662</text:p>
          </table:table-cell>
        </table:table-row>
        <table:table-row table:style-name="ro1">
          <table:table-cell table:formula="of:=['mar-n'.A9]" office:value-type="string" office:string-value="MF-DR" calcext:value-type="string">
            <text:p>MF-DR</text:p>
          </table:table-cell>
          <table:table-cell table:formula="of:=['mar-n'.B9]" office:value-type="float" office:value="0.797854037899962" calcext:value-type="float">
            <text:p>0.798</text:p>
          </table:table-cell>
          <table:table-cell table:formula="of:=['mar-n'.C9]" office:value-type="float" office:value="1.03275089515936" calcext:value-type="float">
            <text:p>1.033</text:p>
          </table:table-cell>
          <table:table-cell table:formula="of:=['mar-n'.D9]" office:value-type="float" office:value="0.803383293337098" calcext:value-type="float">
            <text:p>0.803</text:p>
          </table:table-cell>
          <table:table-cell table:formula="of:=['mar-n'.E9]" office:value-type="float" office:value="1.05593652550728" calcext:value-type="float">
            <text:p>1.056</text:p>
          </table:table-cell>
          <table:table-cell table:formula="of:=[mnar.B9]" office:value-type="float" office:value="0.588804706252751" calcext:value-type="float">
            <text:p>0.589</text:p>
          </table:table-cell>
          <table:table-cell table:formula="of:=[mnar.C9]" office:value-type="float" office:value="0.676698867711396" calcext:value-type="float">
            <text:p>0.677</text:p>
          </table:table-cell>
          <table:table-cell table:formula="of:=[mnar.D9]" office:value-type="float" office:value="0.600527158958418" calcext:value-type="float">
            <text:p>0.601</text:p>
          </table:table-cell>
          <table:table-cell table:formula="of:=[mnar.E9]" office:value-type="float" office:value="0.67180588073207" calcext:value-type="float">
            <text:p>0.672</text:p>
          </table:table-cell>
        </table:table-row>
        <table:table-row table:style-name="ro1">
          <table:table-cell table:formula="of:=['mar-n'.A10]" office:value-type="string" office:string-value="NFM-DR" calcext:value-type="string">
            <text:p>NFM-DR</text:p>
          </table:table-cell>
          <table:table-cell table:formula="of:=['mar-n'.B10]" office:value-type="float" office:value="0.786632860040568" calcext:value-type="float">
            <text:p>0.787</text:p>
          </table:table-cell>
          <table:table-cell table:formula="of:=['mar-n'.C10]" office:value-type="float" office:value="1.02358490566038" calcext:value-type="float">
            <text:p>1.024</text:p>
          </table:table-cell>
          <table:table-cell table:formula="of:=['mar-n'.D10]" office:value-type="float" office:value="0.784090909090909" calcext:value-type="float">
            <text:p>0.784</text:p>
          </table:table-cell>
          <table:table-cell table:formula="of:=['mar-n'.E10]" office:value-type="float" office:value="1.03325690021231" calcext:value-type="float">
            <text:p>1.033</text:p>
          </table:table-cell>
          <table:table-cell table:formula="of:=[mnar.B10]" office:value-type="float" office:value="0.547113435447156" calcext:value-type="float">
            <text:p>0.547</text:p>
          </table:table-cell>
          <table:table-cell table:formula="of:=[mnar.C10]" office:value-type="float" office:value="0.612088382308687" calcext:value-type="float">
            <text:p>0.612</text:p>
          </table:table-cell>
          <table:table-cell table:formula="of:=[mnar.D10]" office:value-type="float" office:value="0.579073872617426" calcext:value-type="float">
            <text:p>0.579</text:p>
          </table:table-cell>
          <table:table-cell table:formula="of:=[mnar.E10]" office:value-type="float" office:value="0.629590011456377" calcext:value-type="float">
            <text:p>0.630</text:p>
          </table:table-cell>
        </table:table-row>
        <table:table-row table:style-name="ro1">
          <table:table-cell table:formula="of:=['mar-n'.A11]" office:value-type="string" office:string-value="MF-IPS-NP" calcext:value-type="string">
            <text:p>MF-IPS-NP</text:p>
          </table:table-cell>
          <table:table-cell table:formula="of:=['mar-n'.B11]" office:value-type="float" office:value="0.832318312338557" calcext:value-type="float">
            <text:p>0.832</text:p>
          </table:table-cell>
          <table:table-cell table:formula="of:=['mar-n'.C11]" office:value-type="float" office:value="0.998906684867269" calcext:value-type="float">
            <text:p>0.999</text:p>
          </table:table-cell>
          <table:table-cell table:formula="of:=['mar-n'.D11]" office:value-type="float" office:value="0.813270257858084" calcext:value-type="float">
            <text:p>0.813</text:p>
          </table:table-cell>
          <table:table-cell table:formula="of:=['mar-n'.E11]" office:value-type="float" office:value="1.04588329730776" calcext:value-type="float">
            <text:p>1.046</text:p>
          </table:table-cell>
          <table:table-cell table:formula="of:=[mnar.B11]" office:value-type="float" office:value="0.600105881769968" calcext:value-type="float">
            <text:p>0.600</text:p>
          </table:table-cell>
          <table:table-cell table:formula="of:=[mnar.C11]" office:value-type="float" office:value="0.682464680167125" calcext:value-type="float">
            <text:p>0.682</text:p>
          </table:table-cell>
          <table:table-cell table:formula="of:=[mnar.D11]" office:value-type="float" office:value="0.603508625855343" calcext:value-type="float">
            <text:p>0.604</text:p>
          </table:table-cell>
          <table:table-cell table:formula="of:=[mnar.E11]" office:value-type="float" office:value="0.660890474295196" calcext:value-type="float">
            <text:p>0.661</text:p>
          </table:table-cell>
        </table:table-row>
        <table:table-row table:style-name="ro1">
          <table:table-cell table:formula="of:=['mar-n'.A12]" office:value-type="string" office:string-value="NFM-IPS-NP" calcext:value-type="string">
            <text:p>NFM-IPS-NP</text:p>
          </table:table-cell>
          <table:table-cell table:formula="of:=['mar-n'.B12]" office:value-type="float" office:value="0.827336928166581" calcext:value-type="float">
            <text:p>0.827</text:p>
          </table:table-cell>
          <table:table-cell table:formula="of:=['mar-n'.C12]" office:value-type="float" office:value="0.992478754453514" calcext:value-type="float">
            <text:p>0.992</text:p>
          </table:table-cell>
          <table:table-cell table:formula="of:=['mar-n'.D12]" office:value-type="float" office:value="0.805193346968652" calcext:value-type="float">
            <text:p>0.805</text:p>
          </table:table-cell>
          <table:table-cell table:formula="of:=['mar-n'.E12]" office:value-type="float" office:value="1.03788893351125" calcext:value-type="float">
            <text:p>1.038</text:p>
          </table:table-cell>
          <table:table-cell table:formula="of:=[mnar.B12]" office:value-type="float" office:value="0.557897011647935" calcext:value-type="float">
            <text:p>0.558</text:p>
          </table:table-cell>
          <table:table-cell table:formula="of:=[mnar.C12]" office:value-type="float" office:value="0.634187853607716" calcext:value-type="float">
            <text:p>0.634</text:p>
          </table:table-cell>
          <table:table-cell table:formula="of:=[mnar.D12]" office:value-type="float" office:value="0.575070439569239" calcext:value-type="float">
            <text:p>0.575</text:p>
          </table:table-cell>
          <table:table-cell table:formula="of:=[mnar.E12]" office:value-type="float" office:value="0.628889025018434" calcext:value-type="float">
            <text:p>0.629</text:p>
          </table:table-cell>
        </table:table-row>
        <table:table-row table:style-name="ro1">
          <table:table-cell table:formula="of:=['mar-n'.A13]" office:value-type="string" office:string-value="MF-DR-NP" calcext:value-type="string">
            <text:p>MF-DR-NP</text:p>
          </table:table-cell>
          <table:table-cell table:formula="of:=['mar-n'.B13]" office:value-type="float" office:value="0.780833151758096" calcext:value-type="float">
            <text:p>0.781</text:p>
          </table:table-cell>
          <table:table-cell table:formula="of:=['mar-n'.C13]" office:value-type="float" office:value="0.982490351594937" calcext:value-type="float">
            <text:p>0.982</text:p>
          </table:table-cell>
          <table:table-cell table:formula="of:=['mar-n'.D13]" office:value-type="float" office:value="0.766963250705816" calcext:value-type="float">
            <text:p>0.767</text:p>
          </table:table-cell>
          <table:table-cell table:formula="of:=['mar-n'.E13]" office:value-type="float" office:value="0.980613053354432" calcext:value-type="float">
            <text:p>0.981</text:p>
          </table:table-cell>
          <table:table-cell table:formula="of:=[mnar.B13]" office:value-type="float" office:value="0.572261674034828" calcext:value-type="float">
            <text:p>0.572</text:p>
          </table:table-cell>
          <table:table-cell table:formula="of:=[mnar.C13]" office:value-type="float" office:value="0.643652276337088" calcext:value-type="float">
            <text:p>0.644</text:p>
          </table:table-cell>
          <table:table-cell table:formula="of:=[mnar.D13]" office:value-type="float" office:value="0.588492963440161" calcext:value-type="float">
            <text:p>0.588</text:p>
          </table:table-cell>
          <table:table-cell table:formula="of:=[mnar.E13]" office:value-type="float" office:value="0.641346078356459" calcext:value-type="float">
            <text:p>0.641</text:p>
          </table:table-cell>
        </table:table-row>
        <table:table-row table:style-name="ro1">
          <table:table-cell table:formula="of:=['mar-n'.A14]" office:value-type="string" office:string-value="NFM-DR-NP" calcext:value-type="string">
            <text:p>NFM-DR-NP</text:p>
          </table:table-cell>
          <table:table-cell table:formula="of:=['mar-n'.B14]" office:value-type="float" office:value="0.77562" calcext:value-type="float">
            <text:p>0.776</text:p>
          </table:table-cell>
          <table:table-cell table:formula="of:=['mar-n'.C14]" office:value-type="float" office:value="0.9765" calcext:value-type="float">
            <text:p>0.977</text:p>
          </table:table-cell>
          <table:table-cell table:formula="of:=['mar-n'.D14]" office:value-type="float" office:value="0.759" calcext:value-type="float">
            <text:p>0.759</text:p>
          </table:table-cell>
          <table:table-cell table:formula="of:=['mar-n'.E14]" office:value-type="float" office:value="0.973328" calcext:value-type="float">
            <text:p>0.973</text:p>
          </table:table-cell>
          <table:table-cell table:formula="of:=[mnar.B14]" office:value-type="float" office:value="0.539" calcext:value-type="float">
            <text:p>0.539</text:p>
          </table:table-cell>
          <table:table-cell table:formula="of:=[mnar.C14]" office:value-type="float" office:value="0.587" calcext:value-type="float">
            <text:p>0.587</text:p>
          </table:table-cell>
          <table:table-cell table:formula="of:=[mnar.D14]" office:value-type="float" office:value="0.5718" calcext:value-type="float">
            <text:p>0.572</text:p>
          </table:table-cell>
          <table:table-cell table:formula="of:=[mnar.E14]" office:value-type="float" office:value="0.6042" calcext:value-type="float">
            <text:p>0.604</text:p>
          </table:table-cell>
        </table:table-row>
        <table:table-row table:style-name="ro1">
          <table:table-cell table:formula="of:=[.A1]" office:value-type="string" office:string-value="MF" calcext:value-type="string">
            <text:p>MF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[.A2]" office:value-type="string" office:string-value="NFM" calcext:value-type="string">
            <text:p>NFM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3]" office:value-type="string" office:string-value="CPT-V" calcext:value-type="string">
            <text:p>CPT-V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0</text:p>
          </table:table-cell>
          <table:table-cell table:formula="of:=0.25*[.B15]+0.75*[.D15]" office:value-type="float" office:value="0.00975" calcext:value-type="float">
            <text:p>0.010</text:p>
          </table:table-cell>
          <table:table-cell table:formula="of:=0.25*[.C15]+0.75*[.E15]" office:value-type="float" office:value="0.016" calcext:value-type="float">
            <text:p>0.016</text:p>
          </table:table-cell>
          <table:table-cell table:formula="of:=[.F15]*[.H14]/[.F14]" office:value-type="float" office:value="0.0111428571428571" calcext:value-type="float">
            <text:p>0.011</text:p>
          </table:table-cell>
          <table:table-cell table:formula="of:=[.G15]*[.I14]/[.G14]" office:value-type="float" office:value="0.0172307692307692" calcext:value-type="float">
            <text:p>0.017</text:p>
          </table:table-cell>
        </table:table-row>
        <table:table-row table:style-name="ro1">
          <table:table-cell table:formula="of:=[.A4]" office:value-type="string" office:string-value="PMF-MNAR" calcext:value-type="string">
            <text:p>PMF-MNAR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formula="of:=0.25*[.B16]+0.75*[.D16]" office:value-type="float" office:value="0.00525" calcext:value-type="float">
            <text:p>0.005</text:p>
          </table:table-cell>
          <table:table-cell table:formula="of:=0.25*[.C16]+0.75*[.E16]" office:value-type="float" office:value="0.00925" calcext:value-type="float">
            <text:p>0.009</text:p>
          </table:table-cell>
          <table:table-cell table:formula="of:=0.25*[.D16]+0.75*[.F16]" office:value-type="float" office:value="0.0051875" calcext:value-type="float">
            <text:p>0.005</text:p>
          </table:table-cell>
          <table:table-cell table:formula="of:=0.25*[.E16]+0.75*[.G16]" office:value-type="float" office:value="0.0091875" calcext:value-type="float">
            <text:p>0.009</text:p>
          </table:table-cell>
        </table:table-row>
        <table:table-row table:style-name="ro1">
          <table:table-cell table:formula="of:=[.A5]" office:value-type="string" office:string-value="MF-IPS" calcext:value-type="string">
            <text:p>MF-IPS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formula="of:=[.B17]*[.D13]/[.B13]" office:value-type="float" office:value="0.0075" calcext:value-type="float">
            <text:p>0.008</text:p>
          </table:table-cell>
          <table:table-cell table:formula="of:=[.C17]*[.E13]/[.C13]" office:value-type="float" office:value="0.0116666666666667" calcext:value-type="float">
            <text:p>0.012</text:p>
          </table:table-cell>
          <table:table-cell table:formula="of:=[.D17]*[.F13]/[.D13]" office:value-type="float" office:value="0.006" calcext:value-type="float">
            <text:p>0.006</text:p>
          </table:table-cell>
          <table:table-cell table:formula="of:=[.E17]*[.G13]/[.E13]" office:value-type="float" office:value="0.01" calcext:value-type="float">
            <text:p>0.010</text:p>
          </table:table-cell>
          <table:table-cell table:formula="of:=[.F17]*[.H13]/[.F13]" office:value-type="float" office:value="0.0045" calcext:value-type="float">
            <text:p>0.005</text:p>
          </table:table-cell>
          <table:table-cell table:formula="of:=[.G17]*[.I13]/[.G13]" office:value-type="float" office:value="0.00833333333333333" calcext:value-type="float">
            <text:p>0.008</text:p>
          </table:table-cell>
        </table:table-row>
        <table:table-row table:style-name="ro1">
          <table:table-cell table:formula="of:=[.A6]" office:value-type="string" office:string-value="NFM-IPS" calcext:value-type="string">
            <text:p>NFM-IPS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formula="of:=[.B18]*[.D14]/[.B14]" office:value-type="float" office:value="0.009" calcext:value-type="float">
            <text:p>0.009</text:p>
          </table:table-cell>
          <table:table-cell table:formula="of:=[.C18]*[.E14]/[.C14]" office:value-type="float" office:value="0.0111428571428571" calcext:value-type="float">
            <text:p>0.011</text:p>
          </table:table-cell>
          <table:table-cell table:formula="of:=[.D18]*[.F14]/[.D14]" office:value-type="float" office:value="0.007" calcext:value-type="float">
            <text:p>0.007</text:p>
          </table:table-cell>
          <table:table-cell table:formula="of:=[.E18]*[.G14]/[.E14]" office:value-type="float" office:value="0.0111428571428571" calcext:value-type="float">
            <text:p>0.011</text:p>
          </table:table-cell>
          <table:table-cell table:formula="of:=[.F18]*[.H14]/[.F14]" office:value-type="float" office:value="0.008" calcext:value-type="float">
            <text:p>0.008</text:p>
          </table:table-cell>
          <table:table-cell table:formula="of:=[.G18]*[.I14]/[.G14]" office:value-type="float" office:value="0.012" calcext:value-type="float">
            <text:p>0.012</text:p>
          </table:table-cell>
        </table:table-row>
        <table:table-row table:style-name="ro1">
          <table:table-cell table:formula="of:=[.A7]" office:value-type="string" office:string-value="MF-DR" calcext:value-type="string">
            <text:p>MF-DR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formula="of:=[.B19]*[.D14]/[.B14]" office:value-type="float" office:value="0.0036" calcext:value-type="float">
            <text:p>0.004</text:p>
          </table:table-cell>
          <table:table-cell table:formula="of:=[.C19]*[.E14]/[.C14]" office:value-type="float" office:value="0.00557142857142857" calcext:value-type="float">
            <text:p>0.006</text:p>
          </table:table-cell>
          <table:table-cell table:formula="of:=[.D19]*[.F14]/[.D14]" office:value-type="float" office:value="0.0028" calcext:value-type="float">
            <text:p>0.003</text:p>
          </table:table-cell>
          <table:table-cell table:formula="of:=[.E19]*[.G14]/[.E14]" office:value-type="float" office:value="0.00557142857142857" calcext:value-type="float">
            <text:p>0.006</text:p>
          </table:table-cell>
          <table:table-cell table:formula="of:=[.F19]*[.H14]/[.F14]" office:value-type="float" office:value="0.0032" calcext:value-type="float">
            <text:p>0.003</text:p>
          </table:table-cell>
          <table:table-cell table:formula="of:=[.G19]*[.I14]/[.G14]" office:value-type="float" office:value="0.006" calcext:value-type="float">
            <text:p>0.006</text:p>
          </table:table-cell>
        </table:table-row>
        <table:table-row table:style-name="ro1">
          <table:table-cell table:formula="of:=[.A8]" office:value-type="string" office:string-value="NFM-DR" calcext:value-type="string">
            <text:p>NFM-DR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table:formula="of:=[.B20]*[.D14]/[.B14]" office:value-type="float" office:value="0.0072" calcext:value-type="float">
            <text:p>0.007</text:p>
          </table:table-cell>
          <table:table-cell table:formula="of:=[.C20]*[.E14]/[.C14]" office:value-type="float" office:value="0.013" calcext:value-type="float">
            <text:p>0.013</text:p>
          </table:table-cell>
          <table:table-cell table:formula="of:=[.D20]*[.F14]/[.D14]" office:value-type="float" office:value="0.0056" calcext:value-type="float">
            <text:p>0.006</text:p>
          </table:table-cell>
          <table:table-cell table:formula="of:=[.E20]*[.G14]/[.E14]" office:value-type="float" office:value="0.013" calcext:value-type="float">
            <text:p>0.013</text:p>
          </table:table-cell>
          <table:table-cell table:formula="of:=[.F20]*[.H14]/[.F14]" office:value-type="float" office:value="0.0064" calcext:value-type="float">
            <text:p>0.006</text:p>
          </table:table-cell>
          <table:table-cell table:formula="of:=[.G20]*[.I14]/[.G14]" office:value-type="float" office:value="0.014" calcext:value-type="float">
            <text:p>0.014</text:p>
          </table:table-cell>
        </table:table-row>
        <table:table-row table:style-name="ro1">
          <table:table-cell table:formula="of:=[.A9]" office:value-type="string" office:string-value="MF-IPS-NP" calcext:value-type="string">
            <text:p>MF-IPS-N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formula="of:=[.B21]*[.D17]/[.B17]" office:value-type="float" office:value="0.005" calcext:value-type="float">
            <text:p>0.005</text:p>
          </table:table-cell>
          <table:table-cell table:formula="of:=[.C21]*[.E17]/[.C17]" office:value-type="float" office:value="0.007" calcext:value-type="float">
            <text:p>0.007</text:p>
          </table:table-cell>
          <table:table-cell table:formula="of:=[.D21]*[.F17]/[.D17]" office:value-type="float" office:value="0.004" calcext:value-type="float">
            <text:p>0.004</text:p>
          </table:table-cell>
          <table:table-cell table:formula="of:=[.E21]*[.G17]/[.E17]" office:value-type="float" office:value="0.006" calcext:value-type="float">
            <text:p>0.006</text:p>
          </table:table-cell>
          <table:table-cell table:formula="of:=[.F21]*[.H17]/[.F17]" office:value-type="float" office:value="0.003" calcext:value-type="float">
            <text:p>0.003</text:p>
          </table:table-cell>
          <table:table-cell table:formula="of:=[.G21]*[.I17]/[.G17]" office:value-type="float" office:value="0.005" calcext:value-type="float">
            <text:p>0.005</text:p>
          </table:table-cell>
        </table:table-row>
        <table:table-row table:style-name="ro1">
          <table:table-cell table:formula="of:=[.A10]" office:value-type="string" office:string-value="NFM-IPS-NP" calcext:value-type="string">
            <text:p>NFM-IPS-NP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formula="of:=[.B22]*[.D18]/[.B18]" office:value-type="float" office:value="0.0072" calcext:value-type="float">
            <text:p>0.007</text:p>
          </table:table-cell>
          <table:table-cell table:formula="of:=[.C22]*[.E18]/[.C18]" office:value-type="float" office:value="0.0111428571428571" calcext:value-type="float">
            <text:p>0.011</text:p>
          </table:table-cell>
          <table:table-cell table:formula="of:=[.D22]*[.F18]/[.D18]" office:value-type="float" office:value="0.0056" calcext:value-type="float">
            <text:p>0.006</text:p>
          </table:table-cell>
          <table:table-cell table:formula="of:=[.E22]*[.G18]/[.E18]" office:value-type="float" office:value="0.0111428571428571" calcext:value-type="float">
            <text:p>0.011</text:p>
          </table:table-cell>
          <table:table-cell table:formula="of:=[.F22]*[.H18]/[.F18]" office:value-type="float" office:value="0.0064" calcext:value-type="float">
            <text:p>0.006</text:p>
          </table:table-cell>
          <table:table-cell table:formula="of:=[.G22]*[.I18]/[.G18]" office:value-type="float" office:value="0.012" calcext:value-type="float">
            <text:p>0.012</text:p>
          </table:table-cell>
        </table:table-row>
        <table:table-row table:style-name="ro1">
          <table:table-cell table:formula="of:=[.A11]" office:value-type="string" office:string-value="MF-DR-NP" calcext:value-type="string">
            <text:p>MF-DR-NP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formula="of:=[.B23]*[.D19]/[.B19]" office:value-type="float" office:value="0.0018" calcext:value-type="float">
            <text:p>0.002</text:p>
          </table:table-cell>
          <table:table-cell table:formula="of:=[.C23]*[.E19]/[.C19]" office:value-type="float" office:value="0.00371428571428571" calcext:value-type="float">
            <text:p>0.004</text:p>
          </table:table-cell>
          <table:table-cell table:formula="of:=[.D23]*[.F19]/[.D19]" office:value-type="float" office:value="0.0014" calcext:value-type="float">
            <text:p>0.001</text:p>
          </table:table-cell>
          <table:table-cell table:formula="of:=[.E23]*[.G19]/[.E19]" office:value-type="float" office:value="0.00371428571428571" calcext:value-type="float">
            <text:p>0.004</text:p>
          </table:table-cell>
          <table:table-cell table:formula="of:=[.F23]*[.H19]/[.F19]" office:value-type="float" office:value="0.0016" calcext:value-type="float">
            <text:p>0.002</text:p>
          </table:table-cell>
          <table:table-cell table:formula="of:=[.G23]*[.I19]/[.G19]" office:value-type="float" office:value="0.004" calcext:value-type="float">
            <text:p>0.004</text:p>
          </table:table-cell>
        </table:table-row>
        <table:table-row table:style-name="ro1">
          <table:table-cell table:formula="of:=[.A12]" office:value-type="string" office:string-value="NFM-DR-NP" calcext:value-type="string">
            <text:p>NFM-DR-N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formula="of:=[.B24]*[.D20]/[.B20]" office:value-type="float" office:value="0.0036" calcext:value-type="float">
            <text:p>0.004</text:p>
          </table:table-cell>
          <table:table-cell table:formula="of:=[.C24]*[.E20]/[.C20]" office:value-type="float" office:value="0.00557142857142857" calcext:value-type="float">
            <text:p>0.006</text:p>
          </table:table-cell>
          <table:table-cell table:formula="of:=[.D24]*[.F20]/[.D20]" office:value-type="float" office:value="0.0028" calcext:value-type="float">
            <text:p>0.003</text:p>
          </table:table-cell>
          <table:table-cell table:formula="of:=[.E24]*[.G20]/[.E20]" office:value-type="float" office:value="0.00557142857142857" calcext:value-type="float">
            <text:p>0.006</text:p>
          </table:table-cell>
          <table:table-cell table:formula="of:=[.F24]*[.H20]/[.F20]" office:value-type="float" office:value="0.0032" calcext:value-type="float">
            <text:p>0.003</text:p>
          </table:table-cell>
          <table:table-cell table:formula="of:=[.G24]*[.I20]/[.G20]" office:value-type="float" office:value="0.006" calcext:value-type="float">
            <text:p>0.006</text:p>
          </table:table-cell>
        </table:table-row>
      </table:table>
      <table:table table:name="var-a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office:value-type="string" calcext:value-type="string">
            <text:p>Music</text:p>
          </table:table-cell>
          <table:table-cell table:number-columns-repeated="3"/>
          <table:table-cell office:value-type="string" calcext:value-type="string">
            <text:p>Co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formula="of:=['var-a'.E12]" office:value-type="string" office:string-value="MF-IPS-NP" calcext:value-type="string">
            <text:p>MF-IPS-NP</text:p>
          </table:table-cell>
          <table:table-cell table:formula="of:=['var-a'.G12]" office:value-type="string" office:string-value="NFM-IPS-NP" calcext:value-type="string">
            <text:p>NFM-IPS-NP</text:p>
          </table:table-cell>
          <table:table-cell table:formula="of:=['var-a'.I12]" office:value-type="string" office:string-value="MF-DR-NP" calcext:value-type="string">
            <text:p>MF-DR-NP</text:p>
          </table:table-cell>
          <table:table-cell table:formula="of:=['var-a'.C12]" office:value-type="string" office:string-value="NFM-DR-NP" calcext:value-type="string">
            <text:p>NFM-DR-NP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62" calcext:value-type="float">
            <text:p>0.786562</text:p>
          </table:table-cell>
          <table:table-cell office:value-type="float" office:value="1.055592" calcext:value-type="float">
            <text:p>1.055592</text:p>
          </table:table-cell>
          <table:table-cell office:value-type="float" office:value="0.785699" calcext:value-type="float">
            <text:p>0.785699</text:p>
          </table:table-cell>
          <table:table-cell office:value-type="float" office:value="1.047323" calcext:value-type="float">
            <text:p>1.047323</text:p>
          </table:table-cell>
          <table:table-cell office:value-type="float" office:value="0.770312" calcext:value-type="float">
            <text:p>0.770312</text:p>
          </table:table-cell>
          <table:table-cell office:value-type="float" office:value="1.017754" calcext:value-type="float">
            <text:p>1.017754</text:p>
          </table:table-cell>
          <table:table-cell office:value-type="float" office:value="0.770621" calcext:value-type="float">
            <text:p>0.770621</text:p>
          </table:table-cell>
          <table:table-cell office:value-type="float" office:value="1.017547" calcext:value-type="float">
            <text:p>1.017547</text:p>
          </table:table-cell>
          <table:table-cell table:style-name="ce3" table:formula="of:=([.E3]-[.E22])/([.D22]-[.E22])*([.D14]-[.E14])+[.E14]" office:value-type="float" office:value="0.999" calcext:value-type="float">
            <text:p>0.999000</text:p>
          </table:table-cell>
          <table:table-cell table:style-name="ce4" table:formula="of:=([.G3]-[.G22])/([.F22]-[.G22])*([.F14]-[.G14])+[.G14]" office:value-type="float" office:value="1.00496693681021" calcext:value-type="float">
            <text:p>1.004967</text:p>
          </table:table-cell>
          <table:table-cell table:style-name="ce4" table:formula="of:=([.I3]-[.I22])/([.H22]-[.I22])*([.H14]-[.I14])+[.I14]" office:value-type="float" office:value="0.990178538525664" calcext:value-type="float">
            <text:p>0.990179</text:p>
          </table:table-cell>
          <table:table-cell table:style-name="ce5" table:formula="of:=([.C3]-[.C22])/([.B22]-[.C22])*([.B14]-[.C14])+[.C14]" office:value-type="float" office:value="0.983439012676341" calcext:value-type="float">
            <text:p>0.983439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784909" calcext:value-type="float">
            <text:p>0.784909</text:p>
          </table:table-cell>
          <table:table-cell office:value-type="float" office:value="1.055096" calcext:value-type="float">
            <text:p>1.055096</text:p>
          </table:table-cell>
          <table:table-cell office:value-type="float" office:value="0.783503" calcext:value-type="float">
            <text:p>0.783503</text:p>
          </table:table-cell>
          <table:table-cell office:value-type="float" office:value="1.048949" calcext:value-type="float">
            <text:p>1.048949</text:p>
          </table:table-cell>
          <table:table-cell office:value-type="float" office:value="0.771769" calcext:value-type="float">
            <text:p>0.771769</text:p>
          </table:table-cell>
          <table:table-cell office:value-type="float" office:value="1.016138" calcext:value-type="float">
            <text:p>1.016138</text:p>
          </table:table-cell>
          <table:table-cell office:value-type="float" office:value="0.771392" calcext:value-type="float">
            <text:p>0.771392</text:p>
          </table:table-cell>
          <table:table-cell office:value-type="float" office:value="1.015754" calcext:value-type="float">
            <text:p>1.015754</text:p>
          </table:table-cell>
          <table:table-cell table:style-name="ce3" table:formula="of:=([.E4]-[.E23])/([.D23]-[.E23])*([.D15]-[.E15])+[.E15]" office:value-type="float" office:value="1.00158768160578" calcext:value-type="float">
            <text:p>1.001588</text:p>
          </table:table-cell>
          <table:table-cell table:style-name="ce4" table:formula="of:=([.G4]-[.G23])/([.F23]-[.G23])*([.F15]-[.G15])+[.G15]" office:value-type="float" office:value="0.998743423330762" calcext:value-type="float">
            <text:p>0.998743</text:p>
          </table:table-cell>
          <table:table-cell table:style-name="ce4" table:formula="of:=([.I4]-[.I23])/([.H23]-[.I23])*([.H15]-[.I15])+[.I15]" office:value-type="float" office:value="0.985076200468421" calcext:value-type="float">
            <text:p>0.985076</text:p>
          </table:table-cell>
          <table:table-cell table:style-name="ce5" table:formula="of:=([.C4]-[.C23])/([.B23]-[.C23])*([.B15]-[.C15])+[.C15]" office:value-type="float" office:value="0.981394358202932" calcext:value-type="float">
            <text:p>0.981394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86288" calcext:value-type="float">
            <text:p>0.786288</text:p>
          </table:table-cell>
          <table:table-cell office:value-type="float" office:value="1.05434" calcext:value-type="float">
            <text:p>1.05434</text:p>
          </table:table-cell>
          <table:table-cell office:value-type="float" office:value="0.783603" calcext:value-type="float">
            <text:p>0.783603</text:p>
          </table:table-cell>
          <table:table-cell office:value-type="float" office:value="1.047956" calcext:value-type="float">
            <text:p>1.047956</text:p>
          </table:table-cell>
          <table:table-cell office:value-type="float" office:value="0.768414" calcext:value-type="float">
            <text:p>0.768414</text:p>
          </table:table-cell>
          <table:table-cell office:value-type="float" office:value="1.014387" calcext:value-type="float">
            <text:p>1.014387</text:p>
          </table:table-cell>
          <table:table-cell office:value-type="float" office:value="0.771021" calcext:value-type="float">
            <text:p>0.771021</text:p>
          </table:table-cell>
          <table:table-cell office:value-type="float" office:value="1.016719" calcext:value-type="float">
            <text:p>1.016719</text:p>
          </table:table-cell>
          <table:table-cell table:style-name="ce3" table:formula="of:=([.E5]-[.E24])/([.D24]-[.E24])*([.D16]-[.E16])+[.E16]" office:value-type="float" office:value="1.00000738158454" calcext:value-type="float">
            <text:p>1.000007</text:p>
          </table:table-cell>
          <table:table-cell table:style-name="ce4" table:formula="of:=([.G5]-[.G24])/([.F24]-[.G24])*([.F16]-[.G16])+[.G16]" office:value-type="float" office:value="0.992" calcext:value-type="float">
            <text:p>0.992000</text:p>
          </table:table-cell>
          <table:table-cell table:style-name="ce4" table:formula="of:=([.I5]-[.I24])/([.H24]-[.I24])*([.H16]-[.I16])+[.I16]" office:value-type="float" office:value="0.987822299869001" calcext:value-type="float">
            <text:p>0.987822</text:p>
          </table:table-cell>
          <table:table-cell table:style-name="ce5" table:formula="of:=([.C5]-[.C24])/([.B24]-[.C24])*([.B16]-[.C16])+[.C16]" office:value-type="float" office:value="0.978277909045881" calcext:value-type="float">
            <text:p>0.978278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6582" calcext:value-type="float">
            <text:p>0.786582</text:p>
          </table:table-cell>
          <table:table-cell office:value-type="float" office:value="1.054528" calcext:value-type="float">
            <text:p>1.054528</text:p>
          </table:table-cell>
          <table:table-cell office:value-type="float" office:value="0.78162" calcext:value-type="float">
            <text:p>0.78162</text:p>
          </table:table-cell>
          <table:table-cell office:value-type="float" office:value="1.049445" calcext:value-type="float">
            <text:p>1.049445</text:p>
          </table:table-cell>
          <table:table-cell office:value-type="float" office:value="0.771388" calcext:value-type="float">
            <text:p>0.771388</text:p>
          </table:table-cell>
          <table:table-cell office:value-type="float" office:value="1.016475" calcext:value-type="float">
            <text:p>1.016475</text:p>
          </table:table-cell>
          <table:table-cell office:value-type="float" office:value="0.769876" calcext:value-type="float">
            <text:p>0.769876</text:p>
          </table:table-cell>
          <table:table-cell office:value-type="float" office:value="1.018158" calcext:value-type="float">
            <text:p>1.018158</text:p>
          </table:table-cell>
          <table:table-cell table:style-name="ce3" table:formula="of:=([.E6]-[.E25])/([.D25]-[.E25])*([.D17]-[.E17])+[.E17]" office:value-type="float" office:value="1.00237703589635" calcext:value-type="float">
            <text:p>1.002377</text:p>
          </table:table-cell>
          <table:table-cell table:style-name="ce4" table:formula="of:=([.G6]-[.G25])/([.F25]-[.G25])*([.F17]-[.G17])+[.G17]" office:value-type="float" office:value="1.00004127236701" calcext:value-type="float">
            <text:p>1.000041</text:p>
          </table:table-cell>
          <table:table-cell table:style-name="ce4" table:formula="of:=([.I6]-[.I25])/([.H25]-[.I25])*([.H17]-[.I17])+[.I17]" office:value-type="float" office:value="0.991917260529554" calcext:value-type="float">
            <text:p>0.991917</text:p>
          </table:table-cell>
          <table:table-cell table:style-name="ce5" table:formula="of:=([.C6]-[.C25])/([.B25]-[.C25])*([.B17]-[.C17])+[.C17]" office:value-type="float" office:value="0.979052899047898" calcext:value-type="float">
            <text:p>0.97905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136" calcext:value-type="float">
            <text:p>0.784136</text:p>
          </table:table-cell>
          <table:table-cell office:value-type="float" office:value="1.05403" calcext:value-type="float">
            <text:p>1.05403</text:p>
          </table:table-cell>
          <table:table-cell table:style-name="ce2" office:value-type="float" office:value="0.782189" calcext:value-type="float">
            <text:p>0.782</text:p>
          </table:table-cell>
          <table:table-cell office:value-type="float" office:value="1.049492" calcext:value-type="float">
            <text:p>1.049492</text:p>
          </table:table-cell>
          <table:table-cell office:value-type="float" office:value="0.7699" calcext:value-type="float">
            <text:p>0.7699</text:p>
          </table:table-cell>
          <table:table-cell office:value-type="float" office:value="1.017668" calcext:value-type="float">
            <text:p>1.017668</text:p>
          </table:table-cell>
          <table:table-cell office:value-type="float" office:value="0.772061" calcext:value-type="float">
            <text:p>0.772061</text:p>
          </table:table-cell>
          <table:table-cell office:value-type="float" office:value="1.017971" calcext:value-type="float">
            <text:p>1.017971</text:p>
          </table:table-cell>
          <table:table-cell table:style-name="ce3" table:formula="of:=([.E7]-[.E26])/([.D26]-[.E26])*([.D18]-[.E18])+[.E18]" office:value-type="float" office:value="1.00245183358114" calcext:value-type="float">
            <text:p>1.002452</text:p>
          </table:table-cell>
          <table:table-cell table:style-name="ce4" table:formula="of:=([.G7]-[.G26])/([.F26]-[.G26])*([.F18]-[.G18])+[.G18]" office:value-type="float" office:value="1.004635734979" calcext:value-type="float">
            <text:p>1.004636</text:p>
          </table:table-cell>
          <table:table-cell table:style-name="ce4" table:formula="of:=([.I7]-[.I26])/([.H26]-[.I26])*([.H18]-[.I18])+[.I18]" office:value-type="float" office:value="0.991385114842602" calcext:value-type="float">
            <text:p>0.991385</text:p>
          </table:table-cell>
          <table:table-cell table:style-name="ce5" table:formula="of:=([.C7]-[.C26])/([.B26]-[.C26])*([.B18]-[.C18])+[.C18]" office:value-type="float" office:value="0.977" calcext:value-type="float">
            <text:p>0.977000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.000</text:p>
          </table:table-cell>
          <table:table-cell table:style-name="ce2" office:value-type="float" office:value="0.78559" calcext:value-type="float">
            <text:p>0.786</text:p>
          </table:table-cell>
          <table:table-cell office:value-type="float" office:value="1.054686" calcext:value-type="float">
            <text:p>1.054686</text:p>
          </table:table-cell>
          <table:table-cell office:value-type="float" office:value="0.78292" calcext:value-type="float">
            <text:p>0.78292</text:p>
          </table:table-cell>
          <table:table-cell office:value-type="float" office:value="1.048565" calcext:value-type="float">
            <text:p>1.048565</text:p>
          </table:table-cell>
          <table:table-cell office:value-type="float" office:value="0.77015" calcext:value-type="float">
            <text:p>0.77015</text:p>
          </table:table-cell>
          <table:table-cell office:value-type="float" office:value="1.015006" calcext:value-type="float">
            <text:p>1.015006</text:p>
          </table:table-cell>
          <table:table-cell office:value-type="float" office:value="0.77135" calcext:value-type="float">
            <text:p>0.77135</text:p>
          </table:table-cell>
          <table:table-cell office:value-type="float" office:value="1.016993" calcext:value-type="float">
            <text:p>1.016993</text:p>
          </table:table-cell>
          <table:table-cell table:style-name="ce3" table:formula="of:=([.E8]-[.E27])/([.D27]-[.E27])*([.D19]-[.E19])+[.E19]" office:value-type="float" office:value="1.00097656860663" calcext:value-type="float">
            <text:p>1.000977</text:p>
          </table:table-cell>
          <table:table-cell table:style-name="ce4" table:formula="of:=([.G8]-[.G27])/([.F27]-[.G27])*([.F19]-[.G19])+[.G19]" office:value-type="float" office:value="0.994383882947883" calcext:value-type="float">
            <text:p>0.994384</text:p>
          </table:table-cell>
          <table:table-cell table:style-name="ce4" table:formula="of:=([.I8]-[.I27])/([.H27]-[.I27])*([.H19]-[.I19])+[.I19]" office:value-type="float" office:value="0.988602021356834" calcext:value-type="float">
            <text:p>0.988602</text:p>
          </table:table-cell>
          <table:table-cell table:style-name="ce5" table:formula="of:=([.C8]-[.C27])/([.B27]-[.C27])*([.B19]-[.C19])+[.C19]" office:value-type="float" office:value="0.979704220432573" calcext:value-type="float">
            <text:p>0.979704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87024" calcext:value-type="float">
            <text:p>0.787024</text:p>
          </table:table-cell>
          <table:table-cell office:value-type="float" office:value="1.056899" calcext:value-type="float">
            <text:p>1.056899</text:p>
          </table:table-cell>
          <table:table-cell office:value-type="float" office:value="0.785724" calcext:value-type="float">
            <text:p>0.785724</text:p>
          </table:table-cell>
          <table:table-cell office:value-type="float" office:value="1.057552" calcext:value-type="float">
            <text:p>1.057552</text:p>
          </table:table-cell>
          <table:table-cell office:value-type="float" office:value="0.772956" calcext:value-type="float">
            <text:p>0.772956</text:p>
          </table:table-cell>
          <table:table-cell office:value-type="float" office:value="1.018276" calcext:value-type="float">
            <text:p>1.018276</text:p>
          </table:table-cell>
          <table:table-cell office:value-type="float" office:value="0.769176" calcext:value-type="float">
            <text:p>0.769176</text:p>
          </table:table-cell>
          <table:table-cell office:value-type="float" office:value="1.014673" calcext:value-type="float">
            <text:p>1.014673</text:p>
          </table:table-cell>
          <table:table-cell table:style-name="ce3" table:formula="of:=([.E9]-[.E28])/([.D28]-[.E28])*([.D20]-[.E20])+[.E20]" office:value-type="float" office:value="1.01527884080289" calcext:value-type="float">
            <text:p>1.015279</text:p>
          </table:table-cell>
          <table:table-cell table:style-name="ce4" table:formula="of:=([.G9]-[.G28])/([.F28]-[.G28])*([.F20]-[.G20])+[.G20]" office:value-type="float" office:value="1.00697725490196" calcext:value-type="float">
            <text:p>1.006977</text:p>
          </table:table-cell>
          <table:table-cell table:style-name="ce4" table:formula="of:=([.I9]-[.I28])/([.H28]-[.I28])*([.H20]-[.I20])+[.I20]" office:value-type="float" office:value="0.982" calcext:value-type="float">
            <text:p>0.982000</text:p>
          </table:table-cell>
          <table:table-cell table:style-name="ce5" table:formula="of:=([.C9]-[.C28])/([.B28]-[.C28])*([.B20]-[.C20])+[.C20]" office:value-type="float" office:value="0.988826842105263" calcext:value-type="float">
            <text:p>0.988827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8796" calcext:value-type="float">
            <text:p>0.78796</text:p>
          </table:table-cell>
          <table:table-cell office:value-type="float" office:value="1.055102" calcext:value-type="float">
            <text:p>1.055102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1.057916" calcext:value-type="float">
            <text:p>1.057916</text:p>
          </table:table-cell>
          <table:table-cell office:value-type="float" office:value="0.769645" calcext:value-type="float">
            <text:p>0.769645</text:p>
          </table:table-cell>
          <table:table-cell office:value-type="float" office:value="1.015121" calcext:value-type="float">
            <text:p>1.015121</text:p>
          </table:table-cell>
          <table:table-cell office:value-type="float" office:value="0.772261" calcext:value-type="float">
            <text:p>0.772261</text:p>
          </table:table-cell>
          <table:table-cell office:value-type="float" office:value="1.019338" calcext:value-type="float">
            <text:p>1.019338</text:p>
          </table:table-cell>
          <table:table-cell table:style-name="ce3" table:formula="of:=([.E10]-[.E29])/([.D29]-[.E29])*([.D21]-[.E21])+[.E21]" office:value-type="float" office:value="1.015858125" calcext:value-type="float">
            <text:p>1.015858</text:p>
          </table:table-cell>
          <table:table-cell table:style-name="ce4" table:formula="of:=([.G10]-[.G29])/([.F29]-[.G29])*([.F21]-[.G21])+[.G21]" office:value-type="float" office:value="0.994826769117521" calcext:value-type="float">
            <text:p>0.994827</text:p>
          </table:table-cell>
          <table:table-cell table:style-name="ce4" table:formula="of:=([.I10]-[.I29])/([.H29]-[.I29])*([.H21]-[.I21])+[.I21]" office:value-type="float" office:value="0.995275185185185" calcext:value-type="float">
            <text:p>0.995275</text:p>
          </table:table-cell>
          <table:table-cell table:style-name="ce5" table:formula="of:=([.C10]-[.C29])/([.B29]-[.C29])*([.B21]-[.C21])+[.C21]" office:value-type="float" office:value="0.9814190919264" calcext:value-type="float">
            <text:p>0.981419</text:p>
          </table:table-cell>
          <table:table-cell table:number-columns-repeated="1011"/>
        </table:table-row>
        <table:table-row table:style-name="ro1">
          <table:table-cell/>
          <table:table-cell table:formula="of:=(MAX(['var-a'.B3:.B10])-MIN(['var-a'.B3:.B10]))/MAX(['var-a'.B3:.B10])" office:value-type="float" office:value="0.00485303822529083" calcext:value-type="float">
            <text:p>0.0048530382</text:p>
          </table:table-cell>
          <table:table-cell table:formula="of:=(MAX(['var-a'.C3:.C10])-MIN(['var-a'.C3:.C10]))/MAX(['var-a'.C3:.C10])" office:value-type="float" office:value="0.00271454509844366" calcext:value-type="float">
            <text:p>0.0027145451</text:p>
          </table:table-cell>
          <table:table-cell table:formula="of:=(MAX(['var-a'.D3:.D10])-MIN(['var-a'.D3:.D10]))/MAX(['var-a'.D3:.D10])" office:value-type="float" office:value="0.00522320814942637" calcext:value-type="float">
            <text:p>0.0052232081</text:p>
          </table:table-cell>
          <table:table-cell table:formula="of:=(MAX(['var-a'.E3:.E10])-MIN(['var-a'.E3:.E10]))/MAX(['var-a'.E3:.E10])" office:value-type="float" office:value="0.0100130823241165" calcext:value-type="float">
            <text:p>0.0100130823</text:p>
          </table:table-cell>
          <table:table-cell table:formula="of:=(MAX(['var-a'.F3:.F10])-MIN(['var-a'.F3:.F10]))/MAX(['var-a'.F3:.F10])" office:value-type="float" office:value="0.00587614301460891" calcext:value-type="float">
            <text:p>0.005876143</text:p>
          </table:table-cell>
          <table:table-cell table:formula="of:=(MAX(['var-a'.G3:.G10])-MIN(['var-a'.G3:.G10]))/MAX(['var-a'.G3:.G10])" office:value-type="float" office:value="0.00381920029540128" calcext:value-type="float">
            <text:p>0.0038192003</text:p>
          </table:table-cell>
          <table:table-cell table:formula="of:=(MAX(['var-a'.H3:.H10])-MIN(['var-a'.H3:.H10]))/MAX(['var-a'.H3:.H10])" office:value-type="float" office:value="0.00399476342842641" calcext:value-type="float">
            <text:p>0.0039947634</text:p>
          </table:table-cell>
          <table:table-cell table:formula="of:=(MAX(['var-a'.I3:.I10])-MIN(['var-a'.I3:.I10]))/MAX(['var-a'.I3:.I10])" office:value-type="float" office:value="0.00457649964977283" calcext:value-type="float">
            <text:p>0.0045764996</text:p>
          </table:table-cell>
          <table:table-cell table:formula="of:=MIN([.J3:.J10])" office:value-type="float" office:value="0.999" calcext:value-type="float">
            <text:p>0.999</text:p>
          </table:table-cell>
          <table:table-cell table:formula="of:=MIN([.K3:.K10])" office:value-type="float" office:value="0.992" calcext:value-type="float">
            <text:p>0.992</text:p>
          </table:table-cell>
          <table:table-cell table:formula="of:=MIN([.L3:.L10])" office:value-type="float" office:value="0.982" calcext:value-type="float">
            <text:p>0.982</text:p>
          </table:table-cell>
          <table:table-cell table:formula="of:=MIN([.M3:.M10])" office:value-type="float" office:value="0.977" calcext:value-type="float">
            <text:p>0.97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FM-DR-NP</text:p>
          </table:table-cell>
          <table:table-cell/>
          <table:table-cell office:value-type="string" calcext:value-type="string">
            <text:p>MF-IPS-NP</text:p>
          </table:table-cell>
          <table:table-cell/>
          <table:table-cell office:value-type="string" calcext:value-type="string">
            <text:p>NFM-IPS-NP</text:p>
          </table:table-cell>
          <table:table-cell/>
          <table:table-cell office:value-type="string" calcext:value-type="string">
            <text:p>MF-DR-NP</text:p>
          </table:table-cell>
          <table:table-cell table:formula="of:=MAX([.J3:.J10])" office:value-type="float" office:value="1.015858125" calcext:value-type="float">
            <text:p>1.015858125</text:p>
          </table:table-cell>
          <table:table-cell table:formula="of:=MAX([.K3:.K10])" office:value-type="float" office:value="1.00697725490196" calcext:value-type="float">
            <text:p>1.0069772549</text:p>
          </table:table-cell>
          <table:table-cell table:formula="of:=MAX([.L3:.L10])" office:value-type="float" office:value="0.995275185185185" calcext:value-type="float">
            <text:p>0.9952751852</text:p>
          </table:table-cell>
          <table:table-cell table:formula="of:=MAX([.M3:.M10])" office:value-type="float" office:value="0.988826842105263" calcext:value-type="float">
            <text:p>0.988826842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(1-['mar-n'.C18])/3.8" office:value-type="float" office:value="0.0121052631578947" calcext:value-type="float">
            <text:p>0.0121052632</text:p>
          </table:table-cell>
          <table:table-cell/>
          <table:table-cell table:formula="of:=(1-['mar-n'.C15])/3.2" office:value-type="float" office:value="0.016875" calcext:value-type="float">
            <text:p>0.016875</text:p>
          </table:table-cell>
          <table:table-cell/>
          <table:table-cell table:formula="of:=(1-['mar-n'.C16])/3.4" office:value-type="float" office:value="0.0150980392156862" calcext:value-type="float">
            <text:p>0.0150980392</text:p>
          </table:table-cell>
          <table:table-cell/>
          <table:table-cell table:formula="of:=(1-['mar-n'.C17])/3.6" office:value-type="float" office:value="0.0135185185185185" calcext:value-type="float">
            <text:p>0.0135185185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[.C14]*(1+[.C13])" office:value-type="float" office:value="0.988826842105263" calcext:value-type="float">
            <text:p>0.9888268421</text:p>
          </table:table-cell>
          <table:table-cell office:value-type="float" office:value="0.977" calcext:value-type="float">
            <text:p>0.977</text:p>
          </table:table-cell>
          <table:table-cell table:formula="of:=[.E14]*(1+[.E13])" office:value-type="float" office:value="1.015858125" calcext:value-type="float">
            <text:p>1.015858125</text:p>
          </table:table-cell>
          <table:table-cell office:value-type="float" office:value="0.999" calcext:value-type="float">
            <text:p>0.999</text:p>
          </table:table-cell>
          <table:table-cell table:formula="of:=[.G14]*(1+[.G13])" office:value-type="float" office:value="1.00697725490196" calcext:value-type="float">
            <text:p>1.0069772549</text:p>
          </table:table-cell>
          <table:table-cell office:value-type="float" office:value="0.992" calcext:value-type="float">
            <text:p>0.992</text:p>
          </table:table-cell>
          <table:table-cell table:formula="of:=[.I14]*(1+[.I13])" office:value-type="float" office:value="0.995275185185185" calcext:value-type="float">
            <text:p>0.9952751852</text:p>
          </table:table-cell>
          <table:table-cell office:value-type="float" office:value="0.982" calcext:value-type="float">
            <text:p>0.982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4]" office:value-type="float" office:value="0.001" calcext:value-type="float">
            <text:p>0.001</text:p>
          </table:table-cell>
          <table:table-cell table:formula="of:=[.B14]" office:value-type="float" office:value="0.988826842105263" calcext:value-type="float">
            <text:p>0.9888268421</text:p>
          </table:table-cell>
          <table:table-cell table:formula="of:=[.C14]" office:value-type="float" office:value="0.977" calcext:value-type="float">
            <text:p>0.977</text:p>
          </table:table-cell>
          <table:table-cell table:formula="of:=[.D14]" office:value-type="float" office:value="1.015858125" calcext:value-type="float">
            <text:p>1.015858125</text:p>
          </table:table-cell>
          <table:table-cell table:formula="of:=[.E14]" office:value-type="float" office:value="0.999" calcext:value-type="float">
            <text:p>0.999</text:p>
          </table:table-cell>
          <table:table-cell table:formula="of:=[.F14]" office:value-type="float" office:value="1.00697725490196" calcext:value-type="float">
            <text:p>1.0069772549</text:p>
          </table:table-cell>
          <table:table-cell table:formula="of:=[.G14]" office:value-type="float" office:value="0.992" calcext:value-type="float">
            <text:p>0.992</text:p>
          </table:table-cell>
          <table:table-cell table:formula="of:=[.H14]" office:value-type="float" office:value="0.995275185185185" calcext:value-type="float">
            <text:p>0.9952751852</text:p>
          </table:table-cell>
          <table:table-cell table:formula="of:=[.I14]" office:value-type="float" office:value="0.982" calcext:value-type="float">
            <text:p>0.982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5]" office:value-type="float" office:value="0.01" calcext:value-type="float">
            <text:p>0.01</text:p>
          </table:table-cell>
          <table:table-cell table:formula="of:=[.B15]" office:value-type="float" office:value="0.988826842105263" calcext:value-type="float">
            <text:p>0.9888268421</text:p>
          </table:table-cell>
          <table:table-cell table:formula="of:=[.C15]" office:value-type="float" office:value="0.977" calcext:value-type="float">
            <text:p>0.977</text:p>
          </table:table-cell>
          <table:table-cell table:formula="of:=[.D15]" office:value-type="float" office:value="1.015858125" calcext:value-type="float">
            <text:p>1.015858125</text:p>
          </table:table-cell>
          <table:table-cell table:formula="of:=[.E15]" office:value-type="float" office:value="0.999" calcext:value-type="float">
            <text:p>0.999</text:p>
          </table:table-cell>
          <table:table-cell table:formula="of:=[.F15]" office:value-type="float" office:value="1.00697725490196" calcext:value-type="float">
            <text:p>1.0069772549</text:p>
          </table:table-cell>
          <table:table-cell table:formula="of:=[.G15]" office:value-type="float" office:value="0.992" calcext:value-type="float">
            <text:p>0.992</text:p>
          </table:table-cell>
          <table:table-cell table:formula="of:=[.H15]" office:value-type="float" office:value="0.995275185185185" calcext:value-type="float">
            <text:p>0.9952751852</text:p>
          </table:table-cell>
          <table:table-cell table:formula="of:=[.I15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6]" office:value-type="float" office:value="0.1" calcext:value-type="float">
            <text:p>0.1</text:p>
          </table:table-cell>
          <table:table-cell table:formula="of:=[.B16]" office:value-type="float" office:value="0.988826842105263" calcext:value-type="float">
            <text:p>0.9888268421</text:p>
          </table:table-cell>
          <table:table-cell table:formula="of:=[.C16]" office:value-type="float" office:value="0.977" calcext:value-type="float">
            <text:p>0.977</text:p>
          </table:table-cell>
          <table:table-cell table:formula="of:=[.D16]" office:value-type="float" office:value="1.015858125" calcext:value-type="float">
            <text:p>1.015858125</text:p>
          </table:table-cell>
          <table:table-cell table:formula="of:=[.E16]" office:value-type="float" office:value="0.999" calcext:value-type="float">
            <text:p>0.999</text:p>
          </table:table-cell>
          <table:table-cell table:formula="of:=[.F16]" office:value-type="float" office:value="1.00697725490196" calcext:value-type="float">
            <text:p>1.0069772549</text:p>
          </table:table-cell>
          <table:table-cell table:formula="of:=[.G16]" office:value-type="float" office:value="0.992" calcext:value-type="float">
            <text:p>0.992</text:p>
          </table:table-cell>
          <table:table-cell table:formula="of:=[.H16]" office:value-type="float" office:value="0.995275185185185" calcext:value-type="float">
            <text:p>0.9952751852</text:p>
          </table:table-cell>
          <table:table-cell table:formula="of:=[.I16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17]" office:value-type="float" office:value="0.988826842105263" calcext:value-type="float">
            <text:p>0.9888268421</text:p>
          </table:table-cell>
          <table:table-cell table:formula="of:=[.C17]" office:value-type="float" office:value="0.977" calcext:value-type="float">
            <text:p>0.977</text:p>
          </table:table-cell>
          <table:table-cell table:formula="of:=[.D17]" office:value-type="float" office:value="1.015858125" calcext:value-type="float">
            <text:p>1.015858125</text:p>
          </table:table-cell>
          <table:table-cell table:formula="of:=[.E17]" office:value-type="float" office:value="0.999" calcext:value-type="float">
            <text:p>0.999</text:p>
          </table:table-cell>
          <table:table-cell table:formula="of:=[.F17]" office:value-type="float" office:value="1.00697725490196" calcext:value-type="float">
            <text:p>1.0069772549</text:p>
          </table:table-cell>
          <table:table-cell table:formula="of:=[.G17]" office:value-type="float" office:value="0.992" calcext:value-type="float">
            <text:p>0.992</text:p>
          </table:table-cell>
          <table:table-cell table:formula="of:=[.H17]" office:value-type="float" office:value="0.995275185185185" calcext:value-type="float">
            <text:p>0.9952751852</text:p>
          </table:table-cell>
          <table:table-cell table:formula="of:=[.I17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style-name="ce1" table:formula="of:=[.A8]" office:value-type="float" office:value="10" calcext:value-type="float">
            <text:p>10.000</text:p>
          </table:table-cell>
          <table:table-cell table:formula="of:=[.B18]" office:value-type="float" office:value="0.988826842105263" calcext:value-type="float">
            <text:p>0.9888268421</text:p>
          </table:table-cell>
          <table:table-cell table:formula="of:=[.C18]" office:value-type="float" office:value="0.977" calcext:value-type="float">
            <text:p>0.977</text:p>
          </table:table-cell>
          <table:table-cell table:formula="of:=[.D18]" office:value-type="float" office:value="1.015858125" calcext:value-type="float">
            <text:p>1.015858125</text:p>
          </table:table-cell>
          <table:table-cell table:formula="of:=[.E18]" office:value-type="float" office:value="0.999" calcext:value-type="float">
            <text:p>0.999</text:p>
          </table:table-cell>
          <table:table-cell table:formula="of:=[.F18]" office:value-type="float" office:value="1.00697725490196" calcext:value-type="float">
            <text:p>1.0069772549</text:p>
          </table:table-cell>
          <table:table-cell table:formula="of:=[.G18]" office:value-type="float" office:value="0.992" calcext:value-type="float">
            <text:p>0.992</text:p>
          </table:table-cell>
          <table:table-cell table:formula="of:=[.H18]" office:value-type="float" office:value="0.995275185185185" calcext:value-type="float">
            <text:p>0.9952751852</text:p>
          </table:table-cell>
          <table:table-cell table:formula="of:=[.I18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19]" office:value-type="float" office:value="0.988826842105263" calcext:value-type="float">
            <text:p>0.9888268421</text:p>
          </table:table-cell>
          <table:table-cell table:formula="of:=[.C19]" office:value-type="float" office:value="0.977" calcext:value-type="float">
            <text:p>0.977</text:p>
          </table:table-cell>
          <table:table-cell table:formula="of:=[.D19]" office:value-type="float" office:value="1.015858125" calcext:value-type="float">
            <text:p>1.015858125</text:p>
          </table:table-cell>
          <table:table-cell table:formula="of:=[.E19]" office:value-type="float" office:value="0.999" calcext:value-type="float">
            <text:p>0.999</text:p>
          </table:table-cell>
          <table:table-cell table:formula="of:=[.F19]" office:value-type="float" office:value="1.00697725490196" calcext:value-type="float">
            <text:p>1.0069772549</text:p>
          </table:table-cell>
          <table:table-cell table:formula="of:=[.G19]" office:value-type="float" office:value="0.992" calcext:value-type="float">
            <text:p>0.992</text:p>
          </table:table-cell>
          <table:table-cell table:formula="of:=[.H19]" office:value-type="float" office:value="0.995275185185185" calcext:value-type="float">
            <text:p>0.9952751852</text:p>
          </table:table-cell>
          <table:table-cell table:formula="of:=[.I19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10]" office:value-type="float" office:value="1000" calcext:value-type="float">
            <text:p>1000</text:p>
          </table:table-cell>
          <table:table-cell table:formula="of:=[.B20]" office:value-type="float" office:value="0.988826842105263" calcext:value-type="float">
            <text:p>0.9888268421</text:p>
          </table:table-cell>
          <table:table-cell table:formula="of:=[.C20]" office:value-type="float" office:value="0.977" calcext:value-type="float">
            <text:p>0.977</text:p>
          </table:table-cell>
          <table:table-cell table:formula="of:=[.D20]" office:value-type="float" office:value="1.015858125" calcext:value-type="float">
            <text:p>1.015858125</text:p>
          </table:table-cell>
          <table:table-cell table:formula="of:=[.E20]" office:value-type="float" office:value="0.999" calcext:value-type="float">
            <text:p>0.999</text:p>
          </table:table-cell>
          <table:table-cell table:formula="of:=[.F20]" office:value-type="float" office:value="1.00697725490196" calcext:value-type="float">
            <text:p>1.0069772549</text:p>
          </table:table-cell>
          <table:table-cell table:formula="of:=[.G20]" office:value-type="float" office:value="0.992" calcext:value-type="float">
            <text:p>0.992</text:p>
          </table:table-cell>
          <table:table-cell table:formula="of:=[.H20]" office:value-type="float" office:value="0.995275185185185" calcext:value-type="float">
            <text:p>0.9952751852</text:p>
          </table:table-cell>
          <table:table-cell table:formula="of:=[.I20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MAX([.C3:.C10])" office:value-type="float" office:value="1.056899" calcext:value-type="float">
            <text:p>1.056899</text:p>
          </table:table-cell>
          <table:table-cell table:formula="of:=MIN([.C3:.C10])" office:value-type="float" office:value="1.05403" calcext:value-type="float">
            <text:p>1.05403</text:p>
          </table:table-cell>
          <table:table-cell table:formula="of:=MAX([.E3:.E10])" office:value-type="float" office:value="1.057916" calcext:value-type="float">
            <text:p>1.057916</text:p>
          </table:table-cell>
          <table:table-cell table:formula="of:=MIN([.E3:.E10])" office:value-type="float" office:value="1.047323" calcext:value-type="float">
            <text:p>1.047323</text:p>
          </table:table-cell>
          <table:table-cell table:formula="of:=MAX([.G3:.G10])" office:value-type="float" office:value="1.018276" calcext:value-type="float">
            <text:p>1.018276</text:p>
          </table:table-cell>
          <table:table-cell table:formula="of:=MIN([.G3:.G10])" office:value-type="float" office:value="1.014387" calcext:value-type="float">
            <text:p>1.014387</text:p>
          </table:table-cell>
          <table:table-cell table:formula="of:=MAX([.I3:.I10])" office:value-type="float" office:value="1.019338" calcext:value-type="float">
            <text:p>1.019338</text:p>
          </table:table-cell>
          <table:table-cell table:formula="of:=MIN([.I3:.I10])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4]" office:value-type="float" office:value="0.001" calcext:value-type="float">
            <text:p>0.001</text:p>
          </table:table-cell>
          <table:table-cell table:formula="of:=[.B22]" office:value-type="float" office:value="1.056899" calcext:value-type="float">
            <text:p>1.056899</text:p>
          </table:table-cell>
          <table:table-cell table:formula="of:=[.C22]" office:value-type="float" office:value="1.05403" calcext:value-type="float">
            <text:p>1.05403</text:p>
          </table:table-cell>
          <table:table-cell table:formula="of:=[.D22]" office:value-type="float" office:value="1.057916" calcext:value-type="float">
            <text:p>1.057916</text:p>
          </table:table-cell>
          <table:table-cell table:formula="of:=[.E22]" office:value-type="float" office:value="1.047323" calcext:value-type="float">
            <text:p>1.047323</text:p>
          </table:table-cell>
          <table:table-cell table:formula="of:=[.F22]" office:value-type="float" office:value="1.018276" calcext:value-type="float">
            <text:p>1.018276</text:p>
          </table:table-cell>
          <table:table-cell table:formula="of:=[.G22]" office:value-type="float" office:value="1.014387" calcext:value-type="float">
            <text:p>1.014387</text:p>
          </table:table-cell>
          <table:table-cell table:formula="of:=[.H22]" office:value-type="float" office:value="1.019338" calcext:value-type="float">
            <text:p>1.019338</text:p>
          </table:table-cell>
          <table:table-cell table:formula="of:=[.I22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5]" office:value-type="float" office:value="0.01" calcext:value-type="float">
            <text:p>0.01</text:p>
          </table:table-cell>
          <table:table-cell table:formula="of:=[.B23]" office:value-type="float" office:value="1.056899" calcext:value-type="float">
            <text:p>1.056899</text:p>
          </table:table-cell>
          <table:table-cell table:formula="of:=[.C23]" office:value-type="float" office:value="1.05403" calcext:value-type="float">
            <text:p>1.05403</text:p>
          </table:table-cell>
          <table:table-cell table:formula="of:=[.D23]" office:value-type="float" office:value="1.057916" calcext:value-type="float">
            <text:p>1.057916</text:p>
          </table:table-cell>
          <table:table-cell table:formula="of:=[.E23]" office:value-type="float" office:value="1.047323" calcext:value-type="float">
            <text:p>1.047323</text:p>
          </table:table-cell>
          <table:table-cell table:formula="of:=[.F23]" office:value-type="float" office:value="1.018276" calcext:value-type="float">
            <text:p>1.018276</text:p>
          </table:table-cell>
          <table:table-cell table:formula="of:=[.G23]" office:value-type="float" office:value="1.014387" calcext:value-type="float">
            <text:p>1.014387</text:p>
          </table:table-cell>
          <table:table-cell table:formula="of:=[.H23]" office:value-type="float" office:value="1.019338" calcext:value-type="float">
            <text:p>1.019338</text:p>
          </table:table-cell>
          <table:table-cell table:formula="of:=[.I23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6]" office:value-type="float" office:value="0.1" calcext:value-type="float">
            <text:p>0.1</text:p>
          </table:table-cell>
          <table:table-cell table:formula="of:=[.B24]" office:value-type="float" office:value="1.056899" calcext:value-type="float">
            <text:p>1.056899</text:p>
          </table:table-cell>
          <table:table-cell table:formula="of:=[.C24]" office:value-type="float" office:value="1.05403" calcext:value-type="float">
            <text:p>1.05403</text:p>
          </table:table-cell>
          <table:table-cell table:formula="of:=[.D24]" office:value-type="float" office:value="1.057916" calcext:value-type="float">
            <text:p>1.057916</text:p>
          </table:table-cell>
          <table:table-cell table:formula="of:=[.E24]" office:value-type="float" office:value="1.047323" calcext:value-type="float">
            <text:p>1.047323</text:p>
          </table:table-cell>
          <table:table-cell table:formula="of:=[.F24]" office:value-type="float" office:value="1.018276" calcext:value-type="float">
            <text:p>1.018276</text:p>
          </table:table-cell>
          <table:table-cell table:formula="of:=[.G24]" office:value-type="float" office:value="1.014387" calcext:value-type="float">
            <text:p>1.014387</text:p>
          </table:table-cell>
          <table:table-cell table:formula="of:=[.H24]" office:value-type="float" office:value="1.019338" calcext:value-type="float">
            <text:p>1.019338</text:p>
          </table:table-cell>
          <table:table-cell table:formula="of:=[.I24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25]" office:value-type="float" office:value="1.056899" calcext:value-type="float">
            <text:p>1.056899</text:p>
          </table:table-cell>
          <table:table-cell table:formula="of:=[.C25]" office:value-type="float" office:value="1.05403" calcext:value-type="float">
            <text:p>1.05403</text:p>
          </table:table-cell>
          <table:table-cell table:formula="of:=[.D25]" office:value-type="float" office:value="1.057916" calcext:value-type="float">
            <text:p>1.057916</text:p>
          </table:table-cell>
          <table:table-cell table:formula="of:=[.E25]" office:value-type="float" office:value="1.047323" calcext:value-type="float">
            <text:p>1.047323</text:p>
          </table:table-cell>
          <table:table-cell table:formula="of:=[.F25]" office:value-type="float" office:value="1.018276" calcext:value-type="float">
            <text:p>1.018276</text:p>
          </table:table-cell>
          <table:table-cell table:formula="of:=[.G25]" office:value-type="float" office:value="1.014387" calcext:value-type="float">
            <text:p>1.014387</text:p>
          </table:table-cell>
          <table:table-cell table:formula="of:=[.H25]" office:value-type="float" office:value="1.019338" calcext:value-type="float">
            <text:p>1.019338</text:p>
          </table:table-cell>
          <table:table-cell table:formula="of:=[.I25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style-name="ce1" table:formula="of:=[.A8]" office:value-type="float" office:value="10" calcext:value-type="float">
            <text:p>10.000</text:p>
          </table:table-cell>
          <table:table-cell table:formula="of:=[.B26]" office:value-type="float" office:value="1.056899" calcext:value-type="float">
            <text:p>1.056899</text:p>
          </table:table-cell>
          <table:table-cell table:formula="of:=[.C26]" office:value-type="float" office:value="1.05403" calcext:value-type="float">
            <text:p>1.05403</text:p>
          </table:table-cell>
          <table:table-cell table:formula="of:=[.D26]" office:value-type="float" office:value="1.057916" calcext:value-type="float">
            <text:p>1.057916</text:p>
          </table:table-cell>
          <table:table-cell table:formula="of:=[.E26]" office:value-type="float" office:value="1.047323" calcext:value-type="float">
            <text:p>1.047323</text:p>
          </table:table-cell>
          <table:table-cell table:formula="of:=[.F26]" office:value-type="float" office:value="1.018276" calcext:value-type="float">
            <text:p>1.018276</text:p>
          </table:table-cell>
          <table:table-cell table:formula="of:=[.G26]" office:value-type="float" office:value="1.014387" calcext:value-type="float">
            <text:p>1.014387</text:p>
          </table:table-cell>
          <table:table-cell table:formula="of:=[.H26]" office:value-type="float" office:value="1.019338" calcext:value-type="float">
            <text:p>1.019338</text:p>
          </table:table-cell>
          <table:table-cell table:formula="of:=[.I26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27]" office:value-type="float" office:value="1.056899" calcext:value-type="float">
            <text:p>1.056899</text:p>
          </table:table-cell>
          <table:table-cell table:formula="of:=[.C27]" office:value-type="float" office:value="1.05403" calcext:value-type="float">
            <text:p>1.05403</text:p>
          </table:table-cell>
          <table:table-cell table:formula="of:=[.D27]" office:value-type="float" office:value="1.057916" calcext:value-type="float">
            <text:p>1.057916</text:p>
          </table:table-cell>
          <table:table-cell table:formula="of:=[.E27]" office:value-type="float" office:value="1.047323" calcext:value-type="float">
            <text:p>1.047323</text:p>
          </table:table-cell>
          <table:table-cell table:formula="of:=[.F27]" office:value-type="float" office:value="1.018276" calcext:value-type="float">
            <text:p>1.018276</text:p>
          </table:table-cell>
          <table:table-cell table:formula="of:=[.G27]" office:value-type="float" office:value="1.014387" calcext:value-type="float">
            <text:p>1.014387</text:p>
          </table:table-cell>
          <table:table-cell table:formula="of:=[.H27]" office:value-type="float" office:value="1.019338" calcext:value-type="float">
            <text:p>1.019338</text:p>
          </table:table-cell>
          <table:table-cell table:formula="of:=[.I27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10]" office:value-type="float" office:value="1000" calcext:value-type="float">
            <text:p>1000</text:p>
          </table:table-cell>
          <table:table-cell table:formula="of:=[.B28]" office:value-type="float" office:value="1.056899" calcext:value-type="float">
            <text:p>1.056899</text:p>
          </table:table-cell>
          <table:table-cell table:formula="of:=[.C28]" office:value-type="float" office:value="1.05403" calcext:value-type="float">
            <text:p>1.05403</text:p>
          </table:table-cell>
          <table:table-cell table:formula="of:=[.D28]" office:value-type="float" office:value="1.057916" calcext:value-type="float">
            <text:p>1.057916</text:p>
          </table:table-cell>
          <table:table-cell table:formula="of:=[.E28]" office:value-type="float" office:value="1.047323" calcext:value-type="float">
            <text:p>1.047323</text:p>
          </table:table-cell>
          <table:table-cell table:formula="of:=[.F28]" office:value-type="float" office:value="1.018276" calcext:value-type="float">
            <text:p>1.018276</text:p>
          </table:table-cell>
          <table:table-cell table:formula="of:=[.G28]" office:value-type="float" office:value="1.014387" calcext:value-type="float">
            <text:p>1.014387</text:p>
          </table:table-cell>
          <table:table-cell table:formula="of:=[.H28]" office:value-type="float" office:value="1.019338" calcext:value-type="float">
            <text:p>1.019338</text:p>
          </table:table-cell>
          <table:table-cell table:formula="of:=[.I28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-g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 office:value-type="float" office:value="0.005294" calcext:value-type="float">
            <text:p>0.005294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005285" calcext:value-type="float">
            <text:p>0.005285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198" calcext:value-type="float">
            <text:p>0.005198</text:p>
          </table:table-cell>
        </table:table-row>
        <table:table-row table:style-name="ro2">
          <table:table-cell office:value-type="float" office:value="0.007464" calcext:value-type="float">
            <text:p>0.007464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447" calcext:value-type="float">
            <text:p>0.007447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0.007338" calcext:value-type="float">
            <text:p>0.007338</text:p>
          </table:table-cell>
          <table:table-cell office:value-type="float" office:value="0.007252" calcext:value-type="float">
            <text:p>0.007252</text:p>
          </table:table-cell>
        </table:table-row>
        <table:table-row table:style-name="ro2">
          <table:table-cell office:value-type="float" office:value="0.009042" calcext:value-type="float">
            <text:p>0.009042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08807" calcext:value-type="float">
            <text:p>0.008807</text:p>
          </table:table-cell>
          <table:table-cell office:value-type="float" office:value="0.008972" calcext:value-type="float">
            <text:p>0.008972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0.008764" calcext:value-type="float">
            <text:p>0.008764</text:p>
          </table:table-cell>
        </table:table-row>
        <table:table-row table:style-name="ro2">
          <table:table-cell office:value-type="float" office:value="0.01034" calcext:value-type="float">
            <text:p>0.01034</text:p>
          </table:table-cell>
          <table:table-cell office:value-type="float" office:value="0.010333" calcext:value-type="float">
            <text:p>0.010333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10058" calcext:value-type="float">
            <text:p>0.010058</text:p>
          </table:table-cell>
          <table:table-cell office:value-type="float" office:value="0.010159" calcext:value-type="float">
            <text:p>0.010159</text:p>
          </table:table-cell>
          <table:table-cell office:value-type="float" office:value="0.010106" calcext:value-type="float">
            <text:p>0.010106</text:p>
          </table:table-cell>
          <table:table-cell office:value-type="float" office:value="0.010013" calcext:value-type="float">
            <text:p>0.010013</text:p>
          </table:table-cell>
        </table:table-row>
        <table:table-row table:style-name="ro2">
          <table:table-cell office:value-type="float" office:value="0.011449" calcext:value-type="float">
            <text:p>0.011449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11252" calcext:value-type="float">
            <text:p>0.011252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0.011057" calcext:value-type="float">
            <text:p>0.011057</text:p>
          </table:table-cell>
        </table:table-row>
        <table:table-row table:style-name="ro2">
          <table:table-cell office:value-type="float" office:value="0.012427" calcext:value-type="float">
            <text:p>0.012427</text:p>
          </table:table-cell>
          <table:table-cell office:value-type="float" office:value="0.012387" calcext:value-type="float">
            <text:p>0.012387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12265" calcext:value-type="float">
            <text:p>0.012265</text:p>
          </table:table-cell>
          <table:table-cell office:value-type="float" office:value="0.012118" calcext:value-type="float">
            <text:p>0.012118</text:p>
          </table:table-cell>
          <table:table-cell office:value-type="float" office:value="0.012166" calcext:value-type="float">
            <text:p>0.012166</text:p>
          </table:table-cell>
          <table:table-cell office:value-type="float" office:value="0.012024" calcext:value-type="float">
            <text:p>0.012024</text:p>
          </table:table-cell>
          <table:table-cell office:value-type="float" office:value="0.011953" calcext:value-type="float">
            <text:p>0.011953</text:p>
          </table:table-cell>
        </table:table-row>
        <table:table-row table:style-name="ro2">
          <table:table-cell office:value-type="float" office:value="0.013288" calcext:value-type="float">
            <text:p>0.013288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3108" calcext:value-type="float">
            <text:p>0.013108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739" calcext:value-type="float">
            <text:p>0.012739</text:p>
          </table:table-cell>
        </table:table-row>
        <table:table-row table:style-name="ro2">
          <table:table-cell office:value-type="float" office:value="0.014065" calcext:value-type="float">
            <text:p>0.014065</text:p>
          </table:table-cell>
          <table:table-cell office:value-type="float" office:value="0.014003" calcext:value-type="float">
            <text:p>0.014003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13645" calcext:value-type="float">
            <text:p>0.013645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.013405" calcext:value-type="float">
            <text:p>0.013405</text:p>
          </table:table-cell>
        </table:table-row>
        <table:table-row table:style-name="ro2">
          <table:table-cell office:value-type="float" office:value="0.014804" calcext:value-type="float">
            <text:p>0.014804</text:p>
          </table:table-cell>
          <table:table-cell office:value-type="float" office:value="0.014693" calcext:value-type="float">
            <text:p>0.014693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.014296" calcext:value-type="float">
            <text:p>0.014296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3997" calcext:value-type="float">
            <text:p>0.013997</text:p>
          </table:table-cell>
        </table:table-row>
        <table:table-row table:style-name="ro2">
          <table:table-cell office:value-type="float" office:value="0.015436" calcext:value-type="float">
            <text:p>0.01543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014614" calcext:value-type="float">
            <text:p>0.014614</text:p>
          </table:table-cell>
          <table:table-cell office:value-type="float" office:value="0.014511" calcext:value-type="float">
            <text:p>0.014511</text:p>
          </table:table-cell>
        </table:table-row>
        <table:table-row table:style-name="ro2">
          <table:table-cell office:value-type="float" office:value="0.016023" calcext:value-type="float">
            <text:p>0.016023</text:p>
          </table:table-cell>
          <table:table-cell office:value-type="float" office:value="0.015894" calcext:value-type="float">
            <text:p>0.015894</text:p>
          </table:table-cell>
          <table:table-cell office:value-type="float" office:value="0.015819" calcext:value-type="float">
            <text:p>0.015819</text:p>
          </table:table-cell>
          <table:table-cell office:value-type="float" office:value="0.015716" calcext:value-type="float">
            <text:p>0.015716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015363" calcext:value-type="float">
            <text:p>0.015363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0.015007" calcext:value-type="float">
            <text:p>0.015007</text:p>
          </table:table-cell>
        </table:table-row>
        <table:table-row table:style-name="ro2">
          <table:table-cell office:value-type="float" office:value="0.016575" calcext:value-type="float">
            <text:p>0.0165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206" calcext:value-type="float">
            <text:p>0.0162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839" calcext:value-type="float">
            <text:p>0.015839</text:p>
          </table:table-cell>
          <table:table-cell office:value-type="float" office:value="0.015545" calcext:value-type="float">
            <text:p>0.015545</text:p>
          </table:table-cell>
          <table:table-cell office:value-type="float" office:value="0.015444" calcext:value-type="float">
            <text:p>0.015444</text:p>
          </table:table-cell>
        </table:table-row>
        <table:table-row table:style-name="ro2">
          <table:table-cell office:value-type="float" office:value="0.017084" calcext:value-type="float">
            <text:p>0.017084</text:p>
          </table:table-cell>
          <table:table-cell office:value-type="float" office:value="0.016914" calcext:value-type="float">
            <text:p>0.016914</text:p>
          </table:table-cell>
          <table:table-cell office:value-type="float" office:value="0.016836" calcext:value-type="float">
            <text:p>0.016836</text:p>
          </table:table-cell>
          <table:table-cell office:value-type="float" office:value="0.016696" calcext:value-type="float">
            <text:p>0.016696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015947" calcext:value-type="float">
            <text:p>0.015947</text:p>
          </table:table-cell>
          <table:table-cell office:value-type="float" office:value="0.015817" calcext:value-type="float">
            <text:p>0.015817</text:p>
          </table:table-cell>
        </table:table-row>
        <table:table-row table:style-name="ro2">
          <table:table-cell office:value-type="float" office:value="0.017544" calcext:value-type="float">
            <text:p>0.017544</text:p>
          </table:table-cell>
          <table:table-cell office:value-type="float" office:value="0.017394" calcext:value-type="float">
            <text:p>0.017394</text:p>
          </table:table-cell>
          <table:table-cell office:value-type="float" office:value="0.017282" calcext:value-type="float">
            <text:p>0.017282</text:p>
          </table:table-cell>
          <table:table-cell office:value-type="float" office:value="0.017112" calcext:value-type="float">
            <text:p>0.017112</text:p>
          </table:table-cell>
          <table:table-cell office:value-type="float" office:value="0.016879" calcext:value-type="float">
            <text:p>0.016879</text:p>
          </table:table-cell>
          <table:table-cell office:value-type="float" office:value="0.016663" calcext:value-type="float">
            <text:p>0.016663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016164" calcext:value-type="float">
            <text:p>0.016164</text:p>
          </table:table-cell>
        </table:table-row>
        <table:table-row table:style-name="ro2">
          <table:table-cell office:value-type="float" office:value="0.017978" calcext:value-type="float">
            <text:p>0.01797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17258" calcext:value-type="float">
            <text:p>0.017258</text:p>
          </table:table-cell>
          <table:table-cell office:value-type="float" office:value="0.017014" calcext:value-type="float">
            <text:p>0.017014</text:p>
          </table:table-cell>
          <table:table-cell office:value-type="float" office:value="0.016651" calcext:value-type="float">
            <text:p>0.016651</text:p>
          </table:table-cell>
          <table:table-cell office:value-type="float" office:value="0.016467" calcext:value-type="float">
            <text:p>0.016467</text:p>
          </table:table-cell>
        </table:table-row>
        <table:table-row table:style-name="ro2">
          <table:table-cell office:value-type="float" office:value="0.018369" calcext:value-type="float">
            <text:p>0.018369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036" calcext:value-type="float">
            <text:p>0.018036</text:p>
          </table:table-cell>
          <table:table-cell office:value-type="float" office:value="0.017863" calcext:value-type="float">
            <text:p>0.01786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332" calcext:value-type="float">
            <text:p>0.017332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16749" calcext:value-type="float">
            <text:p>0.016749</text:p>
          </table:table-cell>
        </table:table-row>
        <table:table-row table:style-name="ro2">
          <table:table-cell office:value-type="float" office:value="0.018734" calcext:value-type="float">
            <text:p>0.018734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8387" calcext:value-type="float">
            <text:p>0.018387</text:p>
          </table:table-cell>
          <table:table-cell office:value-type="float" office:value="0.018222" calcext:value-type="float">
            <text:p>0.018222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17641" calcext:value-type="float">
            <text:p>0.017641</text:p>
          </table:table-cell>
          <table:table-cell office:value-type="float" office:value="0.017253" calcext:value-type="float">
            <text:p>0.017253</text:p>
          </table:table-cell>
          <table:table-cell office:value-type="float" office:value="0.016985" calcext:value-type="float">
            <text:p>0.016985</text:p>
          </table:table-cell>
        </table:table-row>
        <table:table-row table:style-name="ro2">
          <table:table-cell office:value-type="float" office:value="0.019074" calcext:value-type="float">
            <text:p>0.019074</text:p>
          </table:table-cell>
          <table:table-cell office:value-type="float" office:value="0.018874" calcext:value-type="float">
            <text:p>0.018874</text:p>
          </table:table-cell>
          <table:table-cell office:value-type="float" office:value="0.018707" calcext:value-type="float">
            <text:p>0.018707</text:p>
          </table:table-cell>
          <table:table-cell office:value-type="float" office:value="0.018538" calcext:value-type="float">
            <text:p>0.018538</text:p>
          </table:table-cell>
          <table:table-cell office:value-type="float" office:value="0.018214" calcext:value-type="float">
            <text:p>0.018214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0.017509" calcext:value-type="float">
            <text:p>0.017509</text:p>
          </table:table-cell>
          <table:table-cell office:value-type="float" office:value="0.017195" calcext:value-type="float">
            <text:p>0.017195</text:p>
          </table:table-cell>
        </table:table-row>
        <table:table-row table:style-name="ro2">
          <table:table-cell office:value-type="float" office:value="0.019392" calcext:value-type="float">
            <text:p>0.019392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0.019008" calcext:value-type="float">
            <text:p>0.019008</text:p>
          </table:table-cell>
          <table:table-cell office:value-type="float" office:value="0.018821" calcext:value-type="float">
            <text:p>0.018821</text:p>
          </table:table-cell>
          <table:table-cell office:value-type="float" office:value="0.018473" calcext:value-type="float">
            <text:p>0.018473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373" calcext:value-type="float">
            <text:p>0.017373</text:p>
          </table:table-cell>
        </table:table-row>
        <table:table-row table:style-name="ro2">
          <table:table-cell office:value-type="float" office:value="0.019671" calcext:value-type="float">
            <text:p>0.019671</text:p>
          </table:table-cell>
          <table:table-cell office:value-type="float" office:value="0.019463" calcext:value-type="float">
            <text:p>0.019463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18703" calcext:value-type="float">
            <text:p>0.018703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17931" calcext:value-type="float">
            <text:p>0.017931</text:p>
          </table:table-cell>
          <table:table-cell office:value-type="float" office:value="0.017522" calcext:value-type="float">
            <text:p>0.017522</text:p>
          </table:table-cell>
        </table:table-row>
        <table:table-row table:style-name="ro2">
          <table:table-cell office:value-type="float" office:value="0.019936" calcext:value-type="float">
            <text:p>0.019936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9315" calcext:value-type="float">
            <text:p>0.019315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18554" calcext:value-type="float">
            <text:p>0.018554</text:p>
          </table:table-cell>
          <table:table-cell office:value-type="float" office:value="0.018087" calcext:value-type="float">
            <text:p>0.018087</text:p>
          </table:table-cell>
          <table:table-cell office:value-type="float" office:value="0.017654" calcext:value-type="float">
            <text:p>0.017654</text:p>
          </table:table-cell>
        </table:table-row>
        <table:table-row table:style-name="ro2">
          <table:table-cell office:value-type="float" office:value="0.02019" calcext:value-type="float">
            <text:p>0.02019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19805" calcext:value-type="float">
            <text:p>0.019805</text:p>
          </table:table-cell>
          <table:table-cell office:value-type="float" office:value="0.019543" calcext:value-type="float">
            <text:p>0.019543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18723" calcext:value-type="float">
            <text:p>0.018723</text:p>
          </table:table-cell>
          <table:table-cell office:value-type="float" office:value="0.018238" calcext:value-type="float">
            <text:p>0.018238</text:p>
          </table:table-cell>
          <table:table-cell office:value-type="float" office:value="0.017758" calcext:value-type="float">
            <text:p>0.017758</text:p>
          </table:table-cell>
        </table:table-row>
        <table:table-row table:style-name="ro2">
          <table:table-cell office:value-type="float" office:value="0.020432" calcext:value-type="float">
            <text:p>0.020432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0.020022" calcext:value-type="float">
            <text:p>0.020022</text:p>
          </table:table-cell>
          <table:table-cell office:value-type="float" office:value="0.019751" calcext:value-type="float">
            <text:p>0.01975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17853" calcext:value-type="float">
            <text:p>0.017853</text:p>
          </table:table-cell>
        </table:table-row>
        <table:table-row table:style-name="ro2">
          <table:table-cell office:value-type="float" office:value="0.020656" calcext:value-type="float">
            <text:p>0.020656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0.019939" calcext:value-type="float">
            <text:p>0.019939</text:p>
          </table:table-cell>
          <table:table-cell office:value-type="float" office:value="0.019482" calcext:value-type="float">
            <text:p>0.019482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7929" calcext:value-type="float">
            <text:p>0.017929</text:p>
          </table:table-cell>
        </table:table-row>
        <table:table-row table:style-name="ro2">
          <table:table-cell office:value-type="float" office:value="0.020857" calcext:value-type="float">
            <text:p>0.020857</text:p>
          </table:table-cell>
          <table:table-cell office:value-type="float" office:value="0.020616" calcext:value-type="float">
            <text:p>0.020616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19625" calcext:value-type="float">
            <text:p>0.019625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0.018593" calcext:value-type="float">
            <text:p>0.018593</text:p>
          </table:table-cell>
          <table:table-cell office:value-type="float" office:value="0.017994" calcext:value-type="float">
            <text:p>0.017994</text:p>
          </table:table-cell>
        </table:table-row>
        <table:table-row table:style-name="ro2">
          <table:table-cell office:value-type="float" office:value="0.02105" calcext:value-type="float">
            <text:p>0.02105</text:p>
          </table:table-cell>
          <table:table-cell office:value-type="float" office:value="0.020805" calcext:value-type="float">
            <text:p>0.020805</text:p>
          </table:table-cell>
          <table:table-cell office:value-type="float" office:value="0.020595" calcext:value-type="float">
            <text:p>0.020595</text:p>
          </table:table-cell>
          <table:table-cell office:value-type="float" office:value="0.020271" calcext:value-type="float">
            <text:p>0.020271</text:p>
          </table:table-cell>
          <table:table-cell office:value-type="float" office:value="0.019766" calcext:value-type="float">
            <text:p>0.019766</text:p>
          </table:table-cell>
          <table:table-cell office:value-type="float" office:value="0.019217" calcext:value-type="float">
            <text:p>0.019217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18057" calcext:value-type="float">
            <text:p>0.018057</text:p>
          </table:table-cell>
        </table:table-row>
        <table:table-row table:style-name="ro2">
          <table:table-cell office:value-type="float" office:value="0.021223" calcext:value-type="float">
            <text:p>0.021223</text:p>
          </table:table-cell>
          <table:table-cell office:value-type="float" office:value="0.020974" calcext:value-type="float">
            <text:p>0.020974</text:p>
          </table:table-cell>
          <table:table-cell office:value-type="float" office:value="0.020767" calcext:value-type="float">
            <text:p>0.020767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19894" calcext:value-type="float">
            <text:p>0.019894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18766" calcext:value-type="float">
            <text:p>0.018766</text:p>
          </table:table-cell>
          <table:table-cell office:value-type="float" office:value="0.018098" calcext:value-type="float">
            <text:p>0.018098</text:p>
          </table:table-cell>
        </table:table-row>
        <table:table-row table:style-name="ro2">
          <table:table-cell office:value-type="float" office:value="0.02139" calcext:value-type="float">
            <text:p>0.02139</text:p>
          </table:table-cell>
          <table:table-cell office:value-type="float" office:value="0.021127" calcext:value-type="float">
            <text:p>0.021127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9995" calcext:value-type="float">
            <text:p>0.019995</text:p>
          </table:table-cell>
          <table:table-cell office:value-type="float" office:value="0.019389" calcext:value-type="float">
            <text:p>0.019389</text:p>
          </table:table-cell>
          <table:table-cell office:value-type="float" office:value="0.018828" calcext:value-type="float">
            <text:p>0.018828</text:p>
          </table:table-cell>
          <table:table-cell office:value-type="float" office:value="0.018125" calcext:value-type="float">
            <text:p>0.018125</text:p>
          </table:table-cell>
        </table:table-row>
        <table:table-row table:style-name="ro2">
          <table:table-cell office:value-type="float" office:value="0.021555" calcext:value-type="float">
            <text:p>0.021555</text:p>
          </table:table-cell>
          <table:table-cell office:value-type="float" office:value="0.021282" calcext:value-type="float">
            <text:p>0.021282</text:p>
          </table:table-cell>
          <table:table-cell office:value-type="float" office:value="0.021065" calcext:value-type="float">
            <text:p>0.021065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.020096" calcext:value-type="float">
            <text:p>0.020096</text:p>
          </table:table-cell>
          <table:table-cell office:value-type="float" office:value="0.019459" calcext:value-type="float">
            <text:p>0.019459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0.018141" calcext:value-type="float">
            <text:p>0.018141</text:p>
          </table:table-cell>
        </table:table-row>
        <table:table-row table:style-name="ro2">
          <table:table-cell office:value-type="float" office:value="0.021695" calcext:value-type="float">
            <text:p>0.021695</text:p>
          </table:table-cell>
          <table:table-cell office:value-type="float" office:value="0.021424" calcext:value-type="float">
            <text:p>0.021424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0.020193" calcext:value-type="float">
            <text:p>0.020193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018929" calcext:value-type="float">
            <text:p>0.018929</text:p>
          </table:table-cell>
          <table:table-cell office:value-type="float" office:value="0.018155" calcext:value-type="float">
            <text:p>0.018155</text:p>
          </table:table-cell>
        </table:table-row>
        <table:table-row table:style-name="ro2">
          <table:table-cell office:value-type="float" office:value="0.021831" calcext:value-type="float">
            <text:p>0.021831</text:p>
          </table:table-cell>
          <table:table-cell office:value-type="float" office:value="0.021549" calcext:value-type="float">
            <text:p>0.021549</text:p>
          </table:table-cell>
          <table:table-cell office:value-type="float" office:value="0.021321" calcext:value-type="float">
            <text:p>0.021321</text:p>
          </table:table-cell>
          <table:table-cell office:value-type="float" office:value="0.020918" calcext:value-type="float">
            <text:p>0.020918</text:p>
          </table:table-cell>
          <table:table-cell office:value-type="float" office:value="0.020282" calcext:value-type="float">
            <text:p>0.020282</text:p>
          </table:table-cell>
          <table:table-cell office:value-type="float" office:value="0.019555" calcext:value-type="float">
            <text:p>0.019555</text:p>
          </table:table-cell>
          <table:table-cell office:value-type="float" office:value="0.018961" calcext:value-type="float">
            <text:p>0.018961</text:p>
          </table:table-cell>
          <table:table-cell office:value-type="float" office:value="0.018159" calcext:value-type="float">
            <text:p>0.018159</text:p>
          </table:table-cell>
        </table:table-row>
        <table:table-row table:style-name="ro2">
          <table:table-cell office:value-type="float" office:value="0.021957" calcext:value-type="float">
            <text:p>0.021957</text:p>
          </table:table-cell>
          <table:table-cell office:value-type="float" office:value="0.021672" calcext:value-type="float">
            <text:p>0.021672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21013" calcext:value-type="float">
            <text:p>0.021013</text:p>
          </table:table-cell>
          <table:table-cell office:value-type="float" office:value="0.020353" calcext:value-type="float">
            <text:p>0.020353</text:p>
          </table:table-cell>
          <table:table-cell office:value-type="float" office:value="0.019594" calcext:value-type="float">
            <text:p>0.019594</text:p>
          </table:table-cell>
          <table:table-cell office:value-type="float" office:value="0.018982" calcext:value-type="float">
            <text:p>0.018982</text:p>
          </table:table-cell>
          <table:table-cell office:value-type="float" office:value="0.018152" calcext:value-type="float">
            <text:p>0.018152</text:p>
          </table:table-cell>
        </table:table-row>
        <table:table-row table:style-name="ro2">
          <table:table-cell office:value-type="float" office:value="0.022083" calcext:value-type="float">
            <text:p>0.022083</text:p>
          </table:table-cell>
          <table:table-cell office:value-type="float" office:value="0.021788" calcext:value-type="float">
            <text:p>0.021788</text:p>
          </table:table-cell>
          <table:table-cell office:value-type="float" office:value="0.021554" calcext:value-type="float">
            <text:p>0.021554</text:p>
          </table:table-cell>
          <table:table-cell office:value-type="float" office:value="0.021102" calcext:value-type="float">
            <text:p>0.021102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0.019011" calcext:value-type="float">
            <text:p>0.019011</text:p>
          </table:table-cell>
          <table:table-cell office:value-type="float" office:value="0.018126" calcext:value-type="float">
            <text:p>0.018126</text:p>
          </table:table-cell>
        </table:table-row>
        <table:table-row table:style-name="ro2">
          <table:table-cell office:value-type="float" office:value="0.022199" calcext:value-type="float">
            <text:p>0.02219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21192" calcext:value-type="float">
            <text:p>0.021192</text:p>
          </table:table-cell>
          <table:table-cell office:value-type="float" office:value="0.020475" calcext:value-type="float">
            <text:p>0.020475</text:p>
          </table:table-cell>
          <table:table-cell office:value-type="float" office:value="0.019639" calcext:value-type="float">
            <text:p>0.019639</text:p>
          </table:table-cell>
          <table:table-cell office:value-type="float" office:value="0.019012" calcext:value-type="float">
            <text:p>0.019012</text:p>
          </table:table-cell>
          <table:table-cell office:value-type="float" office:value="0.018109" calcext:value-type="float">
            <text:p>0.018109</text:p>
          </table:table-cell>
        </table:table-row>
        <table:table-row table:style-name="ro2">
          <table:table-cell office:value-type="float" office:value="0.022314" calcext:value-type="float">
            <text:p>0.022314</text:p>
          </table:table-cell>
          <table:table-cell office:value-type="float" office:value="0.022007" calcext:value-type="float">
            <text:p>0.02200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1271" calcext:value-type="float">
            <text:p>0.021271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0.019659" calcext:value-type="float">
            <text:p>0.019659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1809" calcext:value-type="float">
            <text:p>0.01809</text:p>
          </table:table-cell>
        </table:table-row>
        <table:table-row table:style-name="ro2">
          <table:table-cell office:value-type="float" office:value="0.022416" calcext:value-type="float">
            <text:p>0.022416</text:p>
          </table:table-cell>
          <table:table-cell office:value-type="float" office:value="0.022102" calcext:value-type="float">
            <text:p>0.022102</text:p>
          </table:table-cell>
          <table:table-cell office:value-type="float" office:value="0.021839" calcext:value-type="float">
            <text:p>0.021839</text:p>
          </table:table-cell>
          <table:table-cell office:value-type="float" office:value="0.021346" calcext:value-type="float">
            <text:p>0.021346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0.019005" calcext:value-type="float">
            <text:p>0.019005</text:p>
          </table:table-cell>
          <table:table-cell office:value-type="float" office:value="0.018066" calcext:value-type="float">
            <text:p>0.018066</text:p>
          </table:table-cell>
        </table:table-row>
        <table:table-row table:style-name="ro2">
          <table:table-cell office:value-type="float" office:value="0.022513" calcext:value-type="float">
            <text:p>0.022513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0.021409" calcext:value-type="float">
            <text:p>0.021409</text:p>
          </table:table-cell>
          <table:table-cell office:value-type="float" office:value="0.020609" calcext:value-type="float">
            <text:p>0.02060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97" calcext:value-type="float">
            <text:p>0.018997</text:p>
          </table:table-cell>
          <table:table-cell office:value-type="float" office:value="0.018031" calcext:value-type="float">
            <text:p>0.018031</text:p>
          </table:table-cell>
        </table:table-row>
        <table:table-row table:style-name="ro2">
          <table:table-cell office:value-type="float" office:value="0.0226" calcext:value-type="float">
            <text:p>0.0226</text:p>
          </table:table-cell>
          <table:table-cell office:value-type="float" office:value="0.022269" calcext:value-type="float">
            <text:p>0.022269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0639" calcext:value-type="float">
            <text:p>0.02063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17991" calcext:value-type="float">
            <text:p>0.017991</text:p>
          </table:table-cell>
        </table:table-row>
        <table:table-row table:style-name="ro2">
          <table:table-cell office:value-type="float" office:value="0.022687" calcext:value-type="float">
            <text:p>0.022687</text:p>
          </table:table-cell>
          <table:table-cell office:value-type="float" office:value="0.022345" calcext:value-type="float">
            <text:p>0.022345</text:p>
          </table:table-cell>
          <table:table-cell office:value-type="float" office:value="0.022067" calcext:value-type="float">
            <text:p>0.022067</text:p>
          </table:table-cell>
          <table:table-cell office:value-type="float" office:value="0.021522" calcext:value-type="float">
            <text:p>0.021522</text:p>
          </table:table-cell>
          <table:table-cell office:value-type="float" office:value="0.020661" calcext:value-type="float">
            <text:p>0.020661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17944" calcext:value-type="float">
            <text:p>0.017944</text:p>
          </table:table-cell>
        </table:table-row>
        <table:table-row table:style-name="ro2">
          <table:table-cell office:value-type="float" office:value="0.022768" calcext:value-type="float">
            <text:p>0.022768</text:p>
          </table:table-cell>
          <table:table-cell office:value-type="float" office:value="0.022411" calcext:value-type="float">
            <text:p>0.022411</text:p>
          </table:table-cell>
          <table:table-cell office:value-type="float" office:value="0.022127" calcext:value-type="float">
            <text:p>0.022127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17896" calcext:value-type="float">
            <text:p>0.017896</text:p>
          </table:table-cell>
        </table:table-row>
        <table:table-row table:style-name="ro2">
          <table:table-cell office:value-type="float" office:value="0.022845" calcext:value-type="float">
            <text:p>0.022845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0.021616" calcext:value-type="float">
            <text:p>0.021616</text:p>
          </table:table-cell>
          <table:table-cell office:value-type="float" office:value="0.020708" calcext:value-type="float">
            <text:p>0.02070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0.017842" calcext:value-type="float">
            <text:p>0.017842</text:p>
          </table:table-cell>
        </table:table-row>
        <table:table-row table:style-name="ro2">
          <table:table-cell office:value-type="float" office:value="0.022918" calcext:value-type="float">
            <text:p>0.022918</text:p>
          </table:table-cell>
          <table:table-cell office:value-type="float" office:value="0.022545" calcext:value-type="float">
            <text:p>0.022545</text:p>
          </table:table-cell>
          <table:table-cell office:value-type="float" office:value="0.022242" calcext:value-type="float">
            <text:p>0.022242</text:p>
          </table:table-cell>
          <table:table-cell office:value-type="float" office:value="0.021658" calcext:value-type="float">
            <text:p>0.021658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0.018883" calcext:value-type="float">
            <text:p>0.018883</text:p>
          </table:table-cell>
          <table:table-cell office:value-type="float" office:value="0.017793" calcext:value-type="float">
            <text:p>0.017793</text:p>
          </table:table-cell>
        </table:table-row>
        <table:table-row table:style-name="ro2">
          <table:table-cell office:value-type="float" office:value="0.022981" calcext:value-type="float">
            <text:p>0.022981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.021696" calcext:value-type="float">
            <text:p>0.021696</text:p>
          </table:table-cell>
          <table:table-cell office:value-type="float" office:value="0.020738" calcext:value-type="float">
            <text:p>0.020738</text:p>
          </table:table-cell>
          <table:table-cell office:value-type="float" office:value="0.019626" calcext:value-type="float">
            <text:p>0.019626</text:p>
          </table:table-cell>
          <table:table-cell office:value-type="float" office:value="0.018852" calcext:value-type="float">
            <text:p>0.018852</text:p>
          </table:table-cell>
          <table:table-cell office:value-type="float" office:value="0.017746" calcext:value-type="float">
            <text:p>0.017746</text:p>
          </table:table-cell>
        </table:table-row>
        <table:table-row table:style-name="ro2">
          <table:table-cell office:value-type="float" office:value="0.023049" calcext:value-type="float">
            <text:p>0.023049</text:p>
          </table:table-cell>
          <table:table-cell office:value-type="float" office:value="0.022663" calcext:value-type="float">
            <text:p>0.022663</text:p>
          </table:table-cell>
          <table:table-cell office:value-type="float" office:value="0.022345" calcext:value-type="float">
            <text:p>0.022345</text:p>
          </table:table-cell>
          <table:table-cell office:value-type="float" office:value="0.021731" calcext:value-type="float">
            <text:p>0.021731</text:p>
          </table:table-cell>
          <table:table-cell office:value-type="float" office:value="0.020746" calcext:value-type="float">
            <text:p>0.02074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17687" calcext:value-type="float">
            <text:p>0.017687</text:p>
          </table:table-cell>
        </table:table-row>
        <table:table-row table:style-name="ro2">
          <table:table-cell office:value-type="float" office:value="0.023112" calcext:value-type="float">
            <text:p>0.023112</text:p>
          </table:table-cell>
          <table:table-cell office:value-type="float" office:value="0.022717" calcext:value-type="float">
            <text:p>0.022717</text:p>
          </table:table-cell>
          <table:table-cell office:value-type="float" office:value="0.022391" calcext:value-type="float">
            <text:p>0.022391</text:p>
          </table:table-cell>
          <table:table-cell office:value-type="float" office:value="0.021765" calcext:value-type="float">
            <text:p>0.021765</text:p>
          </table:table-cell>
          <table:table-cell office:value-type="float" office:value="0.020741" calcext:value-type="float">
            <text:p>0.020741</text:p>
          </table:table-cell>
          <table:table-cell office:value-type="float" office:value="0.019583" calcext:value-type="float">
            <text:p>0.019583</text:p>
          </table:table-cell>
          <table:table-cell office:value-type="float" office:value="0.018787" calcext:value-type="float">
            <text:p>0.018787</text:p>
          </table:table-cell>
          <table:table-cell office:value-type="float" office:value="0.017627" calcext:value-type="float">
            <text:p>0.017627</text:p>
          </table:table-cell>
        </table:table-row>
        <table:table-row table:style-name="ro2">
          <table:table-cell office:value-type="float" office:value="0.023169" calcext:value-type="float">
            <text:p>0.023169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2439" calcext:value-type="float">
            <text:p>0.022439</text:p>
          </table:table-cell>
          <table:table-cell office:value-type="float" office:value="0.021794" calcext:value-type="float">
            <text:p>0.021794</text:p>
          </table:table-cell>
          <table:table-cell office:value-type="float" office:value="0.020745" calcext:value-type="float">
            <text:p>0.020745</text:p>
          </table:table-cell>
          <table:table-cell office:value-type="float" office:value="0.019555" calcext:value-type="float">
            <text:p>0.019555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17558" calcext:value-type="float">
            <text:p>0.017558</text:p>
          </table:table-cell>
        </table:table-row>
        <table:table-row table:style-name="ro2">
          <table:table-cell office:value-type="float" office:value="0.023231" calcext:value-type="float">
            <text:p>0.023231</text:p>
          </table:table-cell>
          <table:table-cell office:value-type="float" office:value="0.022821" calcext:value-type="float">
            <text:p>0.022821</text:p>
          </table:table-cell>
          <table:table-cell office:value-type="float" office:value="0.022481" calcext:value-type="float">
            <text:p>0.022481</text:p>
          </table:table-cell>
          <table:table-cell office:value-type="float" office:value="0.02182" calcext:value-type="float">
            <text:p>0.02182</text:p>
          </table:table-cell>
          <table:table-cell office:value-type="float" office:value="0.020742" calcext:value-type="float">
            <text:p>0.020742</text:p>
          </table:table-cell>
          <table:table-cell office:value-type="float" office:value="0.019517" calcext:value-type="float">
            <text:p>0.019517</text:p>
          </table:table-cell>
          <table:table-cell office:value-type="float" office:value="0.018699" calcext:value-type="float">
            <text:p>0.018699</text:p>
          </table:table-cell>
          <table:table-cell office:value-type="float" office:value="0.017499" calcext:value-type="float">
            <text:p>0.017499</text:p>
          </table:table-cell>
        </table:table-row>
        <table:table-row table:style-name="ro2">
          <table:table-cell office:value-type="float" office:value="0.023288" calcext:value-type="float">
            <text:p>0.023288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21846" calcext:value-type="float">
            <text:p>0.021846</text:p>
          </table:table-cell>
          <table:table-cell office:value-type="float" office:value="0.020735" calcext:value-type="float">
            <text:p>0.020735</text:p>
          </table:table-cell>
          <table:table-cell office:value-type="float" office:value="0.019485" calcext:value-type="float">
            <text:p>0.019485</text:p>
          </table:table-cell>
          <table:table-cell office:value-type="float" office:value="0.018655" calcext:value-type="float">
            <text:p>0.018655</text:p>
          </table:table-cell>
          <table:table-cell office:value-type="float" office:value="0.017441" calcext:value-type="float">
            <text:p>0.017441</text:p>
          </table:table-cell>
        </table:table-row>
        <table:table-row table:style-name="ro2">
          <table:table-cell office:value-type="float" office:value="0.023341" calcext:value-type="float">
            <text:p>0.023341</text:p>
          </table:table-cell>
          <table:table-cell office:value-type="float" office:value="0.022914" calcext:value-type="float">
            <text:p>0.022914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0.020731" calcext:value-type="float">
            <text:p>0.020731</text:p>
          </table:table-cell>
          <table:table-cell office:value-type="float" office:value="0.019451" calcext:value-type="float">
            <text:p>0.019451</text:p>
          </table:table-cell>
          <table:table-cell office:value-type="float" office:value="0.018599" calcext:value-type="float">
            <text:p>0.018599</text:p>
          </table:table-cell>
          <table:table-cell office:value-type="float" office:value="0.017373" calcext:value-type="float">
            <text:p>0.017373</text:p>
          </table:table-cell>
        </table:table-row>
        <table:table-row table:style-name="ro2">
          <table:table-cell office:value-type="float" office:value="0.023389" calcext:value-type="float">
            <text:p>0.023389</text:p>
          </table:table-cell>
          <table:table-cell office:value-type="float" office:value="0.022957" calcext:value-type="float">
            <text:p>0.022957</text:p>
          </table:table-cell>
          <table:table-cell office:value-type="float" office:value="0.022594" calcext:value-type="float">
            <text:p>0.022594</text:p>
          </table:table-cell>
          <table:table-cell office:value-type="float" office:value="0.021891" calcext:value-type="float">
            <text:p>0.021891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19417" calcext:value-type="float">
            <text:p>0.019417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7307" calcext:value-type="float">
            <text:p>0.017307</text:p>
          </table:table-cell>
        </table:table-row>
        <table:table-row table:style-name="ro2">
          <table:table-cell office:value-type="float" office:value="0.023436" calcext:value-type="float">
            <text:p>0.023436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022626" calcext:value-type="float">
            <text:p>0.022626</text:p>
          </table:table-cell>
          <table:table-cell office:value-type="float" office:value="0.021905" calcext:value-type="float">
            <text:p>0.021905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9382" calcext:value-type="float">
            <text:p>0.019382</text:p>
          </table:table-cell>
          <table:table-cell office:value-type="float" office:value="0.018497" calcext:value-type="float">
            <text:p>0.018497</text:p>
          </table:table-cell>
          <table:table-cell office:value-type="float" office:value="0.017242" calcext:value-type="float">
            <text:p>0.017242</text:p>
          </table:table-cell>
        </table:table-row>
        <table:table-row table:style-name="ro2">
          <table:table-cell office:value-type="float" office:value="0.023483" calcext:value-type="float">
            <text:p>0.023483</text:p>
          </table:table-cell>
          <table:table-cell office:value-type="float" office:value="0.023031" calcext:value-type="float">
            <text:p>0.023031</text:p>
          </table:table-cell>
          <table:table-cell office:value-type="float" office:value="0.022655" calcext:value-type="float">
            <text:p>0.022655</text:p>
          </table:table-cell>
          <table:table-cell office:value-type="float" office:value="0.021919" calcext:value-type="float">
            <text:p>0.021919</text:p>
          </table:table-cell>
          <table:table-cell office:value-type="float" office:value="0.020699" calcext:value-type="float">
            <text:p>0.020699</text:p>
          </table:table-cell>
          <table:table-cell office:value-type="float" office:value="0.019348" calcext:value-type="float">
            <text:p>0.019348</text:p>
          </table:table-cell>
          <table:table-cell office:value-type="float" office:value="0.018448" calcext:value-type="float">
            <text:p>0.018448</text:p>
          </table:table-cell>
          <table:table-cell office:value-type="float" office:value="0.017172" calcext:value-type="float">
            <text:p>0.017172</text:p>
          </table:table-cell>
        </table:table-row>
        <table:table-row table:style-name="ro2">
          <table:table-cell office:value-type="float" office:value="0.023527" calcext:value-type="float">
            <text:p>0.023527</text:p>
          </table:table-cell>
          <table:table-cell office:value-type="float" office:value="0.023066" calcext:value-type="float">
            <text:p>0.023066</text:p>
          </table:table-cell>
          <table:table-cell office:value-type="float" office:value="0.022681" calcext:value-type="float">
            <text:p>0.022681</text:p>
          </table:table-cell>
          <table:table-cell office:value-type="float" office:value="0.021934" calcext:value-type="float">
            <text:p>0.021934</text:p>
          </table:table-cell>
          <table:table-cell office:value-type="float" office:value="0.020678" calcext:value-type="float">
            <text:p>0.020678</text:p>
          </table:table-cell>
          <table:table-cell office:value-type="float" office:value="0.019313" calcext:value-type="float">
            <text:p>0.019313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0.017103" calcext:value-type="float">
            <text:p>0.017103</text:p>
          </table:table-cell>
        </table:table-row>
        <table:table-row table:style-name="ro2">
          <table:table-cell office:value-type="float" office:value="0.023572" calcext:value-type="float">
            <text:p>0.023572</text:p>
          </table:table-cell>
          <table:table-cell office:value-type="float" office:value="0.023099" calcext:value-type="float">
            <text:p>0.023099</text:p>
          </table:table-cell>
          <table:table-cell office:value-type="float" office:value="0.022705" calcext:value-type="float">
            <text:p>0.022705</text:p>
          </table:table-cell>
          <table:table-cell office:value-type="float" office:value="0.021944" calcext:value-type="float">
            <text:p>0.021944</text:p>
          </table:table-cell>
          <table:table-cell office:value-type="float" office:value="0.020666" calcext:value-type="float">
            <text:p>0.020666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18344" calcext:value-type="float">
            <text:p>0.018344</text:p>
          </table:table-cell>
          <table:table-cell office:value-type="float" office:value="0.017034" calcext:value-type="float">
            <text:p>0.017034</text:p>
          </table:table-cell>
        </table:table-row>
        <table:table-row table:style-name="ro2">
          <table:table-cell office:value-type="float" office:value="0.023616" calcext:value-type="float">
            <text:p>0.023616</text:p>
          </table:table-cell>
          <table:table-cell office:value-type="float" office:value="0.023134" calcext:value-type="float">
            <text:p>0.023134</text:p>
          </table:table-cell>
          <table:table-cell office:value-type="float" office:value="0.022729" calcext:value-type="float">
            <text:p>0.022729</text:p>
          </table:table-cell>
          <table:table-cell office:value-type="float" office:value="0.021951" calcext:value-type="float">
            <text:p>0.021951</text:p>
          </table:table-cell>
          <table:table-cell office:value-type="float" office:value="0.020645" calcext:value-type="float">
            <text:p>0.020645</text:p>
          </table:table-cell>
          <table:table-cell office:value-type="float" office:value="0.019239" calcext:value-type="float">
            <text:p>0.019239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2">
          <table:table-cell office:value-type="float" office:value="0.023654" calcext:value-type="float">
            <text:p>0.023654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21959" calcext:value-type="float">
            <text:p>0.02195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0.018234" calcext:value-type="float">
            <text:p>0.018234</text:p>
          </table:table-cell>
          <table:table-cell office:value-type="float" office:value="0.016892" calcext:value-type="float">
            <text:p>0.016892</text:p>
          </table:table-cell>
        </table:table-row>
        <table:table-row table:style-name="ro2">
          <table:table-cell office:value-type="float" office:value="0.023693" calcext:value-type="float">
            <text:p>0.023693</text:p>
          </table:table-cell>
          <table:table-cell office:value-type="float" office:value="0.023192" calcext:value-type="float">
            <text:p>0.023192</text:p>
          </table:table-cell>
          <table:table-cell office:value-type="float" office:value="0.022775" calcext:value-type="float">
            <text:p>0.022775</text:p>
          </table:table-cell>
          <table:table-cell office:value-type="float" office:value="0.021966" calcext:value-type="float">
            <text:p>0.021966</text:p>
          </table:table-cell>
          <table:table-cell office:value-type="float" office:value="0.020606" calcext:value-type="float">
            <text:p>0.020606</text:p>
          </table:table-cell>
          <table:table-cell office:value-type="float" office:value="0.019154" calcext:value-type="float">
            <text:p>0.019154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0.016817" calcext:value-type="float">
            <text:p>0.016817</text:p>
          </table:table-cell>
        </table:table-row>
        <table:table-row table:style-name="ro2">
          <table:table-cell office:value-type="float" office:value="0.023731" calcext:value-type="float">
            <text:p>0.023731</text:p>
          </table:table-cell>
          <table:table-cell office:value-type="float" office:value="0.023215" calcext:value-type="float">
            <text:p>0.023215</text:p>
          </table:table-cell>
          <table:table-cell office:value-type="float" office:value="0.022799" calcext:value-type="float">
            <text:p>0.022799</text:p>
          </table:table-cell>
          <table:table-cell office:value-type="float" office:value="0.021972" calcext:value-type="float">
            <text:p>0.021972</text:p>
          </table:table-cell>
          <table:table-cell office:value-type="float" office:value="0.020584" calcext:value-type="float">
            <text:p>0.020584</text:p>
          </table:table-cell>
          <table:table-cell office:value-type="float" office:value="0.019112" calcext:value-type="float">
            <text:p>0.019112</text:p>
          </table:table-cell>
          <table:table-cell office:value-type="float" office:value="0.018131" calcext:value-type="float">
            <text:p>0.018131</text:p>
          </table:table-cell>
          <table:table-cell office:value-type="float" office:value="0.016747" calcext:value-type="float">
            <text:p>0.016747</text:p>
          </table:table-cell>
        </table:table-row>
        <table:table-row table:style-name="ro2">
          <table:table-cell office:value-type="float" office:value="0.023767" calcext:value-type="float">
            <text:p>0.023767</text:p>
          </table:table-cell>
          <table:table-cell office:value-type="float" office:value="0.023243" calcext:value-type="float">
            <text:p>0.023243</text:p>
          </table:table-cell>
          <table:table-cell office:value-type="float" office:value="0.022818" calcext:value-type="float">
            <text:p>0.022818</text:p>
          </table:table-cell>
          <table:table-cell office:value-type="float" office:value="0.021972" calcext:value-type="float">
            <text:p>0.021972</text:p>
          </table:table-cell>
          <table:table-cell office:value-type="float" office:value="0.020563" calcext:value-type="float">
            <text:p>0.020563</text:p>
          </table:table-cell>
          <table:table-cell office:value-type="float" office:value="0.019067" calcext:value-type="float">
            <text:p>0.019067</text:p>
          </table:table-cell>
          <table:table-cell office:value-type="float" office:value="0.018075" calcext:value-type="float">
            <text:p>0.018075</text:p>
          </table:table-cell>
          <table:table-cell office:value-type="float" office:value="0.016678" calcext:value-type="float">
            <text:p>0.016678</text:p>
          </table:table-cell>
        </table:table-row>
        <table:table-row table:style-name="ro2">
          <table:table-cell office:value-type="float" office:value="0.023804" calcext:value-type="float">
            <text:p>0.023804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22835" calcext:value-type="float">
            <text:p>0.022835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20538" calcext:value-type="float">
            <text:p>0.020538</text:p>
          </table:table-cell>
          <table:table-cell office:value-type="float" office:value="0.019025" calcext:value-type="float">
            <text:p>0.01902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6609" calcext:value-type="float">
            <text:p>0.016609</text:p>
          </table:table-cell>
        </table:table-row>
        <table:table-row table:style-name="ro2">
          <table:table-cell office:value-type="float" office:value="0.023839" calcext:value-type="float">
            <text:p>0.023839</text:p>
          </table:table-cell>
          <table:table-cell office:value-type="float" office:value="0.023292" calcext:value-type="float">
            <text:p>0.023292</text:p>
          </table:table-cell>
          <table:table-cell office:value-type="float" office:value="0.022853" calcext:value-type="float">
            <text:p>0.022853</text:p>
          </table:table-cell>
          <table:table-cell office:value-type="float" office:value="0.021969" calcext:value-type="float">
            <text:p>0.021969</text:p>
          </table:table-cell>
          <table:table-cell office:value-type="float" office:value="0.020511" calcext:value-type="float">
            <text:p>0.020511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16538" calcext:value-type="float">
            <text:p>0.016538</text:p>
          </table:table-cell>
        </table:table-row>
        <table:table-row table:style-name="ro2">
          <table:table-cell office:value-type="float" office:value="0.023867" calcext:value-type="float">
            <text:p>0.023867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0.021964" calcext:value-type="float">
            <text:p>0.021964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0.018931" calcext:value-type="float">
            <text:p>0.018931</text:p>
          </table:table-cell>
          <table:table-cell office:value-type="float" office:value="0.017893" calcext:value-type="float">
            <text:p>0.017893</text:p>
          </table:table-cell>
          <table:table-cell office:value-type="float" office:value="0.016461" calcext:value-type="float">
            <text:p>0.016461</text:p>
          </table:table-cell>
        </table:table-row>
        <table:table-row table:style-name="ro2">
          <table:table-cell office:value-type="float" office:value="0.023899" calcext:value-type="float">
            <text:p>0.023899</text:p>
          </table:table-cell>
          <table:table-cell office:value-type="float" office:value="0.023333" calcext:value-type="float">
            <text:p>0.023333</text:p>
          </table:table-cell>
          <table:table-cell office:value-type="float" office:value="0.022873" calcext:value-type="float">
            <text:p>0.022873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18884" calcext:value-type="float">
            <text:p>0.018884</text:p>
          </table:table-cell>
          <table:table-cell office:value-type="float" office:value="0.017833" calcext:value-type="float">
            <text:p>0.017833</text:p>
          </table:table-cell>
          <table:table-cell office:value-type="float" office:value="0.016386" calcext:value-type="float">
            <text:p>0.016386</text:p>
          </table:table-cell>
        </table:table-row>
        <table:table-row table:style-name="ro2">
          <table:table-cell office:value-type="float" office:value="0.023927" calcext:value-type="float">
            <text:p>0.023927</text:p>
          </table:table-cell>
          <table:table-cell office:value-type="float" office:value="0.023352" calcext:value-type="float">
            <text:p>0.023352</text:p>
          </table:table-cell>
          <table:table-cell office:value-type="float" office:value="0.022881" calcext:value-type="float">
            <text:p>0.022881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18833" calcext:value-type="float">
            <text:p>0.018833</text:p>
          </table:table-cell>
          <table:table-cell office:value-type="float" office:value="0.017775" calcext:value-type="float">
            <text:p>0.017775</text:p>
          </table:table-cell>
          <table:table-cell office:value-type="float" office:value="0.016312" calcext:value-type="float">
            <text:p>0.016312</text:p>
          </table:table-cell>
        </table:table-row>
        <table:table-row table:style-name="ro2">
          <table:table-cell office:value-type="float" office:value="0.023952" calcext:value-type="float">
            <text:p>0.023952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22892" calcext:value-type="float">
            <text:p>0.022892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020393" calcext:value-type="float">
            <text:p>0.020393</text:p>
          </table:table-cell>
          <table:table-cell office:value-type="float" office:value="0.018782" calcext:value-type="float">
            <text:p>0.018782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6235" calcext:value-type="float">
            <text:p>0.016235</text:p>
          </table:table-cell>
        </table:table-row>
        <table:table-row table:style-name="ro2">
          <table:table-cell office:value-type="float" office:value="0.023979" calcext:value-type="float">
            <text:p>0.023979</text:p>
          </table:table-cell>
          <table:table-cell office:value-type="float" office:value="0.023387" calcext:value-type="float">
            <text:p>0.023387</text:p>
          </table:table-cell>
          <table:table-cell office:value-type="float" office:value="0.022903" calcext:value-type="float">
            <text:p>0.022903</text:p>
          </table:table-cell>
          <table:table-cell office:value-type="float" office:value="0.021935" calcext:value-type="float">
            <text:p>0.021935</text:p>
          </table:table-cell>
          <table:table-cell office:value-type="float" office:value="0.020363" calcext:value-type="float">
            <text:p>0.02036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7642" calcext:value-type="float">
            <text:p>0.017642</text:p>
          </table:table-cell>
          <table:table-cell office:value-type="float" office:value="0.016159" calcext:value-type="float">
            <text:p>0.016159</text:p>
          </table:table-cell>
        </table:table-row>
        <table:table-row table:style-name="ro2">
          <table:table-cell office:value-type="float" office:value="0.024005" calcext:value-type="float">
            <text:p>0.024005</text:p>
          </table:table-cell>
          <table:table-cell office:value-type="float" office:value="0.023403" calcext:value-type="float">
            <text:p>0.023403</text:p>
          </table:table-cell>
          <table:table-cell office:value-type="float" office:value="0.022911" calcext:value-type="float">
            <text:p>0.022911</text:p>
          </table:table-cell>
          <table:table-cell office:value-type="float" office:value="0.021926" calcext:value-type="float">
            <text:p>0.021926</text:p>
          </table:table-cell>
          <table:table-cell office:value-type="float" office:value="0.020332" calcext:value-type="float">
            <text:p>0.020332</text:p>
          </table:table-cell>
          <table:table-cell office:value-type="float" office:value="0.018683" calcext:value-type="float">
            <text:p>0.018683</text:p>
          </table:table-cell>
          <table:table-cell office:value-type="float" office:value="0.017579" calcext:value-type="float">
            <text:p>0.017579</text:p>
          </table:table-cell>
          <table:table-cell office:value-type="float" office:value="0.016085" calcext:value-type="float">
            <text:p>0.016085</text:p>
          </table:table-cell>
        </table:table-row>
        <table:table-row table:style-name="ro2">
          <table:table-cell office:value-type="float" office:value="0.024031" calcext:value-type="float">
            <text:p>0.024031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16014" calcext:value-type="float">
            <text:p>0.016014</text:p>
          </table:table-cell>
        </table:table-row>
        <table:table-row table:style-name="ro2">
          <table:table-cell office:value-type="float" office:value="0.024056" calcext:value-type="float">
            <text:p>0.024056</text:p>
          </table:table-cell>
          <table:table-cell office:value-type="float" office:value="0.023434" calcext:value-type="float">
            <text:p>0.023434</text:p>
          </table:table-cell>
          <table:table-cell office:value-type="float" office:value="0.022925" calcext:value-type="float">
            <text:p>0.022925</text:p>
          </table:table-cell>
          <table:table-cell office:value-type="float" office:value="0.021908" calcext:value-type="float">
            <text:p>0.021908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01594" calcext:value-type="float">
            <text:p>0.01594</text:p>
          </table:table-cell>
        </table:table-row>
        <table:table-row table:style-name="ro2">
          <table:table-cell office:value-type="float" office:value="0.024078" calcext:value-type="float">
            <text:p>0.024078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21898" calcext:value-type="float">
            <text:p>0.021898</text:p>
          </table:table-cell>
          <table:table-cell office:value-type="float" office:value="0.020234" calcext:value-type="float">
            <text:p>0.020234</text:p>
          </table:table-cell>
          <table:table-cell office:value-type="float" office:value="0.018536" calcext:value-type="float">
            <text:p>0.018536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0.01587" calcext:value-type="float">
            <text:p>0.01587</text:p>
          </table:table-cell>
        </table:table-row>
        <table:table-row table:style-name="ro2">
          <table:table-cell office:value-type="float" office:value="0.024102" calcext:value-type="float">
            <text:p>0.024102</text:p>
          </table:table-cell>
          <table:table-cell office:value-type="float" office:value="0.023463" calcext:value-type="float">
            <text:p>0.023463</text:p>
          </table:table-cell>
          <table:table-cell office:value-type="float" office:value="0.022936" calcext:value-type="float">
            <text:p>0.022936</text:p>
          </table:table-cell>
          <table:table-cell office:value-type="float" office:value="0.021891" calcext:value-type="float">
            <text:p>0.021891</text:p>
          </table:table-cell>
          <table:table-cell office:value-type="float" office:value="0.020203" calcext:value-type="float">
            <text:p>0.020203</text:p>
          </table:table-cell>
          <table:table-cell office:value-type="float" office:value="0.018487" calcext:value-type="float">
            <text:p>0.018487</text:p>
          </table:table-cell>
          <table:table-cell office:value-type="float" office:value="0.017325" calcext:value-type="float">
            <text:p>0.017325</text:p>
          </table:table-cell>
          <table:table-cell office:value-type="float" office:value="0.015797" calcext:value-type="float">
            <text:p>0.015797</text:p>
          </table:table-cell>
        </table:table-row>
        <table:table-row table:style-name="ro2">
          <table:table-cell office:value-type="float" office:value="0.024125" calcext:value-type="float">
            <text:p>0.024125</text:p>
          </table:table-cell>
          <table:table-cell office:value-type="float" office:value="0.023477" calcext:value-type="float">
            <text:p>0.023477</text:p>
          </table:table-cell>
          <table:table-cell office:value-type="float" office:value="0.022942" calcext:value-type="float">
            <text:p>0.022942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17262" calcext:value-type="float">
            <text:p>0.017262</text:p>
          </table:table-cell>
          <table:table-cell office:value-type="float" office:value="0.015727" calcext:value-type="float">
            <text:p>0.015727</text:p>
          </table:table-cell>
        </table:table-row>
        <table:table-row table:style-name="ro2">
          <table:table-cell office:value-type="float" office:value="0.024145" calcext:value-type="float">
            <text:p>0.024145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21869" calcext:value-type="float">
            <text:p>0.02186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17203" calcext:value-type="float">
            <text:p>0.017203</text:p>
          </table:table-cell>
          <table:table-cell office:value-type="float" office:value="0.015656" calcext:value-type="float">
            <text:p>0.015656</text:p>
          </table:table-cell>
        </table:table-row>
        <table:table-row table:style-name="ro2">
          <table:table-cell office:value-type="float" office:value="0.024165" calcext:value-type="float">
            <text:p>0.024165</text:p>
          </table:table-cell>
          <table:table-cell office:value-type="float" office:value="0.023502" calcext:value-type="float">
            <text:p>0.02350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1859" calcext:value-type="float">
            <text:p>0.021859</text:p>
          </table:table-cell>
          <table:table-cell office:value-type="float" office:value="0.020104" calcext:value-type="float">
            <text:p>0.020104</text:p>
          </table:table-cell>
          <table:table-cell office:value-type="float" office:value="0.018333" calcext:value-type="float">
            <text:p>0.018333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0.015587" calcext:value-type="float">
            <text:p>0.015587</text:p>
          </table:table-cell>
        </table:table-row>
        <table:table-row table:style-name="ro2">
          <table:table-cell office:value-type="float" office:value="0.024187" calcext:value-type="float">
            <text:p>0.024187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0.021847" calcext:value-type="float">
            <text:p>0.021847</text:p>
          </table:table-cell>
          <table:table-cell office:value-type="float" office:value="0.020071" calcext:value-type="float">
            <text:p>0.020071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5516" calcext:value-type="float">
            <text:p>0.015516</text:p>
          </table:table-cell>
        </table:table-row>
        <table:table-row table:style-name="ro2">
          <table:table-cell office:value-type="float" office:value="0.024206" calcext:value-type="float">
            <text:p>0.024206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22958" calcext:value-type="float">
            <text:p>0.022958</text:p>
          </table:table-cell>
          <table:table-cell office:value-type="float" office:value="0.021834" calcext:value-type="float">
            <text:p>0.02183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18226" calcext:value-type="float">
            <text:p>0.018226</text:p>
          </table:table-cell>
          <table:table-cell office:value-type="float" office:value="0.017018" calcext:value-type="float">
            <text:p>0.017018</text:p>
          </table:table-cell>
          <table:table-cell office:value-type="float" office:value="0.015452" calcext:value-type="float">
            <text:p>0.015452</text:p>
          </table:table-cell>
        </table:table-row>
        <table:table-row table:style-name="ro2">
          <table:table-cell office:value-type="float" office:value="0.024224" calcext:value-type="float">
            <text:p>0.02422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0.022961" calcext:value-type="float">
            <text:p>0.022961</text:p>
          </table:table-cell>
          <table:table-cell office:value-type="float" office:value="0.021822" calcext:value-type="float">
            <text:p>0.021822</text:p>
          </table:table-cell>
          <table:table-cell office:value-type="float" office:value="0.020002" calcext:value-type="float">
            <text:p>0.020002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15382" calcext:value-type="float">
            <text:p>0.015382</text:p>
          </table:table-cell>
        </table:table-row>
        <table:table-row table:style-name="ro2">
          <table:table-cell office:value-type="float" office:value="0.024245" calcext:value-type="float">
            <text:p>0.024245</text:p>
          </table:table-cell>
          <table:table-cell office:value-type="float" office:value="0.023548" calcext:value-type="float">
            <text:p>0.023548</text:p>
          </table:table-cell>
          <table:table-cell office:value-type="float" office:value="0.022962" calcext:value-type="float">
            <text:p>0.022962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19967" calcext:value-type="float">
            <text:p>0.019967</text:p>
          </table:table-cell>
          <table:table-cell office:value-type="float" office:value="0.018122" calcext:value-type="float">
            <text:p>0.018122</text:p>
          </table:table-cell>
          <table:table-cell office:value-type="float" office:value="0.016894" calcext:value-type="float">
            <text:p>0.016894</text:p>
          </table:table-cell>
          <table:table-cell office:value-type="float" office:value="0.015309" calcext:value-type="float">
            <text:p>0.015309</text:p>
          </table:table-cell>
        </table:table-row>
        <table:table-row table:style-name="ro2">
          <table:table-cell office:value-type="float" office:value="0.024268" calcext:value-type="float">
            <text:p>0.024268</text:p>
          </table:table-cell>
          <table:table-cell office:value-type="float" office:value="0.023557" calcext:value-type="float">
            <text:p>0.023557</text:p>
          </table:table-cell>
          <table:table-cell office:value-type="float" office:value="0.022964" calcext:value-type="float">
            <text:p>0.022964</text:p>
          </table:table-cell>
          <table:table-cell office:value-type="float" office:value="0.021796" calcext:value-type="float">
            <text:p>0.021796</text:p>
          </table:table-cell>
          <table:table-cell office:value-type="float" office:value="0.019928" calcext:value-type="float">
            <text:p>0.019928</text:p>
          </table:table-cell>
          <table:table-cell office:value-type="float" office:value="0.018071" calcext:value-type="float">
            <text:p>0.018071</text:p>
          </table:table-cell>
          <table:table-cell office:value-type="float" office:value="0.016834" calcext:value-type="float">
            <text:p>0.016834</text:p>
          </table:table-cell>
          <table:table-cell office:value-type="float" office:value="0.015235" calcext:value-type="float">
            <text:p>0.015235</text:p>
          </table:table-cell>
        </table:table-row>
        <table:table-row table:style-name="ro2">
          <table:table-cell office:value-type="float" office:value="0.024287" calcext:value-type="float">
            <text:p>0.024287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22966" calcext:value-type="float">
            <text:p>0.022966</text:p>
          </table:table-cell>
          <table:table-cell office:value-type="float" office:value="0.021783" calcext:value-type="float">
            <text:p>0.021783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18017" calcext:value-type="float">
            <text:p>0.018017</text:p>
          </table:table-cell>
          <table:table-cell office:value-type="float" office:value="0.016771" calcext:value-type="float">
            <text:p>0.016771</text:p>
          </table:table-cell>
          <table:table-cell office:value-type="float" office:value="0.015164" calcext:value-type="float">
            <text:p>0.015164</text:p>
          </table:table-cell>
        </table:table-row>
        <table:table-row table:style-name="ro2">
          <table:table-cell office:value-type="float" office:value="0.024308" calcext:value-type="float">
            <text:p>0.024308</text:p>
          </table:table-cell>
          <table:table-cell office:value-type="float" office:value="0.023579" calcext:value-type="float">
            <text:p>0.023579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0.021769" calcext:value-type="float">
            <text:p>0.021769</text:p>
          </table:table-cell>
          <table:table-cell office:value-type="float" office:value="0.019854" calcext:value-type="float">
            <text:p>0.019854</text:p>
          </table:table-cell>
          <table:table-cell office:value-type="float" office:value="0.017966" calcext:value-type="float">
            <text:p>0.017966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5094" calcext:value-type="float">
            <text:p>0.015094</text:p>
          </table:table-cell>
        </table:table-row>
        <table:table-row table:style-name="ro2">
          <table:table-cell office:value-type="float" office:value="0.024328" calcext:value-type="float">
            <text:p>0.024328</text:p>
          </table:table-cell>
          <table:table-cell office:value-type="float" office:value="0.023587" calcext:value-type="float">
            <text:p>0.023587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21756" calcext:value-type="float">
            <text:p>0.021756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0.017912" calcext:value-type="float">
            <text:p>0.017912</text:p>
          </table:table-cell>
          <table:table-cell office:value-type="float" office:value="0.016649" calcext:value-type="float">
            <text:p>0.016649</text:p>
          </table:table-cell>
          <table:table-cell office:value-type="float" office:value="0.015022" calcext:value-type="float">
            <text:p>0.015022</text:p>
          </table:table-cell>
        </table:table-row>
        <table:table-row table:style-name="ro2">
          <table:table-cell office:value-type="float" office:value="0.024346" calcext:value-type="float">
            <text:p>0.024346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41" calcext:value-type="float">
            <text:p>0.021741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17867" calcext:value-type="float">
            <text:p>0.017867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014954" calcext:value-type="float">
            <text:p>0.014954</text:p>
          </table:table-cell>
        </table:table-row>
        <table:table-row table:style-name="ro2">
          <table:table-cell office:value-type="float" office:value="0.024364" calcext:value-type="float">
            <text:p>0.024364</text:p>
          </table:table-cell>
          <table:table-cell office:value-type="float" office:value="0.023606" calcext:value-type="float">
            <text:p>0.023606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16528" calcext:value-type="float">
            <text:p>0.016528</text:p>
          </table:table-cell>
          <table:table-cell office:value-type="float" office:value="0.014881" calcext:value-type="float">
            <text:p>0.014881</text:p>
          </table:table-cell>
        </table:table-row>
        <table:table-row table:style-name="ro2">
          <table:table-cell office:value-type="float" office:value="0.024379" calcext:value-type="float">
            <text:p>0.024379</text:p>
          </table:table-cell>
          <table:table-cell office:value-type="float" office:value="0.023615" calcext:value-type="float">
            <text:p>0.023615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9718" calcext:value-type="float">
            <text:p>0.019718</text:p>
          </table:table-cell>
          <table:table-cell office:value-type="float" office:value="0.017766" calcext:value-type="float">
            <text:p>0.017766</text:p>
          </table:table-cell>
          <table:table-cell office:value-type="float" office:value="0.016467" calcext:value-type="float">
            <text:p>0.016467</text:p>
          </table:table-cell>
          <table:table-cell office:value-type="float" office:value="0.014814" calcext:value-type="float">
            <text:p>0.014814</text:p>
          </table:table-cell>
        </table:table-row>
        <table:table-row table:style-name="ro2">
          <table:table-cell office:value-type="float" office:value="0.024397" calcext:value-type="float">
            <text:p>0.024397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22967" calcext:value-type="float">
            <text:p>0.022967</text:p>
          </table:table-cell>
          <table:table-cell office:value-type="float" office:value="0.021702" calcext:value-type="float">
            <text:p>0.021702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017718" calcext:value-type="float">
            <text:p>0.017718</text:p>
          </table:table-cell>
          <table:table-cell office:value-type="float" office:value="0.016403" calcext:value-type="float">
            <text:p>0.016403</text:p>
          </table:table-cell>
          <table:table-cell office:value-type="float" office:value="0.014745" calcext:value-type="float">
            <text:p>0.014745</text:p>
          </table:table-cell>
        </table:table-row>
        <table:table-row table:style-name="ro2">
          <table:table-cell office:value-type="float" office:value="0.024414" calcext:value-type="float">
            <text:p>0.024414</text:p>
          </table:table-cell>
          <table:table-cell office:value-type="float" office:value="0.023628" calcext:value-type="float">
            <text:p>0.023628</text:p>
          </table:table-cell>
          <table:table-cell office:value-type="float" office:value="0.022967" calcext:value-type="float">
            <text:p>0.022967</text:p>
          </table:table-cell>
          <table:table-cell office:value-type="float" office:value="0.021686" calcext:value-type="float">
            <text:p>0.021686</text:p>
          </table:table-cell>
          <table:table-cell office:value-type="float" office:value="0.019644" calcext:value-type="float">
            <text:p>0.019644</text:p>
          </table:table-cell>
          <table:table-cell office:value-type="float" office:value="0.017668" calcext:value-type="float">
            <text:p>0.017668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14681" calcext:value-type="float">
            <text:p>0.014681</text:p>
          </table:table-cell>
        </table:table-row>
        <table:table-row table:style-name="ro2">
          <table:table-cell office:value-type="float" office:value="0.02443" calcext:value-type="float">
            <text:p>0.02443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0.022964" calcext:value-type="float">
            <text:p>0.022964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17614" calcext:value-type="float">
            <text:p>0.017614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014616" calcext:value-type="float">
            <text:p>0.014616</text:p>
          </table:table-cell>
        </table:table-row>
        <table:table-row table:style-name="ro2">
          <table:table-cell office:value-type="float" office:value="0.024446" calcext:value-type="float">
            <text:p>0.024446</text:p>
          </table:table-cell>
          <table:table-cell office:value-type="float" office:value="0.023643" calcext:value-type="float">
            <text:p>0.023643</text:p>
          </table:table-cell>
          <table:table-cell office:value-type="float" office:value="0.022963" calcext:value-type="float">
            <text:p>0.022963</text:p>
          </table:table-cell>
          <table:table-cell office:value-type="float" office:value="0.021657" calcext:value-type="float">
            <text:p>0.021657</text:p>
          </table:table-cell>
          <table:table-cell office:value-type="float" office:value="0.019572" calcext:value-type="float">
            <text:p>0.019572</text:p>
          </table:table-cell>
          <table:table-cell office:value-type="float" office:value="0.017564" calcext:value-type="float">
            <text:p>0.017564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0.014549" calcext:value-type="float">
            <text:p>0.014549</text:p>
          </table:table-cell>
        </table:table-row>
        <table:table-row table:style-name="ro2">
          <table:table-cell office:value-type="float" office:value="0.024462" calcext:value-type="float">
            <text:p>0.024462</text:p>
          </table:table-cell>
          <table:table-cell office:value-type="float" office:value="0.02365" calcext:value-type="float">
            <text:p>0.02365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021641" calcext:value-type="float">
            <text:p>0.021641</text:p>
          </table:table-cell>
          <table:table-cell office:value-type="float" office:value="0.019537" calcext:value-type="float">
            <text:p>0.019537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16159" calcext:value-type="float">
            <text:p>0.016159</text:p>
          </table:table-cell>
          <table:table-cell office:value-type="float" office:value="0.014485" calcext:value-type="float">
            <text:p>0.014485</text:p>
          </table:table-cell>
        </table:table-row>
        <table:table-row table:style-name="ro2">
          <table:table-cell office:value-type="float" office:value="0.024478" calcext:value-type="float">
            <text:p>0.024478</text:p>
          </table:table-cell>
          <table:table-cell office:value-type="float" office:value="0.023656" calcext:value-type="float">
            <text:p>0.023656</text:p>
          </table:table-cell>
          <table:table-cell office:value-type="float" office:value="0.022959" calcext:value-type="float">
            <text:p>0.022959</text:p>
          </table:table-cell>
          <table:table-cell office:value-type="float" office:value="0.021624" calcext:value-type="float">
            <text:p>0.021624</text:p>
          </table:table-cell>
          <table:table-cell office:value-type="float" office:value="0.019501" calcext:value-type="float">
            <text:p>0.019501</text:p>
          </table:table-cell>
          <table:table-cell office:value-type="float" office:value="0.017467" calcext:value-type="float">
            <text:p>0.017467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01442" calcext:value-type="float">
            <text:p>0.01442</text:p>
          </table:table-cell>
        </table:table-row>
        <table:table-row table:style-name="ro2">
          <table:table-cell office:value-type="float" office:value="0.024493" calcext:value-type="float">
            <text:p>0.024493</text:p>
          </table:table-cell>
          <table:table-cell office:value-type="float" office:value="0.023662" calcext:value-type="float">
            <text:p>0.023662</text:p>
          </table:table-cell>
          <table:table-cell office:value-type="float" office:value="0.022956" calcext:value-type="float">
            <text:p>0.022956</text:p>
          </table:table-cell>
          <table:table-cell office:value-type="float" office:value="0.021611" calcext:value-type="float">
            <text:p>0.021611</text:p>
          </table:table-cell>
          <table:table-cell office:value-type="float" office:value="0.019463" calcext:value-type="float">
            <text:p>0.019463</text:p>
          </table:table-cell>
          <table:table-cell office:value-type="float" office:value="0.017416" calcext:value-type="float">
            <text:p>0.017416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014353" calcext:value-type="float">
            <text:p>0.014353</text:p>
          </table:table-cell>
        </table:table-row>
        <table:table-row table:style-name="ro2">
          <table:table-cell office:value-type="float" office:value="0.02451" calcext:value-type="float">
            <text:p>0.02451</text:p>
          </table:table-cell>
          <table:table-cell office:value-type="float" office:value="0.023669" calcext:value-type="float">
            <text:p>0.023669</text:p>
          </table:table-cell>
          <table:table-cell office:value-type="float" office:value="0.022953" calcext:value-type="float">
            <text:p>0.022953</text:p>
          </table:table-cell>
          <table:table-cell office:value-type="float" office:value="0.021591" calcext:value-type="float">
            <text:p>0.021591</text:p>
          </table:table-cell>
          <table:table-cell office:value-type="float" office:value="0.019426" calcext:value-type="float">
            <text:p>0.01942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15985" calcext:value-type="float">
            <text:p>0.015985</text:p>
          </table:table-cell>
          <table:table-cell office:value-type="float" office:value="0.014288" calcext:value-type="float">
            <text:p>0.014288</text:p>
          </table:table-cell>
        </table:table-row>
        <table:table-row table:style-name="ro2">
          <table:table-cell office:value-type="float" office:value="0.024527" calcext:value-type="float">
            <text:p>0.024527</text:p>
          </table:table-cell>
          <table:table-cell office:value-type="float" office:value="0.023676" calcext:value-type="float">
            <text:p>0.023676</text:p>
          </table:table-cell>
          <table:table-cell office:value-type="float" office:value="0.022951" calcext:value-type="float">
            <text:p>0.022951</text:p>
          </table:table-cell>
          <table:table-cell office:value-type="float" office:value="0.021576" calcext:value-type="float">
            <text:p>0.021576</text:p>
          </table:table-cell>
          <table:table-cell office:value-type="float" office:value="0.019391" calcext:value-type="float">
            <text:p>0.01939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015924" calcext:value-type="float">
            <text:p>0.015924</text:p>
          </table:table-cell>
          <table:table-cell office:value-type="float" office:value="0.014224" calcext:value-type="float">
            <text:p>0.014224</text:p>
          </table:table-cell>
        </table:table-row>
        <table:table-row table:style-name="ro2">
          <table:table-cell office:value-type="float" office:value="0.024541" calcext:value-type="float">
            <text:p>0.024541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21559" calcext:value-type="float">
            <text:p>0.021559</text:p>
          </table:table-cell>
          <table:table-cell office:value-type="float" office:value="0.019356" calcext:value-type="float">
            <text:p>0.019356</text:p>
          </table:table-cell>
          <table:table-cell office:value-type="float" office:value="0.017265" calcext:value-type="float">
            <text:p>0.017265</text:p>
          </table:table-cell>
          <table:table-cell office:value-type="float" office:value="0.015868" calcext:value-type="float">
            <text:p>0.015868</text:p>
          </table:table-cell>
          <table:table-cell office:value-type="float" office:value="0.014162" calcext:value-type="float">
            <text:p>0.014162</text:p>
          </table:table-cell>
        </table:table-row>
        <table:table-row table:style-name="ro2">
          <table:table-cell office:value-type="float" office:value="0.024557" calcext:value-type="float">
            <text:p>0.024557</text:p>
          </table:table-cell>
          <table:table-cell office:value-type="float" office:value="0.023685" calcext:value-type="float">
            <text:p>0.023685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21541" calcext:value-type="float">
            <text:p>0.021541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5812" calcext:value-type="float">
            <text:p>0.015812</text:p>
          </table:table-cell>
          <table:table-cell office:value-type="float" office:value="0.014099" calcext:value-type="float">
            <text:p>0.014099</text:p>
          </table:table-cell>
        </table:table-row>
        <table:table-row table:style-name="ro2">
          <table:table-cell office:value-type="float" office:value="0.02457" calcext:value-type="float">
            <text:p>0.02457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0.022942" calcext:value-type="float">
            <text:p>0.022942</text:p>
          </table:table-cell>
          <table:table-cell office:value-type="float" office:value="0.021523" calcext:value-type="float">
            <text:p>0.021523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017165" calcext:value-type="float">
            <text:p>0.017165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014036" calcext:value-type="float">
            <text:p>0.014036</text:p>
          </table:table-cell>
        </table:table-row>
        <table:table-row table:style-name="ro2">
          <table:table-cell office:value-type="float" office:value="0.024584" calcext:value-type="float">
            <text:p>0.024584</text:p>
          </table:table-cell>
          <table:table-cell office:value-type="float" office:value="0.023693" calcext:value-type="float">
            <text:p>0.023693</text:p>
          </table:table-cell>
          <table:table-cell office:value-type="float" office:value="0.022939" calcext:value-type="float">
            <text:p>0.022939</text:p>
          </table:table-cell>
          <table:table-cell office:value-type="float" office:value="0.021505" calcext:value-type="float">
            <text:p>0.021505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0.017115" calcext:value-type="float">
            <text:p>0.01711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3973" calcext:value-type="float">
            <text:p>0.013973</text:p>
          </table:table-cell>
        </table:table-row>
        <table:table-row table:style-name="ro2">
          <table:table-cell office:value-type="float" office:value="0.024597" calcext:value-type="float">
            <text:p>0.024597</text:p>
          </table:table-cell>
          <table:table-cell office:value-type="float" office:value="0.023699" calcext:value-type="float">
            <text:p>0.023699</text:p>
          </table:table-cell>
          <table:table-cell office:value-type="float" office:value="0.022936" calcext:value-type="float">
            <text:p>0.022936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019214" calcext:value-type="float">
            <text:p>0.019214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15643" calcext:value-type="float">
            <text:p>0.015643</text:p>
          </table:table-cell>
          <table:table-cell office:value-type="float" office:value="0.013912" calcext:value-type="float">
            <text:p>0.013912</text:p>
          </table:table-cell>
        </table:table-row>
        <table:table-row table:style-name="ro2">
          <table:table-cell office:value-type="float" office:value="0.024611" calcext:value-type="float">
            <text:p>0.024611</text:p>
          </table:table-cell>
          <table:table-cell office:value-type="float" office:value="0.023704" calcext:value-type="float">
            <text:p>0.023704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468" calcext:value-type="float">
            <text:p>0.021468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0.017019" calcext:value-type="float">
            <text:p>0.017019</text:p>
          </table:table-cell>
          <table:table-cell office:value-type="float" office:value="0.015589" calcext:value-type="float">
            <text:p>0.015589</text:p>
          </table:table-cell>
          <table:table-cell office:value-type="float" office:value="0.013852" calcext:value-type="float">
            <text:p>0.013852</text:p>
          </table:table-cell>
        </table:table-row>
        <table:table-row table:style-name="ro2">
          <table:table-cell office:value-type="float" office:value="0.024627" calcext:value-type="float">
            <text:p>0.024627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0.022925" calcext:value-type="float">
            <text:p>0.022925</text:p>
          </table:table-cell>
          <table:table-cell office:value-type="float" office:value="0.021451" calcext:value-type="float">
            <text:p>0.021451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013792" calcext:value-type="float">
            <text:p>0.013792</text:p>
          </table:table-cell>
        </table:table-row>
        <table:table-row table:style-name="ro2">
          <table:table-cell office:value-type="float" office:value="0.024642" calcext:value-type="float">
            <text:p>0.024642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1433" calcext:value-type="float">
            <text:p>0.021433</text:p>
          </table:table-cell>
          <table:table-cell office:value-type="float" office:value="0.019106" calcext:value-type="float">
            <text:p>0.019106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2">
          <table:table-cell office:value-type="float" office:value="0.024655" calcext:value-type="float">
            <text:p>0.02465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22917" calcext:value-type="float">
            <text:p>0.022917</text:p>
          </table:table-cell>
          <table:table-cell office:value-type="float" office:value="0.021416" calcext:value-type="float">
            <text:p>0.021416</text:p>
          </table:table-cell>
          <table:table-cell office:value-type="float" office:value="0.019068" calcext:value-type="float">
            <text:p>0.019068</text:p>
          </table:table-cell>
          <table:table-cell office:value-type="float" office:value="0.016873" calcext:value-type="float">
            <text:p>0.016873</text:p>
          </table:table-cell>
          <table:table-cell office:value-type="float" office:value="0.015425" calcext:value-type="float">
            <text:p>0.015425</text:p>
          </table:table-cell>
          <table:table-cell office:value-type="float" office:value="0.013667" calcext:value-type="float">
            <text:p>0.013667</text:p>
          </table:table-cell>
        </table:table-row>
        <table:table-row table:style-name="ro2">
          <table:table-cell office:value-type="float" office:value="0.024666" calcext:value-type="float">
            <text:p>0.024666</text:p>
          </table:table-cell>
          <table:table-cell office:value-type="float" office:value="0.023718" calcext:value-type="float">
            <text:p>0.023718</text:p>
          </table:table-cell>
          <table:table-cell office:value-type="float" office:value="0.022911" calcext:value-type="float">
            <text:p>0.022911</text:p>
          </table:table-cell>
          <table:table-cell office:value-type="float" office:value="0.021397" calcext:value-type="float">
            <text:p>0.021397</text:p>
          </table:table-cell>
          <table:table-cell office:value-type="float" office:value="0.019033" calcext:value-type="float">
            <text:p>0.019033</text:p>
          </table:table-cell>
          <table:table-cell office:value-type="float" office:value="0.016824" calcext:value-type="float">
            <text:p>0.016824</text:p>
          </table:table-cell>
          <table:table-cell office:value-type="float" office:value="0.015365" calcext:value-type="float">
            <text:p>0.015365</text:p>
          </table:table-cell>
          <table:table-cell office:value-type="float" office:value="0.013607" calcext:value-type="float">
            <text:p>0.013607</text:p>
          </table:table-cell>
        </table:table-row>
        <table:table-row table:style-name="ro2">
          <table:table-cell office:value-type="float" office:value="0.024681" calcext:value-type="float">
            <text:p>0.024681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22907" calcext:value-type="float">
            <text:p>0.022907</text:p>
          </table:table-cell>
          <table:table-cell office:value-type="float" office:value="0.021379" calcext:value-type="float">
            <text:p>0.021379</text:p>
          </table:table-cell>
          <table:table-cell office:value-type="float" office:value="0.018996" calcext:value-type="float">
            <text:p>0.018996</text:p>
          </table:table-cell>
          <table:table-cell office:value-type="float" office:value="0.016775" calcext:value-type="float">
            <text:p>0.016775</text:p>
          </table:table-cell>
          <table:table-cell office:value-type="float" office:value="0.015311" calcext:value-type="float">
            <text:p>0.015311</text:p>
          </table:table-cell>
          <table:table-cell office:value-type="float" office:value="0.013546" calcext:value-type="float">
            <text:p>0.013546</text:p>
          </table:table-cell>
        </table:table-row>
        <table:table-row table:style-name="ro2">
          <table:table-cell office:value-type="float" office:value="0.024693" calcext:value-type="float">
            <text:p>0.024693</text:p>
          </table:table-cell>
          <table:table-cell office:value-type="float" office:value="0.023724" calcext:value-type="float">
            <text:p>0.023724</text:p>
          </table:table-cell>
          <table:table-cell office:value-type="float" office:value="0.022904" calcext:value-type="float">
            <text:p>0.022904</text:p>
          </table:table-cell>
          <table:table-cell office:value-type="float" office:value="0.021361" calcext:value-type="float">
            <text:p>0.02136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3486" calcext:value-type="float">
            <text:p>0.013486</text:p>
          </table:table-cell>
        </table:table-row>
        <table:table-row table:style-name="ro2">
          <table:table-cell office:value-type="float" office:value="0.024705" calcext:value-type="float">
            <text:p>0.024705</text:p>
          </table:table-cell>
          <table:table-cell office:value-type="float" office:value="0.023728" calcext:value-type="float">
            <text:p>0.023728</text:p>
          </table:table-cell>
          <table:table-cell office:value-type="float" office:value="0.022899" calcext:value-type="float">
            <text:p>0.022899</text:p>
          </table:table-cell>
          <table:table-cell office:value-type="float" office:value="0.021342" calcext:value-type="float">
            <text:p>0.021342</text:p>
          </table:table-cell>
          <table:table-cell office:value-type="float" office:value="0.018927" calcext:value-type="float">
            <text:p>0.018927</text:p>
          </table:table-cell>
          <table:table-cell office:value-type="float" office:value="0.016681" calcext:value-type="float">
            <text:p>0.016681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13427" calcext:value-type="float">
            <text:p>0.013427</text:p>
          </table:table-cell>
        </table:table-row>
        <table:table-row table:style-name="ro2">
          <table:table-cell office:value-type="float" office:value="0.024718" calcext:value-type="float">
            <text:p>0.024718</text:p>
          </table:table-cell>
          <table:table-cell office:value-type="float" office:value="0.023732" calcext:value-type="float">
            <text:p>0.023732</text:p>
          </table:table-cell>
          <table:table-cell office:value-type="float" office:value="0.022894" calcext:value-type="float">
            <text:p>0.022894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018893" calcext:value-type="float">
            <text:p>0.018893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0.013372" calcext:value-type="float">
            <text:p>0.013372</text:p>
          </table:table-cell>
        </table:table-row>
        <table:table-row table:style-name="ro2">
          <table:table-cell office:value-type="float" office:value="0.02473" calcext:value-type="float">
            <text:p>0.02473</text:p>
          </table:table-cell>
          <table:table-cell office:value-type="float" office:value="0.023736" calcext:value-type="float">
            <text:p>0.023736</text:p>
          </table:table-cell>
          <table:table-cell office:value-type="float" office:value="0.022889" calcext:value-type="float">
            <text:p>0.022889</text:p>
          </table:table-cell>
          <table:table-cell office:value-type="float" office:value="0.021303" calcext:value-type="float">
            <text:p>0.021303</text:p>
          </table:table-cell>
          <table:table-cell office:value-type="float" office:value="0.018856" calcext:value-type="float">
            <text:p>0.018856</text:p>
          </table:table-cell>
          <table:table-cell office:value-type="float" office:value="0.016589" calcext:value-type="float">
            <text:p>0.016589</text:p>
          </table:table-cell>
          <table:table-cell office:value-type="float" office:value="0.015092" calcext:value-type="float">
            <text:p>0.015092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2">
          <table:table-cell office:value-type="float" office:value="0.024741" calcext:value-type="float">
            <text:p>0.024741</text:p>
          </table:table-cell>
          <table:table-cell office:value-type="float" office:value="0.023738" calcext:value-type="float">
            <text:p>0.023738</text:p>
          </table:table-cell>
          <table:table-cell office:value-type="float" office:value="0.022883" calcext:value-type="float">
            <text:p>0.022883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18821" calcext:value-type="float">
            <text:p>0.018821</text:p>
          </table:table-cell>
          <table:table-cell office:value-type="float" office:value="0.016543" calcext:value-type="float">
            <text:p>0.016543</text:p>
          </table:table-cell>
          <table:table-cell office:value-type="float" office:value="0.015036" calcext:value-type="float">
            <text:p>0.015036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2">
          <table:table-cell office:value-type="float" office:value="0.024752" calcext:value-type="float">
            <text:p>0.024752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22877" calcext:value-type="float">
            <text:p>0.022877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.018785" calcext:value-type="float">
            <text:p>0.018785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13198" calcext:value-type="float">
            <text:p>0.013198</text:p>
          </table:table-cell>
        </table:table-row>
        <table:table-row table:style-name="ro2">
          <table:table-cell office:value-type="float" office:value="0.024765" calcext:value-type="float">
            <text:p>0.024765</text:p>
          </table:table-cell>
          <table:table-cell office:value-type="float" office:value="0.023743" calcext:value-type="float">
            <text:p>0.023743</text:p>
          </table:table-cell>
          <table:table-cell office:value-type="float" office:value="0.022874" calcext:value-type="float">
            <text:p>0.022874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0.016452" calcext:value-type="float">
            <text:p>0.016452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013142" calcext:value-type="float">
            <text:p>0.013142</text:p>
          </table:table-cell>
        </table:table-row>
        <table:table-row table:style-name="ro2">
          <table:table-cell office:value-type="float" office:value="0.024777" calcext:value-type="float">
            <text:p>0.024777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18711" calcext:value-type="float">
            <text:p>0.018711</text:p>
          </table:table-cell>
          <table:table-cell office:value-type="float" office:value="0.016404" calcext:value-type="float">
            <text:p>0.016404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0.013085" calcext:value-type="float">
            <text:p>0.013085</text:p>
          </table:table-cell>
        </table:table-row>
        <table:table-row table:style-name="ro2">
          <table:table-cell office:value-type="float" office:value="0.024789" calcext:value-type="float">
            <text:p>0.024789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22861" calcext:value-type="float">
            <text:p>0.022861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.018677" calcext:value-type="float">
            <text:p>0.018677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014823" calcext:value-type="float">
            <text:p>0.014823</text:p>
          </table:table-cell>
          <table:table-cell office:value-type="float" office:value="0.013031" calcext:value-type="float">
            <text:p>0.013031</text:p>
          </table:table-cell>
        </table:table-row>
        <table:table-row table:style-name="ro2">
          <table:table-cell office:value-type="float" office:value="0.0248" calcext:value-type="float">
            <text:p>0.0248</text:p>
          </table:table-cell>
          <table:table-cell office:value-type="float" office:value="0.023743" calcext:value-type="float">
            <text:p>0.023743</text:p>
          </table:table-cell>
          <table:table-cell office:value-type="float" office:value="0.022854" calcext:value-type="float">
            <text:p>0.022854</text:p>
          </table:table-cell>
          <table:table-cell office:value-type="float" office:value="0.021195" calcext:value-type="float">
            <text:p>0.021195</text:p>
          </table:table-cell>
          <table:table-cell office:value-type="float" office:value="0.018639" calcext:value-type="float">
            <text:p>0.018639</text:p>
          </table:table-cell>
          <table:table-cell office:value-type="float" office:value="0.016312" calcext:value-type="float">
            <text:p>0.016312</text:p>
          </table:table-cell>
          <table:table-cell office:value-type="float" office:value="0.014773" calcext:value-type="float">
            <text:p>0.014773</text:p>
          </table:table-cell>
          <table:table-cell office:value-type="float" office:value="0.012975" calcext:value-type="float">
            <text:p>0.012975</text:p>
          </table:table-cell>
        </table:table-row>
        <table:table-row table:style-name="ro2">
          <table:table-cell office:value-type="float" office:value="0.024811" calcext:value-type="float">
            <text:p>0.024811</text:p>
          </table:table-cell>
          <table:table-cell office:value-type="float" office:value="0.023746" calcext:value-type="float">
            <text:p>0.023746</text:p>
          </table:table-cell>
          <table:table-cell office:value-type="float" office:value="0.022846" calcext:value-type="float">
            <text:p>0.022846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018604" calcext:value-type="float">
            <text:p>0.018604</text:p>
          </table:table-cell>
          <table:table-cell office:value-type="float" office:value="0.016267" calcext:value-type="float">
            <text:p>0.016267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0.012921" calcext:value-type="float">
            <text:p>0.012921</text:p>
          </table:table-cell>
        </table:table-row>
        <table:table-row table:style-name="ro2">
          <table:table-cell office:value-type="float" office:value="0.024823" calcext:value-type="float">
            <text:p>0.024823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41" calcext:value-type="float">
            <text:p>0.022841</text:p>
          </table:table-cell>
          <table:table-cell office:value-type="float" office:value="0.021156" calcext:value-type="float">
            <text:p>0.021156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6223" calcext:value-type="float">
            <text:p>0.016223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0.012863" calcext:value-type="float">
            <text:p>0.012863</text:p>
          </table:table-cell>
        </table:table-row>
        <table:table-row table:style-name="ro2">
          <table:table-cell office:value-type="float" office:value="0.024834" calcext:value-type="float">
            <text:p>0.02483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32" calcext:value-type="float">
            <text:p>0.022832</text:p>
          </table:table-cell>
          <table:table-cell office:value-type="float" office:value="0.021138" calcext:value-type="float">
            <text:p>0.021138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.016176" calcext:value-type="float">
            <text:p>0.016176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12809" calcext:value-type="float">
            <text:p>0.012809</text:p>
          </table:table-cell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26" calcext:value-type="float">
            <text:p>0.022826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0.018502" calcext:value-type="float">
            <text:p>0.018502</text:p>
          </table:table-cell>
          <table:table-cell office:value-type="float" office:value="0.016131" calcext:value-type="float">
            <text:p>0.016131</text:p>
          </table:table-cell>
          <table:table-cell office:value-type="float" office:value="0.014567" calcext:value-type="float">
            <text:p>0.014567</text:p>
          </table:table-cell>
          <table:table-cell office:value-type="float" office:value="0.012754" calcext:value-type="float">
            <text:p>0.012754</text:p>
          </table:table-cell>
        </table:table-row>
        <table:table-row table:style-name="ro2">
          <table:table-cell office:value-type="float" office:value="0.024854" calcext:value-type="float">
            <text:p>0.02485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18" calcext:value-type="float">
            <text:p>0.0228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8466" calcext:value-type="float">
            <text:p>0.018466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4515" calcext:value-type="float">
            <text:p>0.014515</text:p>
          </table:table-cell>
          <table:table-cell office:value-type="float" office:value="0.012699" calcext:value-type="float">
            <text:p>0.012699</text:p>
          </table:table-cell>
        </table:table-row>
        <table:table-row table:style-name="ro2">
          <table:table-cell office:value-type="float" office:value="0.024863" calcext:value-type="float">
            <text:p>0.024863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022811" calcext:value-type="float">
            <text:p>0.022811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12646" calcext:value-type="float">
            <text:p>0.012646</text:p>
          </table:table-cell>
        </table:table-row>
        <table:table-row table:style-name="ro2">
          <table:table-cell office:value-type="float" office:value="0.024874" calcext:value-type="float">
            <text:p>0.024874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21062" calcext:value-type="float">
            <text:p>0.021062</text:p>
          </table:table-cell>
          <table:table-cell office:value-type="float" office:value="0.018394" calcext:value-type="float">
            <text:p>0.018394</text:p>
          </table:table-cell>
          <table:table-cell office:value-type="float" office:value="0.015997" calcext:value-type="float">
            <text:p>0.015997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12594" calcext:value-type="float">
            <text:p>0.012594</text:p>
          </table:table-cell>
        </table:table-row>
      </table:table>
      <table:table table:name="mar-n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7"/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F</text:p>
          </table:table-cell>
          <table:table-cell table:style-name="ce7" office:value-type="float" office:value="1.1672" calcext:value-type="float">
            <text:p>1.167</text:p>
          </table:table-cell>
          <table:table-cell table:style-name="ce7" office:value-type="float" office:value="1.9505" calcext:value-type="float">
            <text:p>1.951</text:p>
          </table:table-cell>
          <table:table-cell table:style-name="ce7" office:value-type="float" office:value="0.9125" calcext:value-type="float">
            <text:p>0.913</text:p>
          </table:table-cell>
          <table:table-cell table:style-name="ce7" office:value-type="float" office:value="1.31905" calcext:value-type="float">
            <text:p>1.319</text:p>
          </table:table-cell>
          <table:table-cell table:style-name="ce7" office:value-type="float" office:value="1.154" calcext:value-type="float">
            <text:p>1.154</text:p>
          </table:table-cell>
          <table:table-cell table:style-name="ce7" office:value-type="float" office:value="1.891" calcext:value-type="float">
            <text:p>1.891</text:p>
          </table:table-cell>
          <table:table-cell table:style-name="ce7" office:value-type="float" office:value="0.92" calcext:value-type="float">
            <text:p>0.920</text:p>
          </table:table-cell>
          <table:table-cell table:style-name="ce7" office:value-type="float" office:value="1.257" calcext:value-type="float">
            <text:p>1.257</text:p>
          </table:table-cell>
          <table:table-cell table:style-name="ce7" table:formula="of:=['mar-n'.B3]/['mar-n'.F3]" office:value-type="float" office:value="1.01143847487002" calcext:value-type="float">
            <text:p>1.011</text:p>
          </table:table-cell>
          <table:table-cell table:style-name="ce7" table:formula="of:=['mar-n'.C3]/['mar-n'.G3]" office:value-type="float" office:value="1.03146483342147" calcext:value-type="float">
            <text:p>1.031</text:p>
          </table:table-cell>
          <table:table-cell table:style-name="ce7" table:formula="of:=['mar-n'.D3]/['mar-n'.H3]" office:value-type="float" office:value="0.991847826086956" calcext:value-type="float">
            <text:p>0.992</text:p>
          </table:table-cell>
          <table:table-cell table:style-name="ce7" table:formula="of:=['mar-n'.E3]/['mar-n'.I3]" office:value-type="float" office:value="1.04936356404137" calcext:value-type="float">
            <text:p>1.049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FM</text:p>
          </table:table-cell>
          <table:table-cell table:style-name="ce7" table:formula="of:=['mar-n'.F4]*['mar-n'.J4]" office:value-type="float" office:value="1.06412208863143" calcext:value-type="float">
            <text:p>1.064</text:p>
          </table:table-cell>
          <table:table-cell table:style-name="ce7" table:formula="of:=['mar-n'.G4]*['mar-n'.K4]" office:value-type="float" office:value="1.58585908911529" calcext:value-type="float">
            <text:p>1.586</text:p>
          </table:table-cell>
          <table:table-cell table:style-name="ce7" table:formula="of:=['mar-n'.H4]*['mar-n'.L4]" office:value-type="float" office:value="0.888807829851308" calcext:value-type="float">
            <text:p>0.889</text:p>
          </table:table-cell>
          <table:table-cell table:style-name="ce7" table:formula="of:=['mar-n'.I4]*['mar-n'.M4]" office:value-type="float" office:value="1.28279084014392" calcext:value-type="float">
            <text:p>1.283</text:p>
          </table:table-cell>
          <table:table-cell table:style-name="ce7" office:value-type="float" office:value="1.001" calcext:value-type="float">
            <text:p>1.001</text:p>
          </table:table-cell>
          <table:table-cell table:style-name="ce7" office:value-type="float" office:value="1.488" calcext:value-type="float">
            <text:p>1.488</text:p>
          </table:table-cell>
          <table:table-cell table:style-name="ce7" office:value-type="float" office:value="0.888" calcext:value-type="float">
            <text:p>0.888</text:p>
          </table:table-cell>
          <table:table-cell table:style-name="ce7" office:value-type="float" office:value="1.218" calcext:value-type="float">
            <text:p>1.218</text:p>
          </table:table-cell>
          <table:table-cell table:style-name="ce7" table:formula="of:=0.1*['mar-n'.J3]+0.9*['mar-n'.J10]" office:value-type="float" office:value="1.06305902960183" calcext:value-type="float">
            <text:p>1.063</text:p>
          </table:table-cell>
          <table:table-cell table:style-name="ce7" table:formula="of:=0.1*['mar-n'.K3]+0.9*['mar-n'.K10]" office:value-type="float" office:value="1.06576551687855" calcext:value-type="float">
            <text:p>1.066</text:p>
          </table:table-cell>
          <table:table-cell table:style-name="ce7" table:formula="of:=0.8*['mar-n'.L3]+0.2*['mar-n'.L10]" office:value-type="float" office:value="1.00090971830102" calcext:value-type="float">
            <text:p>1.001</text:p>
          </table:table-cell>
          <table:table-cell table:style-name="ce7" table:formula="of:=0.8*['mar-n'.M3]+0.2*['mar-n'.M10]" office:value-type="float" office:value="1.05319445003606" calcext:value-type="float">
            <text:p>1.0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PT-V</text:p>
          </table:table-cell>
          <table:table-cell table:style-name="ce7" table:formula="of:=['mar-n'.B7]+(['mar-n'.B3]-['mar-n'.B7])/(['mar-n'.F3]-['mar-n'.F7])*(['mar-n'.F5]-['mar-n'.F7])" office:value-type="float" office:value="0.913739569988076" calcext:value-type="float">
            <text:p>0.914</text:p>
          </table:table-cell>
          <table:table-cell table:style-name="ce7" table:formula="of:=['mar-n'.C7]+(['mar-n'.C3]-['mar-n'.C7])/(['mar-n'.G3]-['mar-n'.G7])*(['mar-n'.G5]-['mar-n'.G7])" office:value-type="float" office:value="1.18088929165749" calcext:value-type="float">
            <text:p>1.181</text:p>
          </table:table-cell>
          <table:table-cell table:style-name="ce7" table:formula="of:=['mar-n'.D3]*['mar-n'.H5]/['mar-n'.H3]" office:value-type="float" office:value="0.961100543478261" calcext:value-type="float">
            <text:p>0.961</text:p>
          </table:table-cell>
          <table:table-cell table:style-name="ce7" table:formula="of:=['mar-n'.E3]*['mar-n'.I5]/['mar-n'.I3]" office:value-type="float" office:value="1.51213289578361" calcext:value-type="float">
            <text:p>1.512</text:p>
          </table:table-cell>
          <table:table-cell table:style-name="ce8" office:value-type="float" office:value="0.867" calcext:value-type="float">
            <text:p>0.867</text:p>
          </table:table-cell>
          <table:table-cell table:style-name="ce8" office:value-type="float" office:value="1.115" calcext:value-type="float">
            <text:p>1.115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1.441" calcext:value-type="float">
            <text:p>1.441</text:p>
          </table:table-cell>
          <table:table-cell table:style-name="ce7" table:number-columns-repeated="4"/>
          <table:table-cell table:number-columns-repeated="1011"/>
        </table:table-row>
        <table:table-row table:style-name="ro3">
          <table:table-cell table:style-name="ce7" office:value-type="string" calcext:value-type="string">
            <text:p>PMF-MNAR</text:p>
          </table:table-cell>
          <table:table-cell table:style-name="ce7" table:formula="of:=['mar-n'.B3]*['mar-n'.F6]/['mar-n'.F3]" office:value-type="float" office:value="1.19046308492201" calcext:value-type="float">
            <text:p>1.190</text:p>
          </table:table-cell>
          <table:table-cell table:style-name="ce7" table:formula="of:=['mar-n'.C3]*['mar-n'.G6]/['mar-n'.G3]" office:value-type="float" office:value="2.2434360126917" calcext:value-type="float">
            <text:p>2.243</text:p>
          </table:table-cell>
          <table:table-cell table:style-name="ce7" table:formula="of:=['mar-n'.D7]+(['mar-n'.D3]-['mar-n'.D7])/(['mar-n'.H3]-['mar-n'.H7])*(['mar-n'.H6]-['mar-n'.H7])" office:value-type="float" office:value="0.890821287408244" calcext:value-type="float">
            <text:p>0.891</text:p>
          </table:table-cell>
          <table:table-cell table:style-name="ce7" table:formula="of:=['mar-n'.E7]+(['mar-n'.E3]-['mar-n'.E7])/(['mar-n'.I3]-['mar-n'.I7])*(['mar-n'.I6]-['mar-n'.I7])" office:value-type="float" office:value="1.27722092426203" calcext:value-type="float">
            <text:p>1.277</text:p>
          </table:table-cell>
          <table:table-cell table:style-name="ce8" office:value-type="float" office:value="1.177" calcext:value-type="float">
            <text:p>1.177</text:p>
          </table:table-cell>
          <table:table-cell table:style-name="ce8" office:value-type="float" office:value="2.175" calcext:value-type="float">
            <text:p>2.175</text:p>
          </table:table-cell>
          <table:table-cell table:style-name="ce8" office:value-type="float" office:value="0.884" calcext:value-type="float">
            <text:p>0.884</text:p>
          </table:table-cell>
          <table:table-cell table:style-name="ce8" office:value-type="float" office:value="1.214" calcext:value-type="float">
            <text:p>1.214</text:p>
          </table:table-cell>
          <table:table-cell table:style-name="ce7" table:number-columns-repeated="4"/>
          <table:table-cell table:number-columns-repeated="1011"/>
        </table:table-row>
        <table:table-row table:style-name="ro3">
          <table:table-cell table:style-name="ce7" office:value-type="string" calcext:value-type="string">
            <text:p>MF-IPS</text:p>
          </table:table-cell>
          <table:table-cell table:style-name="ce7" table:formula="of:=['mar-n'.F7]*['mar-n'.J7]" office:value-type="float" office:value="0.863400738940411" calcext:value-type="float">
            <text:p>0.863</text:p>
          </table:table-cell>
          <table:table-cell table:style-name="ce7" table:formula="of:=['mar-n'.G7]*['mar-n'.K7]" office:value-type="float" office:value="1.0559267281895" calcext:value-type="float">
            <text:p>1.056</text:p>
          </table:table-cell>
          <table:table-cell table:style-name="ce7" table:formula="of:=['mar-n'.H7]*['mar-n'.L7]" office:value-type="float" office:value="0.876368812347073" calcext:value-type="float">
            <text:p>0.876</text:p>
          </table:table-cell>
          <table:table-cell table:style-name="ce7" table:formula="of:=['mar-n'.I7]*['mar-n'.M7]" office:value-type="float" office:value="1.15951585067379" calcext:value-type="float">
            <text:p>1.160</text:p>
          </table:table-cell>
          <table:table-cell table:style-name="ce7" office:value-type="float" office:value="0.81" calcext:value-type="float">
            <text:p>0.810</text:p>
          </table:table-cell>
          <table:table-cell table:style-name="ce7" office:value-type="float" office:value="0.989" calcext:value-type="float">
            <text:p>0.989</text:p>
          </table:table-cell>
          <table:table-cell table:style-name="ce7" office:value-type="float" office:value="0.86" calcext:value-type="float">
            <text:p>0.860</text:p>
          </table:table-cell>
          <table:table-cell table:style-name="ce7" office:value-type="float" office:value="1.093" calcext:value-type="float">
            <text:p>1.093</text:p>
          </table:table-cell>
          <table:table-cell table:style-name="ce7" table:formula="of:=AVERAGE(['mar-n'.J4];['mar-n'.J10])" office:value-type="float" office:value="1.06592683819804" calcext:value-type="float">
            <text:p>1.066</text:p>
          </table:table-cell>
          <table:table-cell table:style-name="ce7" table:formula="of:=AVERAGE(['mar-n'.K4];['mar-n'.K10])" office:value-type="float" office:value="1.06767111040395" calcext:value-type="float">
            <text:p>1.068</text:p>
          </table:table-cell>
          <table:table-cell table:style-name="ce7" table:formula="of:=AVERAGE(['mar-n'.L4];['mar-n'.L10])" office:value-type="float" office:value="1.01903350272916" calcext:value-type="float">
            <text:p>1.019</text:p>
          </table:table-cell>
          <table:table-cell table:style-name="ce7" table:formula="of:=AVERAGE(['mar-n'.M4];['mar-n'.M10])" office:value-type="float" office:value="1.06085622202543" calcext:value-type="float">
            <text:p>1.0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NFM-IPS</text:p>
          </table:table-cell>
          <table:table-cell table:style-name="ce7" table:formula="of:=['mar-n'.F8]*['mar-n'.J8]" office:value-type="float" office:value="0.851753872511923" calcext:value-type="float">
            <text:p>0.852</text:p>
          </table:table-cell>
          <table:table-cell table:style-name="ce7" table:formula="of:=['mar-n'.G8]*['mar-n'.K8]" office:value-type="float" office:value="1.04618280511614" calcext:value-type="float">
            <text:p>1.046</text:p>
          </table:table-cell>
          <table:table-cell table:style-name="ce7" table:formula="of:=['mar-n'.H8]*['mar-n'.L8]" office:value-type="float" office:value="0.85537536859276" calcext:value-type="float">
            <text:p>0.855</text:p>
          </table:table-cell>
          <table:table-cell table:style-name="ce7" table:formula="of:=['mar-n'.I8]*['mar-n'.M8]" office:value-type="float" office:value="1.13389177004142" calcext:value-type="float">
            <text:p>1.134</text:p>
          </table:table-cell>
          <table:table-cell table:style-name="ce7" office:value-type="float" office:value="0.798" calcext:value-type="float">
            <text:p>0.798</text:p>
          </table:table-cell>
          <table:table-cell table:style-name="ce7" office:value-type="float" office:value="0.979" calcext:value-type="float">
            <text:p>0.979</text:p>
          </table:table-cell>
          <table:table-cell table:style-name="ce7" office:value-type="float" office:value="0.832" calcext:value-type="float">
            <text:p>0.832</text:p>
          </table:table-cell>
          <table:table-cell table:style-name="ce7" office:value-type="float" office:value="1.065" calcext:value-type="float">
            <text:p>1.065</text:p>
          </table:table-cell>
          <table:table-cell table:style-name="ce7" table:formula="of:=AVERAGE(['mar-n'.J7];['mar-n'.J10])" office:value-type="float" office:value="1.06736074249614" calcext:value-type="float">
            <text:p>1.067</text:p>
          </table:table-cell>
          <table:table-cell table:style-name="ce7" table:formula="of:=AVERAGE(['mar-n'.K7];['mar-n'.K10])" office:value-type="float" office:value="1.06862390716664" calcext:value-type="float">
            <text:p>1.069</text:p>
          </table:table-cell>
          <table:table-cell table:style-name="ce7" table:formula="of:=AVERAGE(['mar-n'.L7];['mar-n'.L10])" office:value-type="float" office:value="1.02809539494322" calcext:value-type="float">
            <text:p>1.028</text:p>
          </table:table-cell>
          <table:table-cell table:style-name="ce7" table:formula="of:=AVERAGE(['mar-n'.M7];['mar-n'.M10])" office:value-type="float" office:value="1.06468710802012" calcext:value-type="float">
            <text:p>1.0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MF-DR</text:p>
          </table:table-cell>
          <table:table-cell table:style-name="ce7" table:formula="of:=['mar-n'.F9]*['mar-n'.J9]" office:value-type="float" office:value="0.797854037899962" calcext:value-type="float">
            <text:p>0.798</text:p>
          </table:table-cell>
          <table:table-cell table:style-name="ce7" table:formula="of:=['mar-n'.G9]*['mar-n'.K9]" office:value-type="float" office:value="1.03275089515936" calcext:value-type="float">
            <text:p>1.033</text:p>
          </table:table-cell>
          <table:table-cell table:style-name="ce7" table:formula="of:=['mar-n'.H9]*['mar-n'.L9]" office:value-type="float" office:value="0.803383293337098" calcext:value-type="float">
            <text:p>0.803</text:p>
          </table:table-cell>
          <table:table-cell table:style-name="ce7" table:formula="of:=['mar-n'.I9]*['mar-n'.M9]" office:value-type="float" office:value="1.05593652550728" calcext:value-type="float">
            <text:p>1.056</text:p>
          </table:table-cell>
          <table:table-cell table:style-name="ce7" office:value-type="float" office:value="0.747" calcext:value-type="float">
            <text:p>0.747</text:p>
          </table:table-cell>
          <table:table-cell table:style-name="ce7" office:value-type="float" office:value="0.966" calcext:value-type="float">
            <text:p>0.966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office:value-type="float" office:value="0.99" calcext:value-type="float">
            <text:p>0.990</text:p>
          </table:table-cell>
          <table:table-cell table:style-name="ce6" table:formula="of:=AVERAGE(['mar-n'.J8];['mar-n'.J10])" office:value-type="float" office:value="1.0680776946452" calcext:value-type="float">
            <text:p>1.068</text:p>
          </table:table-cell>
          <table:table-cell table:style-name="ce6" table:formula="of:=AVERAGE(['mar-n'.K8];['mar-n'.K10])" office:value-type="float" office:value="1.06910030554799" calcext:value-type="float">
            <text:p>1.069</text:p>
          </table:table-cell>
          <table:table-cell table:style-name="ce6" table:formula="of:=AVERAGE(['mar-n'.L8];['mar-n'.L10])" office:value-type="float" office:value="1.03262634105025" calcext:value-type="float">
            <text:p>1.033</text:p>
          </table:table-cell>
          <table:table-cell table:style-name="ce6" table:formula="of:=AVERAGE(['mar-n'.M8];['mar-n'.M10])" office:value-type="float" office:value="1.06660255101746" calcext:value-type="float">
            <text:p>1.0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NFM-DR</text:p>
          </table:table-cell>
          <table:table-cell table:style-name="ce7" table:formula="of:=['mar-n'.B14]/['mar-n'.B18]" office:value-type="float" office:value="0.786632860040568" calcext:value-type="float">
            <text:p>0.787</text:p>
          </table:table-cell>
          <table:table-cell table:style-name="ce7" table:formula="of:=['mar-n'.C14]/['mar-n'.C18]" office:value-type="float" office:value="1.02358490566038" calcext:value-type="float">
            <text:p>1.024</text:p>
          </table:table-cell>
          <table:table-cell table:style-name="ce7" table:formula="of:=['mar-n'.D14]/['mar-n'.D18]" office:value-type="float" office:value="0.784090909090909" calcext:value-type="float">
            <text:p>0.784</text:p>
          </table:table-cell>
          <table:table-cell table:style-name="ce7" table:formula="of:=['mar-n'.E14]/['mar-n'.E18]" office:value-type="float" office:value="1.03325690021231" calcext:value-type="float">
            <text:p>1.033</text:p>
          </table:table-cell>
          <table:table-cell table:style-name="ce7" office:value-type="float" office:value="0.736" calcext:value-type="float">
            <text:p>0.736</text:p>
          </table:table-cell>
          <table:table-cell table:style-name="ce7" office:value-type="float" office:value="0.957" calcext:value-type="float">
            <text:p>0.957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967" calcext:value-type="float">
            <text:p>0.967</text:p>
          </table:table-cell>
          <table:table-cell table:style-name="ce7" table:formula="of:=['mar-n'.B10]/['mar-n'.F10]" office:value-type="float" office:value="1.06879464679425" calcext:value-type="float">
            <text:p>1.069</text:p>
          </table:table-cell>
          <table:table-cell table:style-name="ce7" table:formula="of:=['mar-n'.C10]/['mar-n'.G10]" office:value-type="float" office:value="1.06957670392934" calcext:value-type="float">
            <text:p>1.070</text:p>
          </table:table-cell>
          <table:table-cell table:style-name="ce7" table:formula="of:=['mar-n'.D10]/['mar-n'.H10]" office:value-type="float" office:value="1.03715728715729" calcext:value-type="float">
            <text:p>1.037</text:p>
          </table:table-cell>
          <table:table-cell table:style-name="ce7" table:formula="of:=['mar-n'.E10]/['mar-n'.I10]" office:value-type="float" office:value="1.0685179940148" calcext:value-type="float">
            <text:p>1.0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MF-IPS-NP</text:p>
          </table:table-cell>
          <table:table-cell table:style-name="ce7" table:formula="of:=['mar-n'.B7]*['mar-n'.B15]" office:value-type="float" office:value="0.832318312338557" calcext:value-type="float">
            <text:p>0.832</text:p>
          </table:table-cell>
          <table:table-cell table:style-name="ce7" table:formula="of:=['mar-n'.C7]*['mar-n'.C15]" office:value-type="float" office:value="0.998906684867269" calcext:value-type="float">
            <text:p>0.999</text:p>
          </table:table-cell>
          <table:table-cell table:style-name="ce7" table:formula="of:=['mar-n'.D7]*['mar-n'.D15]" office:value-type="float" office:value="0.813270257858084" calcext:value-type="float">
            <text:p>0.813</text:p>
          </table:table-cell>
          <table:table-cell table:style-name="ce7" table:formula="of:=['mar-n'.E7]*['mar-n'.E15]" office:value-type="float" office:value="1.04588329730776" calcext:value-type="float">
            <text:p>1.046</text:p>
          </table:table-cell>
          <table:table-cell table:style-name="ce9" table:number-columns-repeated="4"/>
          <table:table-cell table:style-name="ce7" table:number-columns-repeated="4"/>
          <table:table-cell table:number-columns-repeated="1011"/>
        </table:table-row>
        <table:table-row table:style-name="ro3">
          <table:table-cell table:style-name="ce7" office:value-type="string" calcext:value-type="string">
            <text:p>NFM-IPS-NP</text:p>
          </table:table-cell>
          <table:table-cell table:style-name="ce7" table:formula="of:=['mar-n'.B8]*['mar-n'.B16]" office:value-type="float" office:value="0.827336928166581" calcext:value-type="float">
            <text:p>0.827</text:p>
          </table:table-cell>
          <table:table-cell table:style-name="ce7" table:formula="of:=['mar-n'.C8]*['mar-n'.C16]" office:value-type="float" office:value="0.992478754453514" calcext:value-type="float">
            <text:p>0.992</text:p>
          </table:table-cell>
          <table:table-cell table:style-name="ce7" table:formula="of:=['mar-n'.D8]*['mar-n'.D16]" office:value-type="float" office:value="0.805193346968652" calcext:value-type="float">
            <text:p>0.805</text:p>
          </table:table-cell>
          <table:table-cell table:style-name="ce7" table:formula="of:=['mar-n'.E8]*['mar-n'.E16]" office:value-type="float" office:value="1.03788893351125" calcext:value-type="float">
            <text:p>1.038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7" office:value-type="string" calcext:value-type="string">
            <text:p>MF-DR-NP</text:p>
          </table:table-cell>
          <table:table-cell table:style-name="ce7" table:formula="of:=['mar-n'.B9]*['mar-n'.B17]" office:value-type="float" office:value="0.780833151758096" calcext:value-type="float">
            <text:p>0.781</text:p>
          </table:table-cell>
          <table:table-cell table:style-name="ce7" table:formula="of:=['mar-n'.C9]*['mar-n'.C17]" office:value-type="float" office:value="0.982490351594937" calcext:value-type="float">
            <text:p>0.982</text:p>
          </table:table-cell>
          <table:table-cell table:style-name="ce7" table:formula="of:=['mar-n'.D9]*['mar-n'.D17]" office:value-type="float" office:value="0.766963250705816" calcext:value-type="float">
            <text:p>0.767</text:p>
          </table:table-cell>
          <table:table-cell table:style-name="ce7" table:formula="of:=['mar-n'.E9]*['mar-n'.E17]" office:value-type="float" office:value="0.980613053354432" calcext:value-type="float">
            <text:p>0.981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8" office:value-type="string" calcext:value-type="string">
            <text:p>NFM-DR-NP</text:p>
          </table:table-cell>
          <table:table-cell table:style-name="ce8" office:value-type="float" office:value="0.77562" calcext:value-type="float">
            <text:p>0.776</text:p>
          </table:table-cell>
          <table:table-cell table:style-name="ce8" office:value-type="float" office:value="0.9765" calcext:value-type="float">
            <text:p>0.977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0.973328" calcext:value-type="float">
            <text:p>0.973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7"/>
          <table:table-cell table:style-name="ce7" office:value-type="float" office:value="0.964" calcext:value-type="float">
            <text:p>0.964</text:p>
          </table:table-cell>
          <table:table-cell table:style-name="ce7" office:value-type="float" office:value="0.946" calcext:value-type="float">
            <text:p>0.946</text:p>
          </table:table-cell>
          <table:table-cell table:style-name="ce7" office:value-type="float" office:value="0.928" calcext:value-type="float">
            <text:p>0.928</text:p>
          </table:table-cell>
          <table:table-cell table:style-name="ce7" office:value-type="float" office:value="0.902" calcext:value-type="float">
            <text:p>0.902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7"/>
          <table:table-cell table:style-name="ce7" table:formula="of:=['mar-n'.B15]+['mar-n'.B19]" office:value-type="float" office:value="0.971333333333333" calcext:value-type="float">
            <text:p>0.971</text:p>
          </table:table-cell>
          <table:table-cell table:style-name="ce7" table:formula="of:=['mar-n'.C15]+['mar-n'.C19]" office:value-type="float" office:value="0.948666666666667" calcext:value-type="float">
            <text:p>0.949</text:p>
          </table:table-cell>
          <table:table-cell table:style-name="ce7" table:formula="of:=['mar-n'.D15]+['mar-n'.D19]" office:value-type="float" office:value="0.941333333333333" calcext:value-type="float">
            <text:p>0.941</text:p>
          </table:table-cell>
          <table:table-cell table:style-name="ce7" table:formula="of:=['mar-n'.E15]+['mar-n'.E19]" office:value-type="float" office:value="0.915333333333333" calcext:value-type="float">
            <text:p>0.915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7"/>
          <table:table-cell table:style-name="ce7" table:formula="of:=['mar-n'.B16]+['mar-n'.B19]" office:value-type="float" office:value="0.978666666666667" calcext:value-type="float">
            <text:p>0.979</text:p>
          </table:table-cell>
          <table:table-cell table:style-name="ce7" table:formula="of:=['mar-n'.C16]+['mar-n'.C19]" office:value-type="float" office:value="0.951333333333333" calcext:value-type="float">
            <text:p>0.951</text:p>
          </table:table-cell>
          <table:table-cell table:style-name="ce7" table:formula="of:=['mar-n'.D16]+['mar-n'.D19]" office:value-type="float" office:value="0.954666666666667" calcext:value-type="float">
            <text:p>0.955</text:p>
          </table:table-cell>
          <table:table-cell table:style-name="ce7" table:formula="of:=['mar-n'.E16]+['mar-n'.E19]" office:value-type="float" office:value="0.928666666666667" calcext:value-type="float">
            <text:p>0.929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 table:style-name="ce7"/>
          <table:table-cell table:style-name="ce7" office:value-type="float" office:value="0.986" calcext:value-type="float">
            <text:p>0.986</text:p>
          </table:table-cell>
          <table:table-cell table:style-name="ce7" office:value-type="float" office:value="0.954" calcext:value-type="float">
            <text:p>0.954</text:p>
          </table:table-cell>
          <table:table-cell table:style-name="ce7" office:value-type="float" office:value="0.968" calcext:value-type="float">
            <text:p>0.968</text:p>
          </table:table-cell>
          <table:table-cell table:style-name="ce7" office:value-type="float" office:value="0.942" calcext:value-type="float">
            <text:p>0.942</text:p>
          </table:table-cell>
          <table:table-cell table:style-name="ce7" table:number-columns-repeated="8"/>
          <table:table-cell table:number-columns-repeated="1011"/>
        </table:table-row>
        <table:table-row table:style-name="ro3">
          <table:table-cell/>
          <table:table-cell table:formula="of:=(['mar-n'.B18]-['mar-n'.B15])/3" office:value-type="float" office:value="0.00733333333333334" calcext:value-type="float">
            <text:p>0.0073333333</text:p>
          </table:table-cell>
          <table:table-cell table:formula="of:=(['mar-n'.C18]-['mar-n'.C15])/3" office:value-type="float" office:value="0.00266666666666667" calcext:value-type="float">
            <text:p>0.0026666667</text:p>
          </table:table-cell>
          <table:table-cell table:formula="of:=(['mar-n'.D18]-['mar-n'.D15])/3" office:value-type="float" office:value="0.0133333333333333" calcext:value-type="float">
            <text:p>0.0133333333</text:p>
          </table:table-cell>
          <table:table-cell table:formula="of:=(['mar-n'.E18]-['mar-n'.E15])/3" office:value-type="float" office:value="0.0133333333333333" calcext:value-type="float">
            <text:p>0.0133333333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ar" table:style-name="ta4">
        <office:forms form:automatic-focus="false" form:apply-design-mode="false"/>
        <table:table-column table:style-name="co3" table:number-columns-repeated="1024" table:default-cell-style-name="ce11"/>
        <table:table-row table:style-name="ro3">
          <table:table-cell table:style-name="Default"/>
          <table:table-cell office:value-type="string" calcext:value-type="string">
            <text:p>Book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Default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Default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MF</text:p>
          </table:table-cell>
          <table:table-cell table:style-name="ce2" table:formula="of:=[mnar.K20]" office:value-type="float" office:value="0.609" calcext:value-type="float">
            <text:p>0.609</text:p>
          </table:table-cell>
          <table:table-cell table:style-name="ce2" table:formula="of:=[mnar.L20]" office:value-type="float" office:value="0.719" calcext:value-type="float">
            <text:p>0.719</text:p>
          </table:table-cell>
          <table:table-cell table:style-name="ce2" table:formula="of:=[mnar.M20]" office:value-type="float" office:value="0.604" calcext:value-type="float">
            <text:p>0.604</text:p>
          </table:table-cell>
          <table:table-cell table:style-name="ce2" table:formula="of:=[mnar.N20]" office:value-type="float" office:value="0.695241" calcext:value-type="float">
            <text:p>0.695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949" calcext:value-type="float">
            <text:p>0.949</text:p>
          </table:table-cell>
          <table:table-cell table:style-name="Default" office:value-type="float" office:value="0.745" calcext:value-type="float">
            <text:p>0.745</text:p>
          </table:table-cell>
          <table:table-cell table:style-name="Default" office:value-type="float" office:value="0.803" calcext:value-type="float">
            <text:p>0.803</text:p>
          </table:table-cell>
          <table:table-cell office:value-type="string" calcext:value-type="string">
            <text:p>MF</text:p>
          </table:table-cell>
          <table:table-cell table:style-name="Default" office:value-type="float" office:value="0.745" calcext:value-type="float">
            <text:p>0.745</text:p>
          </table:table-cell>
          <table:table-cell table:style-name="Default" office:value-type="float" office:value="0.803" calcext:value-type="float">
            <text:p>0.803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949" calcext:value-type="float">
            <text:p>0.949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NFM</text:p>
          </table:table-cell>
          <table:table-cell table:style-name="ce2" table:formula="of:=[mnar.K14]*[mnar.B3]" office:value-type="float" office:value="0.57059927153909" calcext:value-type="float">
            <text:p>0.571</text:p>
          </table:table-cell>
          <table:table-cell table:style-name="ce2" table:formula="of:=[mnar.L14]*[mnar.C3]" office:value-type="float" office:value="0.655775806251287" calcext:value-type="float">
            <text:p>0.656</text:p>
          </table:table-cell>
          <table:table-cell table:style-name="ce2" table:formula="of:=[mnar.M14]*[mnar.D3]" office:value-type="float" office:value="0.587012830510402" calcext:value-type="float">
            <text:p>0.587</text:p>
          </table:table-cell>
          <table:table-cell table:style-name="ce2" table:formula="of:=[mnar.N14]*[mnar.E3]" office:value-type="float" office:value="0.656687488182982" calcext:value-type="float">
            <text:p>0.657</text:p>
          </table:table-cell>
          <table:table-cell table:style-name="Default" table:number-columns-repeated="4"/>
          <table:table-cell office:value-type="string" calcext:value-type="string">
            <text:p>MF-IPS</text:p>
          </table:table-cell>
          <table:table-cell table:style-name="Default" office:value-type="float" office:value="0.752" calcext:value-type="float">
            <text:p>0.752</text:p>
          </table:table-cell>
          <table:table-cell table:style-name="Default" office:value-type="float" office:value="0.819" calcext:value-type="float">
            <text:p>0.819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956" calcext:value-type="float">
            <text:p>0.956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CPT-V</text:p>
          </table:table-cell>
          <table:table-cell table:style-name="ce2" table:formula="of:=[mnar.B3]*[mnar.F5]/[mnar.F3]" office:value-type="float" office:value="0.797917539267016" calcext:value-type="float">
            <text:p>0.798</text:p>
          </table:table-cell>
          <table:table-cell table:style-name="ce2" table:formula="of:=[mnar.C3]*[mnar.G5]/[mnar.G3]" office:value-type="float" office:value="0.967505795574289" calcext:value-type="float">
            <text:p>0.968</text:p>
          </table:table-cell>
          <table:table-cell table:style-name="ce2" table:formula="of:=[mnar.D3]*[mnar.H5]/[mnar.H3]" office:value-type="float" office:value="0.775065771812081" calcext:value-type="float">
            <text:p>0.775</text:p>
          </table:table-cell>
          <table:table-cell table:style-name="ce2" table:formula="of:=[mnar.E3]*[mnar.I5]/[mnar.I3]" office:value-type="float" office:value="1.06926853673724" calcext:value-type="float">
            <text:p>1.069</text:p>
          </table:table-cell>
          <table:table-cell table:style-name="Default" office:value-type="float" office:value="1.001" calcext:value-type="float">
            <text:p>1.001</text:p>
          </table:table-cell>
          <table:table-cell table:style-name="Default" office:value-type="float" office:value="1.277" calcext:value-type="float">
            <text:p>1.277</text:p>
          </table:table-cell>
          <table:table-cell table:style-name="Default" office:value-type="float" office:value="0.956" calcext:value-type="float">
            <text:p>0.956</text:p>
          </table:table-cell>
          <table:table-cell table:style-name="Default" office:value-type="float" office:value="1.235" calcext:value-type="float">
            <text:p>1.235</text:p>
          </table:table-cell>
          <table:table-cell table:style-name="Default"/>
          <table:table-cell table:formula="of:=[mnar.K4]/[mnar.K3]" office:value-type="float" office:value="1.00939597315436" calcext:value-type="float">
            <text:p>1.0093959732</text:p>
          </table:table-cell>
          <table:table-cell table:formula="of:=[mnar.L4]/[mnar.L3]" office:value-type="float" office:value="1.01992528019925" calcext:value-type="float">
            <text:p>1.0199252802</text:p>
          </table:table-cell>
          <table:table-cell table:formula="of:=[mnar.M4]/[mnar.M3]" office:value-type="float" office:value="1.00523560209424" calcext:value-type="float">
            <text:p>1.0052356021</text:p>
          </table:table-cell>
          <table:table-cell table:formula="of:=[mnar.N4]/[mnar.N3]" office:value-type="float" office:value="1.00737618545838" calcext:value-type="float">
            <text:p>1.0073761855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PMF-MNAR</text:p>
          </table:table-cell>
          <table:table-cell table:style-name="ce2" table:formula="of:=[mnar.B3]*[mnar.F6]/[mnar.F3]" office:value-type="float" office:value="0.595448952879581" calcext:value-type="float">
            <text:p>0.595</text:p>
          </table:table-cell>
          <table:table-cell table:style-name="ce2" table:formula="of:=[mnar.C3]*[mnar.G6]/[mnar.G3]" office:value-type="float" office:value="0.71445416227608" calcext:value-type="float">
            <text:p>0.714</text:p>
          </table:table-cell>
          <table:table-cell table:style-name="ce2" table:formula="of:=[mnar.D3]*[mnar.H6]/[mnar.H3]" office:value-type="float" office:value="0.600757046979866" calcext:value-type="float">
            <text:p>0.601</text:p>
          </table:table-cell>
          <table:table-cell table:style-name="ce2" table:formula="of:=[mnar.E3]*[mnar.I6]/[mnar.I3]" office:value-type="float" office:value="0.69091197758406" calcext:value-type="float">
            <text:p>0.691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 office:value-type="float" office:value="0.943" calcext:value-type="float">
            <text:p>0.943</text:p>
          </table:table-cell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0.798" calcext:value-type="float">
            <text:p>0.798</text:p>
          </table:table-cell>
          <table:table-cell office:value-type="string" calcext:value-type="string">
            <text:p>IPS+</text:p>
          </table:table-cell>
          <table:table-cell table:formula="of:=[mnar.K17]*[mnar.L6]" office:value-type="float" office:value="1.04233717870218" calcext:value-type="float">
            <text:p>1.0423371787</text:p>
          </table:table-cell>
          <table:table-cell table:formula="of:=AVERAGE([mnar.K5:.L5])" office:value-type="float" office:value="1.01466062667681" calcext:value-type="float">
            <text:p>1.0146606267</text:p>
          </table:table-cell>
          <table:table-cell table:formula="of:=[mnar.M17]*[mnar.N6]" office:value-type="float" office:value="1.03542180197233" calcext:value-type="float">
            <text:p>1.035421802</text:p>
          </table:table-cell>
          <table:table-cell table:formula="of:=AVERAGE([mnar.M5:.N5])" office:value-type="float" office:value="1.00630589377631" calcext:value-type="float">
            <text:p>1.0063058938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MF-IPS</text:p>
          </table:table-cell>
          <table:table-cell table:style-name="ce2" table:formula="of:=[mnar.K6]*[mnar.B3]" office:value-type="float" office:value="0.634783341829628" calcext:value-type="float">
            <text:p>0.635</text:p>
          </table:table-cell>
          <table:table-cell table:style-name="ce2" table:formula="of:=[mnar.L6]*[mnar.C3]" office:value-type="float" office:value="0.729540990580625" calcext:value-type="float">
            <text:p>0.730</text:p>
          </table:table-cell>
          <table:table-cell table:style-name="ce2" table:formula="of:=[mnar.M6]*[mnar.D3]" office:value-type="float" office:value="0.625394768391289" calcext:value-type="float">
            <text:p>0.625</text:p>
          </table:table-cell>
          <table:table-cell table:style-name="ce2" table:formula="of:=[mnar.N6]*[mnar.E3]" office:value-type="float" office:value="0.699625115894935" calcext:value-type="float">
            <text:p>0.700</text:p>
          </table:table-cell>
          <table:table-cell table:style-name="ce10" table:number-columns-repeated="4"/>
          <table:table-cell office:value-type="string" calcext:value-type="string">
            <text:p>IPS+</text:p>
          </table:table-cell>
          <table:table-cell table:formula="of:=MAX([mnar.K5:.L5])" office:value-type="float" office:value="1.01992528019925" calcext:value-type="float">
            <text:p>1.0199252802</text:p>
          </table:table-cell>
          <table:table-cell table:formula="of:=2*[mnar.L5]-[mnar.L6]" office:value-type="float" office:value="1.0251899337217" calcext:value-type="float">
            <text:p>1.0251899337</text:p>
          </table:table-cell>
          <table:table-cell table:formula="of:=MAX([mnar.M5:.N5])" office:value-type="float" office:value="1.00737618545838" calcext:value-type="float">
            <text:p>1.0073761855</text:p>
          </table:table-cell>
          <table:table-cell table:formula="of:=2*[mnar.N5]-[mnar.N6]" office:value-type="float" office:value="1.00844647714045" calcext:value-type="float">
            <text:p>1.0084464771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NFM-IPS</text:p>
          </table:table-cell>
          <table:table-cell table:style-name="ce2" table:formula="of:=[mnar.B4]*[mnar.K7]" office:value-type="float" office:value="0.581968621905996" calcext:value-type="float">
            <text:p>0.582</text:p>
          </table:table-cell>
          <table:table-cell table:style-name="ce2" table:formula="of:=[mnar.C4]*[mnar.L7]" office:value-type="float" office:value="0.67229475534705" calcext:value-type="float">
            <text:p>0.672</text:p>
          </table:table-cell>
          <table:table-cell table:style-name="ce2" table:formula="of:=[mnar.D4]*[mnar.M7]" office:value-type="float" office:value="0.591342746014694" calcext:value-type="float">
            <text:p>0.591</text:p>
          </table:table-cell>
          <table:table-cell table:style-name="ce2" table:formula="of:=[mnar.E4]*[mnar.N7]" office:value-type="float" office:value="0.662234184040337" calcext:value-type="float">
            <text:p>0.662</text:p>
          </table:table-cell>
          <table:table-cell table:style-name="ce10" table:number-columns-repeated="4"/>
          <table:table-cell table:style-name="Default" table:number-columns-repeated="6"/>
          <table:table-cell table:number-columns-repeated="1009"/>
        </table:table-row>
        <table:table-row table:style-name="ro3">
          <table:table-cell table:style-name="ce10" office:value-type="string" calcext:value-type="string">
            <text:p>MF-DR</text:p>
          </table:table-cell>
          <table:table-cell table:style-name="ce2" table:formula="of:=[mnar.B3]*[mnar.K15]" office:value-type="float" office:value="0.588804706252751" calcext:value-type="float">
            <text:p>0.589</text:p>
          </table:table-cell>
          <table:table-cell table:style-name="ce2" table:formula="of:=[mnar.C3]*[mnar.L15]" office:value-type="float" office:value="0.676698867711396" calcext:value-type="float">
            <text:p>0.677</text:p>
          </table:table-cell>
          <table:table-cell table:style-name="ce2" table:formula="of:=[mnar.D3]*[mnar.M15]" office:value-type="float" office:value="0.600527158958418" calcext:value-type="float">
            <text:p>0.601</text:p>
          </table:table-cell>
          <table:table-cell table:style-name="ce2" table:formula="of:=[mnar.E3]*[mnar.N15]" office:value-type="float" office:value="0.67180588073207" calcext:value-type="float">
            <text:p>0.672</text:p>
          </table:table-cell>
          <table:table-cell table:style-name="ce2" table:number-columns-repeated="4"/>
          <table:table-cell table:style-name="Default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10" office:value-type="string" calcext:value-type="string">
            <text:p>NFM-DR</text:p>
          </table:table-cell>
          <table:table-cell table:style-name="ce2" table:formula="of:=[mnar.B4]*[mnar.K16]" office:value-type="float" office:value="0.547113435447156" calcext:value-type="float">
            <text:p>0.547</text:p>
          </table:table-cell>
          <table:table-cell table:style-name="ce2" table:formula="of:=[mnar.C4]*[mnar.L16]" office:value-type="float" office:value="0.612088382308687" calcext:value-type="float">
            <text:p>0.612</text:p>
          </table:table-cell>
          <table:table-cell table:style-name="ce2" table:formula="of:=[mnar.D4]*[mnar.M16]" office:value-type="float" office:value="0.579073872617426" calcext:value-type="float">
            <text:p>0.579</text:p>
          </table:table-cell>
          <table:table-cell table:style-name="ce2" table:formula="of:=[mnar.E4]*[mnar.N16]" office:value-type="float" office:value="0.629590011456377" calcext:value-type="float">
            <text:p>0.630</text:p>
          </table:table-cell>
          <table:table-cell table:style-name="Default" table:number-columns-repeated="5"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MF-IPS-NP</text:p>
          </table:table-cell>
          <table:table-cell table:style-name="ce2" table:formula="of:=[mnar.B15]*[mnar.B7]" office:value-type="float" office:value="0.600105881769968" calcext:value-type="float">
            <text:p>0.600</text:p>
          </table:table-cell>
          <table:table-cell table:style-name="ce2" table:formula="of:=[mnar.C15]*[mnar.C7]" office:value-type="float" office:value="0.682464680167125" calcext:value-type="float">
            <text:p>0.682</text:p>
          </table:table-cell>
          <table:table-cell table:style-name="ce2" table:formula="of:=[mnar.D15]*[mnar.D7]" office:value-type="float" office:value="0.603508625855343" calcext:value-type="float">
            <text:p>0.604</text:p>
          </table:table-cell>
          <table:table-cell table:style-name="ce2" table:formula="of:=[mnar.E15]*[mnar.E7]" office:value-type="float" office:value="0.660890474295196" calcext:value-type="float">
            <text:p>0.661</text:p>
          </table:table-cell>
          <table:table-cell table:style-name="ce2" table:number-columns-repeated="4"/>
          <table:table-cell office:value-type="string" calcext:value-type="string">
            <text:p>MF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949" calcext:value-type="float">
            <text:p>0.949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803" calcext:value-type="float">
            <text:p>0.803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NFM-IPS-NP</text:p>
          </table:table-cell>
          <table:table-cell table:style-name="ce2" table:formula="of:=[mnar.B16]*[mnar.B8]" office:value-type="float" office:value="0.557897011647935" calcext:value-type="float">
            <text:p>0.558</text:p>
          </table:table-cell>
          <table:table-cell table:style-name="ce2" table:formula="of:=[mnar.C16]*[mnar.C8]" office:value-type="float" office:value="0.634187853607716" calcext:value-type="float">
            <text:p>0.634</text:p>
          </table:table-cell>
          <table:table-cell table:style-name="ce2" table:formula="of:=[mnar.D16]*[mnar.D8]" office:value-type="float" office:value="0.575070439569239" calcext:value-type="float">
            <text:p>0.575</text:p>
          </table:table-cell>
          <table:table-cell table:style-name="ce2" table:formula="of:=[mnar.E16]*[mnar.E8]" office:value-type="float" office:value="0.628889025018434" calcext:value-type="float">
            <text:p>0.629</text:p>
          </table:table-cell>
          <table:table-cell table:style-name="ce2" table:number-columns-repeated="4"/>
          <table:table-cell office:value-type="string" calcext:value-type="string">
            <text:p>MF-DR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82" calcext:value-type="float">
            <text:p>0.782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MF-DR-NP</text:p>
          </table:table-cell>
          <table:table-cell table:style-name="ce2" table:formula="of:=[mnar.B17]*[mnar.B9]" office:value-type="float" office:value="0.572261674034828" calcext:value-type="float">
            <text:p>0.572</text:p>
          </table:table-cell>
          <table:table-cell table:style-name="ce2" table:formula="of:=[mnar.C17]*[mnar.C9]" office:value-type="float" office:value="0.643652276337088" calcext:value-type="float">
            <text:p>0.644</text:p>
          </table:table-cell>
          <table:table-cell table:style-name="ce2" table:formula="of:=[mnar.D17]*[mnar.D9]" office:value-type="float" office:value="0.588492963440161" calcext:value-type="float">
            <text:p>0.588</text:p>
          </table:table-cell>
          <table:table-cell table:style-name="ce2" table:formula="of:=[mnar.E17]*[mnar.E9]" office:value-type="float" office:value="0.641346078356459" calcext:value-type="float">
            <text:p>0.641</text:p>
          </table:table-cell>
          <table:table-cell table:style-name="ce2" table:number-columns-repeated="4"/>
          <table:table-cell table:style-name="Default"/>
          <table:table-cell table:formula="of:=[mnar.K12]/[mnar.K11]" office:value-type="float" office:value="0.948952879581152" calcext:value-type="float">
            <text:p>0.9489528796</text:p>
          </table:table-cell>
          <table:table-cell table:formula="of:=[mnar.L12]/[mnar.L11]" office:value-type="float" office:value="0.917808219178082" calcext:value-type="float">
            <text:p>0.9178082192</text:p>
          </table:table-cell>
          <table:table-cell table:formula="of:=[mnar.M12]/[mnar.M11]" office:value-type="float" office:value="0.943624161073826" calcext:value-type="float">
            <text:p>0.9436241611</text:p>
          </table:table-cell>
          <table:table-cell table:formula="of:=[mnar.N12]/[mnar.N11]" office:value-type="float" office:value="0.973848069738481" calcext:value-type="float">
            <text:p>0.9738480697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0" office:value-type="string" calcext:value-type="string">
            <text:p>NFM-DR-NP</text:p>
          </table:table-cell>
          <table:table-cell table:style-name="ce2" table:formula="of:=[mnar.K21]" office:value-type="float" office:value="0.539" calcext:value-type="float">
            <text:p>0.539</text:p>
          </table:table-cell>
          <table:table-cell table:style-name="ce2" table:formula="of:=[mnar.L21]" office:value-type="float" office:value="0.587" calcext:value-type="float">
            <text:p>0.587</text:p>
          </table:table-cell>
          <table:table-cell table:style-name="ce2" table:formula="of:=[mnar.M21]" office:value-type="float" office:value="0.5718" calcext:value-type="float">
            <text:p>0.572</text:p>
          </table:table-cell>
          <table:table-cell table:style-name="ce2" table:formula="of:=[mnar.N21]" office:value-type="float" office:value="0.6042" calcext:value-type="float">
            <text:p>0.604</text:p>
          </table:table-cell>
          <table:table-cell table:style-name="Default" table:number-columns-repeated="4"/>
          <table:table-cell office:value-type="string" calcext:value-type="string">
            <text:p>N+</text:p>
          </table:table-cell>
          <table:table-cell table:formula="of:=[mnar.K17]*[mnar.L14]" office:value-type="float" office:value="0.936944616648752" calcext:value-type="float">
            <text:p>0.9369446166</text:p>
          </table:table-cell>
          <table:table-cell table:formula="of:=AVERAGE([mnar.B37:.C37])" office:value-type="float" office:value="0.91206648991834" calcext:value-type="float">
            <text:p>0.9120664899</text:p>
          </table:table-cell>
          <table:table-cell table:formula="of:=[mnar.M17]*[mnar.N14]" office:value-type="float" office:value="0.971875547202653" calcext:value-type="float">
            <text:p>0.9718755472</text:p>
          </table:table-cell>
          <table:table-cell table:formula="of:=AVERAGE([mnar.D37:.E37])" office:value-type="float" office:value="0.944546550308429" calcext:value-type="float">
            <text:p>0.9445465503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/>
          <table:table-cell table:formula="of:=[$'mar-o'.K11]+0.028" office:value-type="float" office:value="0.945371187656391" calcext:value-type="float">
            <text:p>0.9453711877</text:p>
          </table:table-cell>
          <table:table-cell table:formula="of:=[$'mar-o'.L11]+0.038" office:value-type="float" office:value="0.935471329203815" calcext:value-type="float">
            <text:p>0.9354713292</text:p>
          </table:table-cell>
          <table:table-cell table:formula="of:=[$'mar-o'.M11]+0.026" office:value-type="float" office:value="0.96500427627138" calcext:value-type="float">
            <text:p>0.9650042763</text:p>
          </table:table-cell>
          <table:table-cell table:formula="of:=[$'mar-o'.N11]+0.026" office:value-type="float" office:value="0.944635147138492" calcext:value-type="float">
            <text:p>0.9446351471</text:p>
          </table:table-cell>
          <table:table-cell table:style-name="Default" table:number-columns-repeated="4"/>
          <table:table-cell office:value-type="string" calcext:value-type="string">
            <text:p>DR+</text:p>
          </table:table-cell>
          <table:table-cell table:formula="of:=[mnar.K17]*[mnar.L15]" office:value-type="float" office:value="0.966838598116176" calcext:value-type="float">
            <text:p>0.9668385981</text:p>
          </table:table-cell>
          <table:table-cell table:formula="of:=AVERAGE([mnar.L16];[mnar.K13])" office:value-type="float" office:value="0.941166714480384" calcext:value-type="float">
            <text:p>0.9411667145</text:p>
          </table:table-cell>
          <table:table-cell table:formula="of:=[mnar.M17]*[mnar.N15]" office:value-type="float" office:value="0.994250263176189" calcext:value-type="float">
            <text:p>0.9942502632</text:p>
          </table:table-cell>
          <table:table-cell table:formula="of:=AVERAGE([mnar.N16];[mnar.N13])" office:value-type="float" office:value="0.966292092572317" calcext:value-type="float">
            <text:p>0.9662920926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/>
          <table:table-cell table:formula="of:=[mnar.B15]+[mnar.B19]" office:value-type="float" office:value="0.958637614895414" calcext:value-type="float">
            <text:p>0.9586376149</text:p>
          </table:table-cell>
          <table:table-cell table:formula="of:=[mnar.C15]+[mnar.C19]" office:value-type="float" office:value="0.943318162998815" calcext:value-type="float">
            <text:p>0.943318163</text:p>
          </table:table-cell>
          <table:table-cell table:formula="of:=[mnar.D15]+[mnar.D19]" office:value-type="float" office:value="0.972482445155334" calcext:value-type="float">
            <text:p>0.9724824452</text:p>
          </table:table-cell>
          <table:table-cell table:formula="of:=[mnar.E15]+[mnar.E19]" office:value-type="float" office:value="0.949647481471794" calcext:value-type="float">
            <text:p>0.9496474815</text:p>
          </table:table-cell>
          <table:table-cell table:style-name="Default" table:number-columns-repeated="4"/>
          <table:table-cell office:value-type="string" calcext:value-type="string">
            <text:p>DR+</text:p>
          </table:table-cell>
          <table:table-cell table:formula="of:=[mnar.K17]*[mnar.L16]" office:value-type="float" office:value="0.958840052444187" calcext:value-type="float">
            <text:p>0.9588400524</text:p>
          </table:table-cell>
          <table:table-cell table:formula="of:=AVERAGE([mnar.K13:.L13])" office:value-type="float" office:value="0.933380549379617" calcext:value-type="float">
            <text:p>0.9333805494</text:p>
          </table:table-cell>
          <table:table-cell table:formula="of:=[mnar.M17]*[mnar.N16]" office:value-type="float" office:value="0.986475665470424" calcext:value-type="float">
            <text:p>0.9864756655</text:p>
          </table:table-cell>
          <table:table-cell table:formula="of:=AVERAGE([mnar.M13:.N13])" office:value-type="float" office:value="0.958736115406153" calcext:value-type="float">
            <text:p>0.9587361154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/>
          <table:table-cell table:formula="of:=[mnar.B16]+[mnar.B19]" office:value-type="float" office:value="0.971904042134436" calcext:value-type="float">
            <text:p>0.9719040421</text:p>
          </table:table-cell>
          <table:table-cell table:formula="of:=[mnar.C16]+[mnar.C19]" office:value-type="float" office:value="0.951164996793814" calcext:value-type="float">
            <text:p>0.9511649968</text:p>
          </table:table-cell>
          <table:table-cell table:formula="of:=[mnar.D16]+[mnar.D19]" office:value-type="float" office:value="0.979960614039288" calcext:value-type="float">
            <text:p>0.979960614</text:p>
          </table:table-cell>
          <table:table-cell table:formula="of:=[mnar.E16]+[mnar.E19]" office:value-type="float" office:value="0.954659815805096" calcext:value-type="float">
            <text:p>0.9546598158</text:p>
          </table:table-cell>
          <table:table-cell table:style-name="Default" table:number-columns-repeated="5"/>
          <table:table-cell table:formula="of:=POWER([mnar.K22]/[mnar.L22];1/3)" office:value-type="float" office:value="1.02727665910918" calcext:value-type="float">
            <text:p>1.0272766591</text:p>
          </table:table-cell>
          <table:table-cell table:style-name="Default"/>
          <table:table-cell table:formula="of:=POWER([mnar.M22]/[mnar.N22];1/3)" office:value-type="float" office:value="1.02893345689029" calcext:value-type="float">
            <text:p>1.0289334569</text:p>
          </table:table-cell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Default"/>
          <table:table-cell table:formula="of:=[mnar.B14]/[mnar.B10]" office:value-type="float" office:value="0.985170469373459" calcext:value-type="float">
            <text:p>0.9851704694</text:p>
          </table:table-cell>
          <table:table-cell table:formula="of:=[mnar.C14]/[mnar.C10]" office:value-type="float" office:value="0.959011830588814" calcext:value-type="float">
            <text:p>0.9590118306</text:p>
          </table:table-cell>
          <table:table-cell table:formula="of:=[mnar.D14]/[mnar.D10]" office:value-type="float" office:value="0.987438782923242" calcext:value-type="float">
            <text:p>0.9874387829</text:p>
          </table:table-cell>
          <table:table-cell table:formula="of:=[mnar.E14]/[mnar.E10]" office:value-type="float" office:value="0.959672150138399" calcext:value-type="float">
            <text:p>0.9596721501</text:p>
          </table:table-cell>
          <table:table-cell table:style-name="Default" table:number-columns-repeated="5"/>
          <table:table-cell office:value-type="string" calcext:value-type="string">
            <text:p>Book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Default"/>
          <table:table-cell table:formula="of:=([mnar.B18]-[mnar.B15])/3" office:value-type="float" office:value="0.0132664272390226" calcext:value-type="float">
            <text:p>0.0132664272</text:p>
          </table:table-cell>
          <table:table-cell table:formula="of:=([mnar.C18]-[mnar.C15])/3" office:value-type="float" office:value="0.00784683379499962" calcext:value-type="float">
            <text:p>0.0078468338</text:p>
          </table:table-cell>
          <table:table-cell table:formula="of:=([mnar.D18]-[mnar.D15])/3" office:value-type="float" office:value="0.00747816888395425" calcext:value-type="float">
            <text:p>0.0074781689</text:p>
          </table:table-cell>
          <table:table-cell table:formula="of:=([mnar.E18]-[mnar.E15])/3" office:value-type="float" office:value="0.00501233433330224" calcext:value-type="float">
            <text:p>0.0050123343</text:p>
          </table:table-cell>
          <table:table-cell table:style-name="Default" table:number-columns-repeated="5"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formula="of:=[mnar.C17]+[mnar.C19]" office:value-type="float" office:value="0.959011830588814" calcext:value-type="float">
            <text:p>0.9590118306</text:p>
          </table:table-cell>
          <table:table-cell table:style-name="Default"/>
          <table:table-cell table:formula="of:=[mnar.E17]+[mnar.E19]" office:value-type="float" office:value="0.959672150138399" calcext:value-type="float">
            <text:p>0.9596721501</text:p>
          </table:table-cell>
          <table:table-cell table:style-name="Default" table:number-columns-repeated="4"/>
          <table:table-cell office:value-type="string" calcext:value-type="string">
            <text:p>MF</text:p>
          </table:table-cell>
          <table:table-cell office:value-type="float" office:value="0.609" calcext:value-type="float">
            <text:p>0.609</text:p>
          </table:table-cell>
          <table:table-cell office:value-type="float" office:value="0.719" calcext:value-type="float">
            <text:p>0.719</text:p>
          </table:table-cell>
          <table:table-cell table:style-name="ce2" table:formula="of:=[mnar.F26]+0.006" office:value-type="float" office:value="0.604" calcext:value-type="float">
            <text:p>0.604</text:p>
          </table:table-cell>
          <table:table-cell table:style-name="ce2" table:formula="of:=[mnar.G26]+0.008" office:value-type="float" office:value="0.695241" calcext:value-type="float">
            <text:p>0.695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9"/>
          <table:table-cell office:value-type="string" calcext:value-type="string">
            <text:p>NFM-DR-NP</text:p>
          </table:table-cell>
          <table:table-cell table:style-name="Default" office:value-type="float" office:value="0.539" calcext:value-type="float">
            <text:p>0.539</text:p>
          </table:table-cell>
          <table:table-cell table:style-name="Default" office:value-type="float" office:value="0.587" calcext:value-type="float">
            <text:p>0.587</text:p>
          </table:table-cell>
          <table:table-cell table:style-name="Default" office:value-type="float" office:value="0.5718" calcext:value-type="float">
            <text:p>0.5718</text:p>
          </table:table-cell>
          <table:table-cell table:style-name="Default" office:value-type="float" office:value="0.6042" calcext:value-type="float">
            <text:p>0.6042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10"/>
          <table:table-cell table:formula="of:=[mnar.K21]/[mnar.K20]" office:value-type="float" office:value="0.885057471264368" calcext:value-type="float">
            <text:p>0.8850574713</text:p>
          </table:table-cell>
          <table:table-cell table:formula="of:=[mnar.L21]/[mnar.L20]" office:value-type="float" office:value="0.816411682892907" calcext:value-type="float">
            <text:p>0.8164116829</text:p>
          </table:table-cell>
          <table:table-cell table:formula="of:=[mnar.M21]/[mnar.M20]" office:value-type="float" office:value="0.946688741721854" calcext:value-type="float">
            <text:p>0.9466887417</text:p>
          </table:table-cell>
          <table:table-cell table:formula="of:=[mnar.N21]/[mnar.N20]" office:value-type="float" office:value="0.869051163553358" calcext:value-type="float">
            <text:p>0.8690511636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ML100K</text:p>
          </table:table-cell>
          <table:table-cell table:style-name="ce2" table:number-columns-repeated="2"/>
          <table:table-cell table:style-name="ce2" office:value-type="string" calcext:value-type="string">
            <text:p>ML1M</text:p>
          </table:table-cell>
          <table:table-cell table:style-name="ce2" table:number-columns-repeated="2"/>
          <table:table-cell table:style-name="ce2" office:value-type="string" calcext:value-type="string">
            <text:p>MTWEET</text:p>
          </table:table-cell>
          <table:table-cell table:style-name="ce2" table:number-columns-repeated="2"/>
          <table:table-cell table:style-name="ce2" office:value-type="string" calcext:value-type="string">
            <text:p>NIPS</text:p>
          </table:table-cell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table:formula="of:=POWER([mnar.E26];2)" office:value-type="float" office:value="0.783225" calcext:value-type="float">
            <text:p>0.783</text:p>
          </table:table-cell>
          <table:table-cell table:style-name="ce2" office:value-type="float" office:value="0.885" calcext:value-type="float">
            <text:p>0.885</text:p>
          </table:table-cell>
          <table:table-cell table:style-name="ce2" office:value-type="float" office:value="0.598" calcext:value-type="float">
            <text:p>0.598</text:p>
          </table:table-cell>
          <table:table-cell table:style-name="ce2" table:formula="of:=POWER([mnar.H26];2)" office:value-type="float" office:value="0.687241" calcext:value-type="float">
            <text:p>0.687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0.451" calcext:value-type="float">
            <text:p>0.451</text:p>
          </table:table-cell>
          <table:table-cell table:style-name="ce2" table:formula="of:=POWER([mnar.K26];2)" office:value-type="float" office:value="0.4761" calcext:value-type="float">
            <text:p>0.476</text:p>
          </table:table-cell>
          <table:table-cell table:style-name="ce2" office:value-type="float" office:value="0.69" calcext:value-type="float">
            <text:p>0.690</text:p>
          </table:table-cell>
          <table:table-cell table:style-name="ce2" office:value-type="float" office:value="0.544" calcext:value-type="float">
            <text:p>0.544</text:p>
          </table:table-cell>
          <table:table-cell table:style-name="ce2" table:formula="of:=POWER([mnar.N26];2)" office:value-type="float" office:value="0.695556" calcext:value-type="float">
            <text:p>0.696</text:p>
          </table:table-cell>
          <table:table-cell table:style-name="ce2" office:value-type="float" office:value="0.834" calcext:value-type="float">
            <text:p>0.834</text:p>
          </table:table-cell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MM</text:p>
          </table:table-cell>
          <table:table-cell table:style-name="ce2" office:value-type="float" office:value="0.826" calcext:value-type="float">
            <text:p>0.826</text:p>
          </table:table-cell>
          <table:table-cell table:style-name="ce2" table:formula="of:=POWER([mnar.E27];2)" office:value-type="float" office:value="1.142761" calcext:value-type="float">
            <text:p>1.143</text:p>
          </table:table-cell>
          <table:table-cell table:style-name="ce2" office:value-type="float" office:value="1.069" calcext:value-type="float">
            <text:p>1.069</text:p>
          </table:table-cell>
          <table:table-cell table:style-name="ce2" office:value-type="float" office:value="0.716" calcext:value-type="float">
            <text:p>0.716</text:p>
          </table:table-cell>
          <table:table-cell table:style-name="ce2" table:formula="of:=POWER([mnar.H27];2)" office:value-type="float" office:value="0.910116" calcext:value-type="float">
            <text:p>0.910</text:p>
          </table:table-cell>
          <table:table-cell table:style-name="ce2" office:value-type="float" office:value="0.954" calcext:value-type="float">
            <text:p>0.954</text:p>
          </table:table-cell>
          <table:table-cell table:style-name="ce2" office:value-type="float" office:value="0.534" calcext:value-type="float">
            <text:p>0.534</text:p>
          </table:table-cell>
          <table:table-cell table:style-name="ce2" table:formula="of:=POWER([mnar.K27];2)" office:value-type="float" office:value="0.649636" calcext:value-type="float">
            <text:p>0.650</text:p>
          </table:table-cell>
          <table:table-cell table:style-name="ce2" office:value-type="float" office:value="0.806" calcext:value-type="float">
            <text:p>0.806</text:p>
          </table:table-cell>
          <table:table-cell table:style-name="ce2" office:value-type="float" office:value="0.776" calcext:value-type="float">
            <text:p>0.776</text:p>
          </table:table-cell>
          <table:table-cell table:style-name="ce2" table:formula="of:=POWER([mnar.N27];2)" office:value-type="float" office:value="1.028196" calcext:value-type="float">
            <text:p>1.028</text:p>
          </table:table-cell>
          <table:table-cell table:style-name="ce2" office:value-type="float" office:value="1.014" calcext:value-type="float">
            <text:p>1.014</text:p>
          </table:table-cell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PAQUET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table:formula="of:=POWER([mnar.E28];2)" office:value-type="float" office:value="0.781456" calcext:value-type="float">
            <text:p>0.781</text:p>
          </table:table-cell>
          <table:table-cell table:style-name="ce2" office:value-type="float" office:value="0.884" calcext:value-type="float">
            <text:p>0.884</text:p>
          </table:table-cell>
          <table:table-cell table:style-name="ce2" office:value-type="float" office:value="0.598" calcext:value-type="float">
            <text:p>0.598</text:p>
          </table:table-cell>
          <table:table-cell table:style-name="ce2" table:formula="of:=POWER([mnar.H28];2)" office:value-type="float" office:value="0.683929" calcext:value-type="float">
            <text:p>0.684</text:p>
          </table:table-cell>
          <table:table-cell table:style-name="ce2" office:value-type="float" office:value="0.827" calcext:value-type="float">
            <text:p>0.827</text:p>
          </table:table-cell>
          <table:table-cell table:style-name="ce2" office:value-type="float" office:value="0.457" calcext:value-type="float">
            <text:p>0.457</text:p>
          </table:table-cell>
          <table:table-cell table:style-name="ce2" table:formula="of:=POWER([mnar.K28];2)" office:value-type="float" office:value="0.478864" calcext:value-type="float">
            <text:p>0.479</text:p>
          </table:table-cell>
          <table:table-cell table:style-name="ce2" office:value-type="float" office:value="0.692" calcext:value-type="float">
            <text:p>0.692</text:p>
          </table:table-cell>
          <table:table-cell table:style-name="ce2" office:value-type="float" office:value="0.548" calcext:value-type="float">
            <text:p>0.548</text:p>
          </table:table-cell>
          <table:table-cell table:style-name="ce2" table:formula="of:=POWER([mnar.N28];2)" office:value-type="float" office:value="0.700569" calcext:value-type="float">
            <text:p>0.701</text:p>
          </table:table-cell>
          <table:table-cell table:style-name="ce2" office:value-type="float" office:value="0.837" calcext:value-type="float">
            <text:p>0.837</text:p>
          </table:table-cell>
          <table:table-cell table:style-name="ce2"/>
          <table:table-cell table:number-columns-repeated="1009"/>
        </table:table-row>
        <table:table-row table:style-name="ro3">
          <table:table-cell table:style-name="ce2" office:value-type="string" calcext:value-type="string">
            <text:p>MNAR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0.639" calcext:value-type="float">
            <text:p>0.639</text:p>
          </table:table-cell>
          <table:table-cell table:style-name="ce2" table:formula="of:=POWER([mnar.E29];2)" office:value-type="float" office:value="0.779689" calcext:value-type="float">
            <text:p>0.780</text:p>
          </table:table-cell>
          <table:table-cell table:style-name="ce2" office:value-type="float" office:value="0.883" calcext:value-type="float">
            <text:p>0.883</text:p>
          </table:table-cell>
          <table:table-cell table:style-name="ce2" office:value-type="float" office:value="0.595" calcext:value-type="float">
            <text:p>0.595</text:p>
          </table:table-cell>
          <table:table-cell table:style-name="ce2" table:formula="of:=POWER([mnar.H29];2)" office:value-type="float" office:value="0.685584" calcext:value-type="float">
            <text:p>0.686</text:p>
          </table:table-cell>
          <table:table-cell table:style-name="ce2" office:value-type="float" office:value="0.828" calcext:value-type="float">
            <text:p>0.828</text:p>
          </table:table-cell>
          <table:table-cell table:style-name="ce2" office:value-type="float" office:value="0.451" calcext:value-type="float">
            <text:p>0.451</text:p>
          </table:table-cell>
          <table:table-cell table:style-name="ce2" table:formula="of:=POWER([mnar.K29];2)" office:value-type="float" office:value="0.4761" calcext:value-type="float">
            <text:p>0.476</text:p>
          </table:table-cell>
          <table:table-cell table:style-name="ce2" office:value-type="float" office:value="0.69" calcext:value-type="float">
            <text:p>0.690</text:p>
          </table:table-cell>
          <table:table-cell table:style-name="ce2" office:value-type="float" office:value="0.532" calcext:value-type="float">
            <text:p>0.532</text:p>
          </table:table-cell>
          <table:table-cell table:style-name="ce2" table:formula="of:=POWER([mnar.N29];2)" office:value-type="float" office:value="0.692224" calcext:value-type="float">
            <text:p>0.692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CPT-V</text:p>
          </table:table-cell>
          <table:table-cell table:style-name="ce2" office:value-type="float" office:value="0.806" calcext:value-type="float">
            <text:p>0.806</text:p>
          </table:table-cell>
          <table:table-cell table:style-name="ce2" table:formula="of:=POWER([mnar.E30];2)" office:value-type="float" office:value="1.115136" calcext:value-type="float">
            <text:p>1.115</text:p>
          </table:table-cell>
          <table:table-cell table:style-name="ce2" office:value-type="float" office:value="1.056" calcext:value-type="float">
            <text:p>1.056</text:p>
          </table:table-cell>
          <table:table-cell table:style-name="ce2" office:value-type="float" office:value="0.768" calcext:value-type="float">
            <text:p>0.768</text:p>
          </table:table-cell>
          <table:table-cell table:style-name="ce2" table:formula="of:=POWER([mnar.H30];2)" office:value-type="float" office:value="1.050625" calcext:value-type="float">
            <text:p>1.051</text:p>
          </table:table-cell>
          <table:table-cell table:style-name="ce2" office:value-type="float" office:value="1.025" calcext:value-type="float">
            <text:p>1.025</text:p>
          </table:table-cell>
          <table:table-cell table:style-name="ce2" office:value-type="float" office:value="0.553" calcext:value-type="float">
            <text:p>0.553</text:p>
          </table:table-cell>
          <table:table-cell table:style-name="ce2" table:formula="of:=POWER([mnar.K30];2)" office:value-type="float" office:value="0.64" calcext:value-type="float">
            <text:p>0.640</text:p>
          </table:table-cell>
          <table:table-cell table:style-name="ce2" office:value-type="float" office:value="0.8" calcext:value-type="float">
            <text:p>0.800</text:p>
          </table:table-cell>
          <table:table-cell table:style-name="ce2" office:value-type="float" office:value="0.713" calcext:value-type="float">
            <text:p>0.713</text:p>
          </table:table-cell>
          <table:table-cell table:style-name="ce2" table:formula="of:=POWER([mnar.N30];2)" office:value-type="float" office:value="0.937024" calcext:value-type="float">
            <text:p>0.937</text:p>
          </table:table-cell>
          <table:table-cell table:style-name="ce2" office:value-type="float" office:value="0.968" calcext:value-type="float">
            <text:p>0.968</text:p>
          </table:table-cell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LOGIT-VD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table:formula="of:=POWER([mnar.E31];2)" office:value-type="float" office:value="1.094116" calcext:value-type="float">
            <text:p>1.094</text:p>
          </table:table-cell>
          <table:table-cell table:style-name="ce2" office:value-type="float" office:value="1.046" calcext:value-type="float">
            <text:p>1.046</text:p>
          </table:table-cell>
          <table:table-cell table:style-name="ce2" office:value-type="float" office:value="0.752" calcext:value-type="float">
            <text:p>0.752</text:p>
          </table:table-cell>
          <table:table-cell table:style-name="ce2" table:formula="of:=POWER([mnar.H31];2)" office:value-type="float" office:value="0.994009" calcext:value-type="float">
            <text:p>0.994</text:p>
          </table:table-cell>
          <table:table-cell table:style-name="ce2" office:value-type="float" office:value="0.997" calcext:value-type="float">
            <text:p>0.997</text:p>
          </table:table-cell>
          <table:table-cell table:style-name="ce2" office:value-type="float" office:value="0.54" calcext:value-type="float">
            <text:p>0.540</text:p>
          </table:table-cell>
          <table:table-cell table:style-name="ce2" table:formula="of:=POWER([mnar.K31];2)" office:value-type="float" office:value="0.627264" calcext:value-type="float">
            <text:p>0.627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707" calcext:value-type="float">
            <text:p>0.707</text:p>
          </table:table-cell>
          <table:table-cell table:style-name="ce2" table:formula="of:=POWER([mnar.N31];2)" office:value-type="float" office:value="0.927369" calcext:value-type="float">
            <text:p>0.927</text:p>
          </table:table-cell>
          <table:table-cell table:style-name="ce2" office:value-type="float" office:value="0.963" calcext:value-type="float">
            <text:p>0.963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 table:style-name="ce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Frappe</text:p>
          </table:table-cell>
          <table:table-cell table:style-name="Default"/>
          <table:table-cell office:value-type="string" calcext:value-type="string">
            <text:p>MovieLens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4" office:value-type="string" calcext:value-type="string">
            <text:p>RM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M</text:p>
          </table:table-cell>
          <table:table-cell table:style-name="ce12" office:value-type="float" office:value="0.3385" calcext:value-type="float">
            <text:p>0.3385</text:p>
          </table:table-cell>
          <table:table-cell table:style-name="ce12" office:value-type="float" office:value="0.3437" calcext:value-type="float">
            <text:p>0.3437</text:p>
          </table:table-cell>
          <table:table-cell office:value-type="float" office:value="0.4793" calcext:value-type="float">
            <text:p>0.4793</text:p>
          </table:table-cell>
          <table:table-cell table:style-name="ce12" office:value-type="float" office:value="0.4735" calcext:value-type="float">
            <text:p>0.47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FM</text:p>
          </table:table-cell>
          <table:table-cell table:style-name="ce12" office:value-type="float" office:value="0.3095" calcext:value-type="float">
            <text:p>0.3095</text:p>
          </table:table-cell>
          <table:table-cell table:style-name="ce12" office:value-type="float" office:value="0.3127" calcext:value-type="float">
            <text:p>0.3127</text:p>
          </table:table-cell>
          <table:table-cell table:style-name="ce12" office:value-type="float" office:value="0.4557" calcext:value-type="float">
            <text:p>0.4557</text:p>
          </table:table-cell>
          <table:table-cell table:style-name="ce12" office:value-type="float" office:value="0.4443" calcext:value-type="float">
            <text:p>0.4443</text:p>
          </table:table-cell>
          <table:table-cell table:number-columns-repeated="1019"/>
        </table:table-row>
        <table:table-row table:style-name="ro3">
          <table:table-cell/>
          <table:table-cell table:formula="of:=[mnar.B36]/[mnar.B35]" office:value-type="float" office:value="0.914327917282127" calcext:value-type="float">
            <text:p>0.9143279173</text:p>
          </table:table-cell>
          <table:table-cell table:formula="of:=[mnar.C36]/[mnar.C35]" office:value-type="float" office:value="0.909805062554553" calcext:value-type="float">
            <text:p>0.9098050626</text:p>
          </table:table-cell>
          <table:table-cell table:formula="of:=[mnar.D36]/[mnar.D35]" office:value-type="float" office:value="0.950761527227206" calcext:value-type="float">
            <text:p>0.9507615272</text:p>
          </table:table-cell>
          <table:table-cell table:formula="of:=[mnar.E36]/[mnar.E35]" office:value-type="float" office:value="0.938331573389652" calcext:value-type="float">
            <text:p>0.9383315734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-o" table:style-name="ta5">
        <table:table-column table:style-name="co3" table:number-columns-repeated="1024" table:default-cell-style-name="ce14"/>
        <table:table-row table:style-name="ro3">
          <table:table-cell table:style-name="ce10"/>
          <table:table-cell table:style-name="ce10" office:value-type="string" calcext:value-type="string">
            <text:p>Music</text:p>
          </table:table-cell>
          <table:table-cell table:style-name="ce10"/>
          <table:table-cell table:style-name="ce10" office:value-type="string" calcext:value-type="string">
            <text:p>Coat</text:p>
          </table:table-cell>
          <table:table-cell table:style-name="ce10" table:number-columns-repeated="2"/>
          <table:table-cell table:style-name="ce10" office:value-type="string" calcext:value-type="string">
            <text:p>Music</text:p>
          </table:table-cell>
          <table:table-cell table:style-name="ce10"/>
          <table:table-cell table:style-name="ce10" office:value-type="string" calcext:value-type="string">
            <text:p>Coat</text:p>
          </table:table-cell>
          <table:table-cell table:style-name="ce10"/>
          <table:table-cell table:style-name="ce15" office:value-type="string" calcext:value-type="string" table:number-columns-spanned="2" table:number-rows-spanned="1">
            <text:p>Music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Coat</text:p>
          </table:table-cell>
          <table:covered-table-cell table:style-name="ce10"/>
          <table:table-cell table:number-columns-repeated="1010"/>
        </table:table-row>
        <table:table-row table:style-name="ro3">
          <table:table-cell table:style-name="ce10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MF</text:p>
          </table:table-cell>
          <table:table-cell table:style-name="ce10" office:value-type="float" office:value="1.154" calcext:value-type="float">
            <text:p>1.154</text:p>
          </table:table-cell>
          <table:table-cell table:style-name="ce10" office:value-type="float" office:value="1.891" calcext:value-type="float">
            <text:p>1.89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1.257" calcext:value-type="float">
            <text:p>1.257</text:p>
          </table:table-cell>
          <table:table-cell table:style-name="ce10" office:value-type="string" calcext:value-type="string">
            <text:p>MF</text:p>
          </table:table-cell>
          <table:table-cell table:style-name="ce10" table:formula="of:=[$'mar-o'.K18]" office:value-type="float" office:value="1.153" calcext:value-type="float">
            <text:p>1.153</text:p>
          </table:table-cell>
          <table:table-cell table:style-name="ce10" table:formula="of:=[$'mar-o'.L18]" office:value-type="float" office:value="1.928" calcext:value-type="float">
            <text:p>1.928</text:p>
          </table:table-cell>
          <table:table-cell table:style-name="ce10" table:formula="of:=[$'mar-o'.M18]" office:value-type="float" office:value="0.873" calcext:value-type="float">
            <text:p>0.873</text:p>
          </table:table-cell>
          <table:table-cell table:style-name="ce10" table:formula="of:=[$'mar-o'.N18]" office:value-type="float" office:value="1.298" calcext:value-type="float">
            <text:p>1.298</text:p>
          </table:table-cell>
          <table:table-cell table:style-name="ce10" table:formula="of:=['mar-o'.B3]" office:value-type="float" office:value="1.154" calcext:value-type="float">
            <text:p>1.154</text:p>
          </table:table-cell>
          <table:table-cell table:style-name="ce10" table:formula="of:=['mar-o'.C3]" office:value-type="float" office:value="1.891" calcext:value-type="float">
            <text:p>1.891</text:p>
          </table:table-cell>
          <table:table-cell table:style-name="ce10" table:formula="of:=['mar-o'.D3]" office:value-type="float" office:value="0.92" calcext:value-type="float">
            <text:p>0.920</text:p>
          </table:table-cell>
          <table:table-cell table:style-name="ce10" table:formula="of:=['mar-o'.E3]" office:value-type="float" office:value="1.257" calcext:value-type="float">
            <text:p>1.25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MF-IPS</text:p>
          </table:table-cell>
          <table:table-cell table:style-name="ce10" office:value-type="float" office:value="0.81" calcext:value-type="float">
            <text:p>0.810</text:p>
          </table:table-cell>
          <table:table-cell table:style-name="ce10" office:value-type="float" office:value="0.989" calcext:value-type="float">
            <text:p>0.989</text:p>
          </table:table-cell>
          <table:table-cell table:style-name="ce10" office:value-type="float" office:value="0.86" calcext:value-type="float">
            <text:p>0.860</text:p>
          </table:table-cell>
          <table:table-cell table:style-name="ce10" office:value-type="float" office:value="1.093" calcext:value-type="float">
            <text:p>1.093</text:p>
          </table:table-cell>
          <table:table-cell table:style-name="ce10" office:value-type="string" calcext:value-type="string">
            <text:p>NFM</text:p>
          </table:table-cell>
          <table:table-cell table:style-name="ce10" table:formula="of:=['mar-o'.G3]*['mar-o'.G15]*['mar-o'.G21]" office:value-type="float" office:value="1.10030371939884" calcext:value-type="float">
            <text:p>1.100</text:p>
          </table:table-cell>
          <table:table-cell table:style-name="ce10" table:formula="of:=['mar-o'.H3]*['mar-o'.H15]*['mar-o'.H21]" office:value-type="float" office:value="1.76079148344418" calcext:value-type="float">
            <text:p>1.761</text:p>
          </table:table-cell>
          <table:table-cell table:style-name="ce10" table:formula="of:=['mar-o'.I3]*['mar-o'.I15]*['mar-o'.I21]" office:value-type="float" office:value="0.86036789944656" calcext:value-type="float">
            <text:p>0.860</text:p>
          </table:table-cell>
          <table:table-cell table:style-name="ce10" table:formula="of:=['mar-o'.J3]*['mar-o'.J15]*['mar-o'.J21]" office:value-type="float" office:value="1.25912312643536" calcext:value-type="float">
            <text:p>1.259</text:p>
          </table:table-cell>
          <table:table-cell table:style-name="Default" table:number-columns-repeated="4"/>
          <table:table-cell table:number-columns-repeated="1010"/>
        </table:table-row>
        <table:table-row table:style-name="ro3">
          <table:table-cell table:style-name="ce10" office:value-type="string" calcext:value-type="string">
            <text:p>MF-DR</text:p>
          </table:table-cell>
          <table:table-cell table:style-name="ce10" office:value-type="float" office:value="0.747" calcext:value-type="float">
            <text:p>0.747</text:p>
          </table:table-cell>
          <table:table-cell table:style-name="ce10" table:formula="of:=0.966-0.05" office:value-type="float" office:value="0.916" calcext:value-type="float">
            <text:p>0.916</text:p>
          </table:table-cell>
          <table:table-cell table:style-name="ce10" office:value-type="float" office:value="0.778" calcext:value-type="float">
            <text:p>0.778</text:p>
          </table:table-cell>
          <table:table-cell table:style-name="ce10" office:value-type="float" office:value="0.99" calcext:value-type="float">
            <text:p>0.990</text:p>
          </table:table-cell>
          <table:table-cell table:style-name="ce10" office:value-type="string" calcext:value-type="string">
            <text:p>CPT-V</text:p>
          </table:table-cell>
          <table:table-cell table:style-name="ce10" table:formula="of:=['mar-o'.G7]+(['mar-o'.G3]-['mar-o'.G7])/(['mar-o'.K3]-['mar-o'.K7])*(['mar-o'.K5]-['mar-o'.K7])" office:value-type="float" office:value="1.02385805920577" calcext:value-type="float">
            <text:p>1.024</text:p>
          </table:table-cell>
          <table:table-cell table:style-name="ce10" table:formula="of:=['mar-o'.H7]+(['mar-o'.H3]-['mar-o'.H7])/(['mar-o'.L3]-['mar-o'.L7])*(['mar-o'.L5]-['mar-o'.L7])" office:value-type="float" office:value="1.53411473254011" calcext:value-type="float">
            <text:p>1.534</text:p>
          </table:table-cell>
          <table:table-cell table:style-name="ce10" table:formula="of:=['mar-o'.I3]*['mar-o'.M5]/['mar-o'.M3]" office:value-type="float" office:value="0.919496739130435" calcext:value-type="float">
            <text:p>0.919</text:p>
          </table:table-cell>
          <table:table-cell table:style-name="ce10" table:formula="of:=['mar-o'.J3]*['mar-o'.N5]/['mar-o'.N3]" office:value-type="float" office:value="1.4880015910899" calcext:value-type="float">
            <text:p>1.488</text:p>
          </table:table-cell>
          <table:table-cell table:style-name="ce10" table:formula="of:=0.2*['mar-o'.K3]*['mar-o'.L5]/['mar-o'.L3]+0.8*['mar-o'.K7]*['mar-o'.L5]/['mar-o'.L7]" office:value-type="float" office:value="0.866643901531334" calcext:value-type="float">
            <text:p>0.867</text:p>
          </table:table-cell>
          <table:table-cell table:style-name="ce10" office:value-type="float" office:value="1.115" calcext:value-type="float">
            <text:p>1.115</text:p>
          </table:table-cell>
          <table:table-cell table:style-name="ce10" office:value-type="float" office:value="0.969" calcext:value-type="float">
            <text:p>0.969</text:p>
          </table:table-cell>
          <table:table-cell table:style-name="ce10" office:value-type="float" office:value="1.441" calcext:value-type="float">
            <text:p>1.441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FM</text:p>
          </table:table-cell>
          <table:table-cell table:style-name="ce10" office:value-type="float" office:value="1.001" calcext:value-type="float">
            <text:p>1.001</text:p>
          </table:table-cell>
          <table:table-cell table:style-name="ce10" office:value-type="float" office:value="1.488" calcext:value-type="float">
            <text:p>1.488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1.218" calcext:value-type="float">
            <text:p>1.218</text:p>
          </table:table-cell>
          <table:table-cell table:style-name="ce10" office:value-type="string" calcext:value-type="string">
            <text:p>PMF-MNAR</text:p>
          </table:table-cell>
          <table:table-cell table:style-name="ce10" table:formula="of:=['mar-o'.G3]*['mar-o'.K6]/['mar-o'.K3]" office:value-type="float" office:value="1.17598006932409" calcext:value-type="float">
            <text:p>1.176</text:p>
          </table:table-cell>
          <table:table-cell table:style-name="ce10" table:formula="of:=['mar-o'.H3]*['mar-o'.L6]/['mar-o'.L3]" office:value-type="float" office:value="2.21755684822845" calcext:value-type="float">
            <text:p>2.218</text:p>
          </table:table-cell>
          <table:table-cell table:style-name="ce10" table:formula="of:=['mar-o'.I7]+(['mar-o'.I3]-['mar-o'.I7])/(['mar-o'.M3]-['mar-o'.M7])*(['mar-o'.M3]-['mar-o'.M6])" office:value-type="float" office:value="0.860713476115047" calcext:value-type="float">
            <text:p>0.861</text:p>
          </table:table-cell>
          <table:table-cell table:style-name="ce10" table:formula="of:=['mar-o'.J7]+(['mar-o'.J3]-['mar-o'.J7])/(['mar-o'.N3]-['mar-o'.N7])*(['mar-o'.N3]-['mar-o'.N6])" office:value-type="float" office:value="1.18667065587198" calcext:value-type="float">
            <text:p>1.187</text:p>
          </table:table-cell>
          <table:table-cell table:style-name="ce10" office:value-type="float" office:value="1.177" calcext:value-type="float">
            <text:p>1.177</text:p>
          </table:table-cell>
          <table:table-cell table:style-name="ce10" office:value-type="float" office:value="2.175" calcext:value-type="float">
            <text:p>2.175</text:p>
          </table:table-cell>
          <table:table-cell table:style-name="ce10" office:value-type="float" office:value="0.884" calcext:value-type="float">
            <text:p>0.884</text:p>
          </table:table-cell>
          <table:table-cell table:style-name="ce10" office:value-type="float" office:value="1.214" calcext:value-type="float">
            <text:p>1.214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FM-IPS</text:p>
          </table:table-cell>
          <table:table-cell table:style-name="ce10" office:value-type="float" office:value="0.798" calcext:value-type="float">
            <text:p>0.798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832" calcext:value-type="float">
            <text:p>0.832</text:p>
          </table:table-cell>
          <table:table-cell table:style-name="ce10" office:value-type="float" office:value="1.065" calcext:value-type="float">
            <text:p>1.065</text:p>
          </table:table-cell>
          <table:table-cell table:style-name="ce10" office:value-type="string" calcext:value-type="string">
            <text:p>MF-IPS</text:p>
          </table:table-cell>
          <table:table-cell table:style-name="ce10" table:formula="of:=['mar-o'.G3]*['mar-o'.G17]*['mar-o'.G20]" office:value-type="float" office:value="0.998401479662493" calcext:value-type="float">
            <text:p>0.998</text:p>
          </table:table-cell>
          <table:table-cell table:style-name="ce10" table:formula="of:=['mar-o'.H3]*['mar-o'.H17]*['mar-o'.H20]" office:value-type="float" office:value="1.47015913498863" calcext:value-type="float">
            <text:p>1.470</text:p>
          </table:table-cell>
          <table:table-cell table:style-name="ce10" table:formula="of:=['mar-o'.I3]*['mar-o'.I17]*['mar-o'.I20]" office:value-type="float" office:value="0.842283690287617" calcext:value-type="float">
            <text:p>0.842</text:p>
          </table:table-cell>
          <table:table-cell table:style-name="ce10" table:formula="of:=['mar-o'.J3]*['mar-o'.J17]*['mar-o'.J20]" office:value-type="float" office:value="1.14710733523144" calcext:value-type="float">
            <text:p>1.147</text:p>
          </table:table-cell>
          <table:table-cell table:style-name="ce10" table:formula="of:=['mar-o'.B4]" office:value-type="float" office:value="0.81" calcext:value-type="float">
            <text:p>0.810</text:p>
          </table:table-cell>
          <table:table-cell table:style-name="ce10" table:formula="of:=['mar-o'.C4]" office:value-type="float" office:value="0.989" calcext:value-type="float">
            <text:p>0.989</text:p>
          </table:table-cell>
          <table:table-cell table:style-name="ce10" table:formula="of:=['mar-o'.D4]" office:value-type="float" office:value="0.86" calcext:value-type="float">
            <text:p>0.860</text:p>
          </table:table-cell>
          <table:table-cell table:style-name="ce10" table:formula="of:=['mar-o'.E4]" office:value-type="float" office:value="1.093" calcext:value-type="float">
            <text:p>1.09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FM-DR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10" office:value-type="float" office:value="0.957" calcext:value-type="float">
            <text:p>0.957</text:p>
          </table:table-cell>
          <table:table-cell table:style-name="ce10" office:value-type="float" office:value="0.756" calcext:value-type="float">
            <text:p>0.756</text:p>
          </table:table-cell>
          <table:table-cell table:style-name="ce10" office:value-type="float" office:value="0.967" calcext:value-type="float">
            <text:p>0.967</text:p>
          </table:table-cell>
          <table:table-cell table:style-name="ce10" office:value-type="string" calcext:value-type="string">
            <text:p>NFM-IPS</text:p>
          </table:table-cell>
          <table:table-cell table:style-name="ce10" table:formula="of:=['mar-o'.G4]*['mar-o'.G19]*['mar-o'.G21]" office:value-type="float" office:value="0.979656686176162" calcext:value-type="float">
            <text:p>0.980</text:p>
          </table:table-cell>
          <table:table-cell table:style-name="ce10" table:formula="of:=['mar-o'.H4]*['mar-o'.H19]*['mar-o'.H21]" office:value-type="float" office:value="1.39299754064921" calcext:value-type="float">
            <text:p>1.393</text:p>
          </table:table-cell>
          <table:table-cell table:style-name="ce10" table:formula="of:=['mar-o'.I4]*['mar-o'.I19]*['mar-o'.I21]" office:value-type="float" office:value="0.83014838845981" calcext:value-type="float">
            <text:p>0.830</text:p>
          </table:table-cell>
          <table:table-cell table:style-name="ce10" table:formula="of:=['mar-o'.J4]*['mar-o'.J19]*['mar-o'.J21]" office:value-type="float" office:value="1.1159770002141" calcext:value-type="float">
            <text:p>1.116</text:p>
          </table:table-cell>
          <table:table-cell table:style-name="ce10" table:number-columns-repeated="4"/>
          <table:table-cell table:number-columns-repeated="1010"/>
        </table:table-row>
        <table:table-row table:style-name="ro3">
          <table:table-cell table:style-name="ce10" office:value-type="string" calcext:value-type="string">
            <text:p>MF-IPS+</text:p>
          </table:table-cell>
          <table:table-cell table:style-name="ce10" table:formula="of:=['mar-o'.B4]/['mar-o'.B3]" office:value-type="float" office:value="0.701906412478336" calcext:value-type="float">
            <text:p>0.702</text:p>
          </table:table-cell>
          <table:table-cell table:style-name="ce10" table:formula="of:=['mar-o'.C4]/['mar-o'.C3]" office:value-type="float" office:value="0.523003701745108" calcext:value-type="float">
            <text:p>0.523</text:p>
          </table:table-cell>
          <table:table-cell table:style-name="ce10" table:formula="of:=['mar-o'.D4]/['mar-o'.D3]" office:value-type="float" office:value="0.934782608695652" calcext:value-type="float">
            <text:p>0.935</text:p>
          </table:table-cell>
          <table:table-cell table:style-name="ce10" table:formula="of:=['mar-o'.E4]/['mar-o'.E3]" office:value-type="float" office:value="0.869530628480509" calcext:value-type="float">
            <text:p>0.870</text:p>
          </table:table-cell>
          <table:table-cell table:style-name="ce10" office:value-type="string" calcext:value-type="string">
            <text:p>MF-DR</text:p>
          </table:table-cell>
          <table:table-cell table:style-name="ce10" table:formula="of:=['mar-o'.G7]*['mar-o'.B10]*['mar-o'.G20]" office:value-type="float" office:value="0.931059995454072" calcext:value-type="float">
            <text:p>0.931</text:p>
          </table:table-cell>
          <table:table-cell table:style-name="ce10" table:formula="of:=['mar-o'.H7]*['mar-o'.C10]*['mar-o'.H20]" office:value-type="float" office:value="1.35976302498418" calcext:value-type="float">
            <text:p>1.360</text:p>
          </table:table-cell>
          <table:table-cell table:style-name="ce10" table:formula="of:=['mar-o'.I7]*['mar-o'.D10]*['mar-o'.I20]" office:value-type="float" office:value="0.786453520045168" calcext:value-type="float">
            <text:p>0.786</text:p>
          </table:table-cell>
          <table:table-cell table:style-name="ce10" table:formula="of:=['mar-o'.J7]*['mar-o'.E10]*['mar-o'.J20]" office:value-type="float" office:value="1.05599915260715" calcext:value-type="float">
            <text:p>1.056</text:p>
          </table:table-cell>
          <table:table-cell table:style-name="ce10" table:number-columns-repeated="4"/>
          <table:table-cell table:number-columns-repeated="1010"/>
        </table:table-row>
        <table:table-row table:style-name="ro3">
          <table:table-cell table:style-name="ce10" office:value-type="string" calcext:value-type="string">
            <text:p>MF-DR+</text:p>
          </table:table-cell>
          <table:table-cell table:style-name="ce10" table:formula="of:=['mar-o'.B5]/['mar-o'.B4]" office:value-type="float" office:value="0.922222222222222" calcext:value-type="float">
            <text:p>0.922</text:p>
          </table:table-cell>
          <table:table-cell table:style-name="ce10" table:formula="of:=['mar-o'.C5]/['mar-o'.C4]" office:value-type="float" office:value="0.926188068756319" calcext:value-type="float">
            <text:p>0.926</text:p>
          </table:table-cell>
          <table:table-cell table:style-name="ce10" table:formula="of:=['mar-o'.D5]/['mar-o'.D4]" office:value-type="float" office:value="0.904651162790698" calcext:value-type="float">
            <text:p>0.905</text:p>
          </table:table-cell>
          <table:table-cell table:style-name="ce10" table:formula="of:=['mar-o'.E5]/['mar-o'.E4]" office:value-type="float" office:value="0.90576395242452" calcext:value-type="float">
            <text:p>0.906</text:p>
          </table:table-cell>
          <table:table-cell table:style-name="ce10" office:value-type="string" calcext:value-type="string">
            <text:p>NFM-DR</text:p>
          </table:table-cell>
          <table:table-cell table:style-name="ce10" table:formula="of:=['mar-o'.G14]/['mar-o'.K14]" office:value-type="float" office:value="0.900996946632147" calcext:value-type="float">
            <text:p>0.901</text:p>
          </table:table-cell>
          <table:table-cell table:style-name="ce10" table:formula="of:=['mar-o'.H14]/['mar-o'.L14]" office:value-type="float" office:value="1.2994863161243" calcext:value-type="float">
            <text:p>1.299</text:p>
          </table:table-cell>
          <table:table-cell table:style-name="ce10" table:formula="of:=['mar-o'.I14]/['mar-o'.M14]" office:value-type="float" office:value="0.776811003374322" calcext:value-type="float">
            <text:p>0.777</text:p>
          </table:table-cell>
          <table:table-cell table:style-name="ce10" table:formula="of:=['mar-o'.J14]/['mar-o'.N14]" office:value-type="float" office:value="1.02710970839582" calcext:value-type="float">
            <text:p>1.027</text:p>
          </table:table-cell>
          <table:table-cell table:style-name="ce10" table:number-columns-repeated="4"/>
          <table:table-cell table:number-columns-repeated="1010"/>
        </table:table-row>
        <table:table-row table:style-name="ro3">
          <table:table-cell table:style-name="ce10" office:value-type="string" calcext:value-type="string">
            <text:p>NFM-IPS+</text:p>
          </table:table-cell>
          <table:table-cell table:style-name="ce10" table:formula="of:=['mar-o'.B7]/['mar-o'.B6]" office:value-type="float" office:value="0.797202797202797" calcext:value-type="float">
            <text:p>0.797</text:p>
          </table:table-cell>
          <table:table-cell table:style-name="ce10" table:formula="of:=['mar-o'.C7]/['mar-o'.C6]" office:value-type="float" office:value="0.657930107526882" calcext:value-type="float">
            <text:p>0.658</text:p>
          </table:table-cell>
          <table:table-cell table:style-name="ce10" table:formula="of:=['mar-o'.D7]/['mar-o'.D6]" office:value-type="float" office:value="0.936936936936937" calcext:value-type="float">
            <text:p>0.937</text:p>
          </table:table-cell>
          <table:table-cell table:style-name="ce10" table:formula="of:=['mar-o'.E7]/['mar-o'.E6]" office:value-type="float" office:value="0.874384236453202" calcext:value-type="float">
            <text:p>0.874</text:p>
          </table:table-cell>
          <table:table-cell table:style-name="ce10" office:value-type="string" calcext:value-type="string">
            <text:p>MF-IPS-NP</text:p>
          </table:table-cell>
          <table:table-cell table:style-name="ce10" table:formula="of:=['mar-o'.G7]*['mar-o'.K11]" office:value-type="float" office:value="0.915904751155879" calcext:value-type="float">
            <text:p>0.916</text:p>
          </table:table-cell>
          <table:table-cell table:style-name="ce10" table:formula="of:=['mar-o'.H7]*['mar-o'.L11]" office:value-type="float" office:value="1.31942567301938" calcext:value-type="float">
            <text:p>1.319</text:p>
          </table:table-cell>
          <table:table-cell table:style-name="ce10" table:formula="of:=['mar-o'.I7]*['mar-o'.M11]" office:value-type="float" office:value="0.790907987013711" calcext:value-type="float">
            <text:p>0.791</text:p>
          </table:table-cell>
          <table:table-cell table:style-name="ce10" table:formula="of:=['mar-o'.J7]*['mar-o'.N11]" office:value-type="float" office:value="1.05377311568398" calcext:value-type="float">
            <text:p>1.054</text:p>
          </table:table-cell>
          <table:table-cell table:style-name="ce10" table:formula="of:=PRODUCT(['mar-o'.B20];['mar-o'.C20];['mar-o'.D20];['mar-o'.E16])" office:value-type="float" office:value="0.917371187656391" calcext:value-type="float">
            <text:p>0.917</text:p>
          </table:table-cell>
          <table:table-cell table:style-name="ce10" table:formula="of:=PRODUCT(['mar-o'.B20];['mar-o'.C20];['mar-o'.D20];['mar-o'.E20])" office:value-type="float" office:value="0.897471329203815" calcext:value-type="float">
            <text:p>0.897</text:p>
          </table:table-cell>
          <table:table-cell table:style-name="ce10" table:formula="of:=PRODUCT(['mar-o'.B20];['mar-o'.C20];['mar-o'.D16];['mar-o'.E16])" office:value-type="float" office:value="0.93900427627138" calcext:value-type="float">
            <text:p>0.939</text:p>
          </table:table-cell>
          <table:table-cell table:style-name="ce10" table:formula="of:=PRODUCT(['mar-o'.B20];['mar-o'.C20];['mar-o'.D16];['mar-o'.E20])" office:value-type="float" office:value="0.918635147138492" calcext:value-type="float">
            <text:p>0.919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FM-DR+</text:p>
          </table:table-cell>
          <table:table-cell table:style-name="ce10" table:formula="of:=['mar-o'.B8]/['mar-o'.B7]" office:value-type="float" office:value="0.922305764411028" calcext:value-type="float">
            <text:p>0.922</text:p>
          </table:table-cell>
          <table:table-cell table:style-name="ce10" table:formula="of:=['mar-o'.C8]/['mar-o'.C7]" office:value-type="float" office:value="0.977528089887641" calcext:value-type="float">
            <text:p>0.978</text:p>
          </table:table-cell>
          <table:table-cell table:style-name="ce10" table:formula="of:=['mar-o'.D8]/['mar-o'.D7]" office:value-type="float" office:value="0.908653846153846" calcext:value-type="float">
            <text:p>0.909</text:p>
          </table:table-cell>
          <table:table-cell table:style-name="ce10" table:formula="of:=['mar-o'.E8]/['mar-o'.E7]" office:value-type="float" office:value="0.907981220657277" calcext:value-type="float">
            <text:p>0.908</text:p>
          </table:table-cell>
          <table:table-cell table:style-name="ce10" office:value-type="string" calcext:value-type="string">
            <text:p>NFM-IPS-NP</text:p>
          </table:table-cell>
          <table:table-cell table:style-name="ce10" table:formula="of:=['mar-o'.G8]*['mar-o'.K12]" office:value-type="float" office:value="0.908012371311112" calcext:value-type="float">
            <text:p>0.908</text:p>
          </table:table-cell>
          <table:table-cell table:style-name="ce10" table:formula="of:=['mar-o'.H8]*['mar-o'.L12]" office:value-type="float" office:value="1.26311733649513" calcext:value-type="float">
            <text:p>1.263</text:p>
          </table:table-cell>
          <table:table-cell table:style-name="ce10" table:formula="of:=['mar-o'.I8]*['mar-o'.M12]" office:value-type="float" office:value="0.787582508136795" calcext:value-type="float">
            <text:p>0.788</text:p>
          </table:table-cell>
          <table:table-cell table:style-name="ce10" table:formula="of:=['mar-o'.J8]*['mar-o'.N12]" office:value-type="float" office:value="1.03578845141279" calcext:value-type="float">
            <text:p>1.036</text:p>
          </table:table-cell>
          <table:table-cell table:style-name="ce10" table:formula="of:=PRODUCT(['mar-o'.B16];['mar-o'.C20];['mar-o'.D20];['mar-o'.E16])" office:value-type="float" office:value="0.926867936619006" calcext:value-type="float">
            <text:p>0.927</text:p>
          </table:table-cell>
          <table:table-cell table:style-name="ce10" table:formula="of:=PRODUCT(['mar-o'.B16];['mar-o'.C20];['mar-o'.D20];['mar-o'.E20])" office:value-type="float" office:value="0.906762072175989" calcext:value-type="float">
            <text:p>0.907</text:p>
          </table:table-cell>
          <table:table-cell table:style-name="ce10" table:formula="of:=PRODUCT(['mar-o'.B16];['mar-o'.C20];['mar-o'.D16];['mar-o'.E16])" office:value-type="float" office:value="0.948724973854386" calcext:value-type="float">
            <text:p>0.949</text:p>
          </table:table-cell>
          <table:table-cell table:style-name="ce10" table:formula="of:=PRODUCT(['mar-o'.B16];['mar-o'.C20];['mar-o'.D16];['mar-o'.E20])" office:value-type="float" office:value="0.928144980778348" calcext:value-type="float">
            <text:p>0.928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office:value-type="string" calcext:value-type="string">
            <text:p>NFM+</text:p>
          </table:table-cell>
          <table:table-cell table:style-name="ce10" office:value-type="string" calcext:value-type="string">
            <text:p>DR+</text:p>
          </table:table-cell>
          <table:table-cell table:style-name="ce10" office:value-type="string" calcext:value-type="string">
            <text:p>Coat+</text:p>
          </table:table-cell>
          <table:table-cell table:style-name="ce10" office:value-type="string" calcext:value-type="string">
            <text:p>MAE+</text:p>
          </table:table-cell>
          <table:table-cell table:style-name="ce10" office:value-type="string" calcext:value-type="string">
            <text:p>MF-DR-NP</text:p>
          </table:table-cell>
          <table:table-cell table:style-name="ce10" table:formula="of:=['mar-o'.G9]*['mar-o'.K13]" office:value-type="float" office:value="0.872065940758727" calcext:value-type="float">
            <text:p>0.872</text:p>
          </table:table-cell>
          <table:table-cell table:style-name="ce10" table:formula="of:=['mar-o'.H9]*['mar-o'.L13]" office:value-type="float" office:value="1.24597799761544" calcext:value-type="float">
            <text:p>1.246</text:p>
          </table:table-cell>
          <table:table-cell table:style-name="ce10" table:formula="of:=['mar-o'.I9]*['mar-o'.M13]" office:value-type="float" office:value="0.753992790054171" calcext:value-type="float">
            <text:p>0.754</text:p>
          </table:table-cell>
          <table:table-cell table:style-name="ce10" table:formula="of:=['mar-o'.J9]*['mar-o'.N13]" office:value-type="float" office:value="0.990451444261845" calcext:value-type="float">
            <text:p>0.990</text:p>
          </table:table-cell>
          <table:table-cell table:style-name="ce10" table:formula="of:=PRODUCT(['mar-o'.B20];['mar-o'.C16];['mar-o'.D20];['mar-o'.E16])" office:value-type="float" office:value="0.936637751612802" calcext:value-type="float">
            <text:p>0.937</text:p>
          </table:table-cell>
          <table:table-cell table:style-name="ce10" table:formula="of:=PRODUCT(['mar-o'.B20];['mar-o'.C16];['mar-o'.D20];['mar-o'.E20])" office:value-type="float" office:value="0.916319957758767" calcext:value-type="float">
            <text:p>0.916</text:p>
          </table:table-cell>
          <table:table-cell table:style-name="ce10" table:formula="of:=PRODUCT(['mar-o'.B20];['mar-o'.C16];['mar-o'.D16];['mar-o'.E16])" office:value-type="float" office:value="0.95872517680494" calcext:value-type="float">
            <text:p>0.959</text:p>
          </table:table-cell>
          <table:table-cell table:style-name="ce10" table:formula="of:=PRODUCT(['mar-o'.B20];['mar-o'.C16];['mar-o'.D16];['mar-o'.E20])" office:value-type="float" office:value="0.937928256681387" calcext:value-type="float">
            <text:p>0.938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table:formula="of:=AVERAGE(['mar-o'.B11:.E12])" office:value-type="float" office:value="0.872865374903701" calcext:value-type="float">
            <text:p>0.873</text:p>
          </table:table-cell>
          <table:table-cell table:style-name="ce10" table:formula="of:=AVERAGE(['mar-o'.B10:.E10];['mar-o'.B12:.E12])" office:value-type="float" office:value="0.921911790912944" calcext:value-type="float">
            <text:p>0.922</text:p>
          </table:table-cell>
          <table:table-cell table:style-name="ce10" table:formula="of:=AVERAGE(['mar-o'.D9:.E10];['mar-o'.D11:.E12])" office:value-type="float" office:value="0.90533557407408" calcext:value-type="float">
            <text:p>0.905</text:p>
          </table:table-cell>
          <table:table-cell table:style-name="ce10" table:formula="of:=AVERAGE(['mar-o'.B9:.B10];['mar-o'.D9:.D10];['mar-o'.D11:.D12];['mar-o'.B11:.B12])" office:value-type="float" office:value="0.878582718861439" calcext:value-type="float">
            <text:p>0.879</text:p>
          </table:table-cell>
          <table:table-cell table:style-name="ce10" office:value-type="string" calcext:value-type="string">
            <text:p>NFM-DR-NP</text:p>
          </table:table-cell>
          <table:table-cell table:style-name="ce10" table:formula="of:=[$'mar-o'.K21]" office:value-type="float" office:value="0.852644" calcext:value-type="float">
            <text:p>0.853</text:p>
          </table:table-cell>
          <table:table-cell table:style-name="ce10" table:formula="of:=[$'mar-o'.L21]" office:value-type="float" office:value="1.203072" calcext:value-type="float">
            <text:p>1.203</text:p>
          </table:table-cell>
          <table:table-cell table:style-name="ce10" table:formula="of:=[$'mar-o'.M21]" office:value-type="float" office:value="0.752458" calcext:value-type="float">
            <text:p>0.752</text:p>
          </table:table-cell>
          <table:table-cell table:style-name="ce10" table:formula="of:=[$'mar-o'.N21]" office:value-type="float" office:value="0.973328" calcext:value-type="float">
            <text:p>0.973</text:p>
          </table:table-cell>
          <table:table-cell table:style-name="ce10" table:formula="of:=PRODUCT(['mar-o'.B16];['mar-o'.C16];['mar-o'.D20];['mar-o'.E16])" office:value-type="float" office:value="0.946333950616718" calcext:value-type="float">
            <text:p>0.946</text:p>
          </table:table-cell>
          <table:table-cell table:style-name="ce10" table:formula="of:=PRODUCT(['mar-o'.B16];['mar-o'.C16];['mar-o'.D20];['mar-o'.E20])" office:value-type="float" office:value="0.92580582424919" calcext:value-type="float">
            <text:p>0.926</text:p>
          </table:table-cell>
          <table:table-cell table:style-name="ce10" table:formula="of:=PRODUCT(['mar-o'.B16];['mar-o'.C16];['mar-o'.D16];['mar-o'.E16])" office:value-type="float" office:value="0.968650027782128" calcext:value-type="float">
            <text:p>0.969</text:p>
          </table:table-cell>
          <table:table-cell table:style-name="ce10" table:formula="of:=PRODUCT(['mar-o'.B16:.D16];['mar-o'.E20])" office:value-type="float" office:value="0.947637815165998" calcext:value-type="float">
            <text:p>0.948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office:value-type="float" office:value="1.138" calcext:value-type="float">
            <text:p>1.138</text:p>
          </table:table-cell>
          <table:table-cell table:style-name="ce10" office:value-type="float" office:value="1.072" calcext:value-type="float">
            <text:p>1.072</text:p>
          </table:table-cell>
          <table:table-cell table:style-name="ce10" office:value-type="float" office:value="1.092" calcext:value-type="float">
            <text:p>1.092</text:p>
          </table:table-cell>
          <table:table-cell table:style-name="ce10" office:value-type="float" office:value="1.136" calcext:value-type="float">
            <text:p>1.136</text:p>
          </table:table-cell>
          <table:table-cell table:style-name="ce10" office:value-type="string" calcext:value-type="string">
            <text:p>N+</text:p>
          </table:table-cell>
          <table:table-cell table:style-name="ce10" table:formula="of:=['mar-o'.A23]" office:value-type="float" office:value="0.956993051326504" calcext:value-type="float">
            <text:p>0.957</text:p>
          </table:table-cell>
          <table:table-cell table:style-name="ce10" table:formula="of:=['mar-o'.G15]" office:value-type="float" office:value="0.956993051326504" calcext:value-type="float">
            <text:p>0.957</text:p>
          </table:table-cell>
          <table:table-cell table:style-name="ce10" table:formula="of:=['mar-o'.H15]" office:value-type="float" office:value="0.956993051326504" calcext:value-type="float">
            <text:p>0.957</text:p>
          </table:table-cell>
          <table:table-cell table:style-name="ce10" table:formula="of:=['mar-o'.I15]" office:value-type="float" office:value="0.956993051326504" calcext:value-type="float">
            <text:p>0.957</text:p>
          </table:table-cell>
          <table:table-cell table:style-name="ce10" table:number-columns-repeated="4"/>
          <table:table-cell table:number-columns-repeated="1010"/>
        </table:table-row>
        <table:table-row table:style-name="ro3">
          <table:table-cell table:style-name="ce13" table:formula="of:=PRODUCT(['mar-o'.B16:.E16])" office:value-type="float" office:value="0.968650027782128" calcext:value-type="float">
            <text:p>0.969</text:p>
          </table:table-cell>
          <table:table-cell table:style-name="ce13" table:formula="of:=['mar-o'.B14]*['mar-o'.B15]" office:value-type="float" office:value="0.993320796640412" calcext:value-type="float">
            <text:p>0.993</text:p>
          </table:table-cell>
          <table:table-cell table:style-name="ce13" table:formula="of:=['mar-o'.C14]*['mar-o'.C15]" office:value-type="float" office:value="0.988289439858676" calcext:value-type="float">
            <text:p>0.988</text:p>
          </table:table-cell>
          <table:table-cell table:style-name="ce13" table:formula="of:=['mar-o'.D14]*['mar-o'.D15]" office:value-type="float" office:value="0.988626446888895" calcext:value-type="float">
            <text:p>0.989</text:p>
          </table:table-cell>
          <table:table-cell table:style-name="ce13" table:formula="of:=['mar-o'.E14]*['mar-o'.E15]" office:value-type="float" office:value="0.998069968626595" calcext:value-type="float">
            <text:p>0.998</text:p>
          </table:table-cell>
          <table:table-cell table:style-name="ce10"/>
          <table:table-cell table:style-name="ce10" office:value-type="float" office:value="1.22" calcext:value-type="float">
            <text:p>1.220</text:p>
          </table:table-cell>
          <table:table-cell table:style-name="ce10" office:value-type="float" office:value="1.46" calcext:value-type="float">
            <text:p>1.46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Music</text:p>
          </table:table-cell>
          <table:table-cell table:style-name="ce13"/>
          <table:table-cell table:style-name="ce13" office:value-type="string" calcext:value-type="string">
            <text:p>Coat</text:p>
          </table:table-cell>
          <table:table-cell table:style-name="ce13"/>
          <table:table-cell table:number-columns-repeated="1010"/>
        </table:table-row>
        <table:table-row table:style-name="ro3">
          <table:table-cell table:style-name="ce10"/>
          <table:table-cell table:style-name="ce10" office:value-type="string" calcext:value-type="string">
            <text:p>MF+</text:p>
          </table:table-cell>
          <table:table-cell table:style-name="ce10" office:value-type="string" calcext:value-type="string">
            <text:p>IPS+</text:p>
          </table:table-cell>
          <table:table-cell table:style-name="ce10" office:value-type="string" calcext:value-type="string">
            <text:p>Music+</text:p>
          </table:table-cell>
          <table:table-cell table:style-name="ce10" office:value-type="string" calcext:value-type="string">
            <text:p>MSE+</text:p>
          </table:table-cell>
          <table:table-cell table:style-name="ce10" table:formula="of:=['mar-o'.A9]" office:value-type="string" office:string-value="MF-IPS+" calcext:value-type="string">
            <text:p>MF-IPS+</text:p>
          </table:table-cell>
          <table:table-cell table:style-name="ce10" table:formula="of:=['mar-o'.B9]*['mar-o'.G16]" office:value-type="float" office:value="0.85632582322357" calcext:value-type="float">
            <text:p>0.856</text:p>
          </table:table-cell>
          <table:table-cell table:style-name="ce10" table:formula="of:=['mar-o'.C9]*['mar-o'.H16]" office:value-type="float" office:value="0.763585404547858" calcext:value-type="float">
            <text:p>0.764</text:p>
          </table:table-cell>
          <table:table-cell table:style-name="ce10" table:formula="of:=['mar-o'.D9]*['mar-o'.I16]" office:value-type="float" office:value="0.934782608695652" calcext:value-type="float">
            <text:p>0.935</text:p>
          </table:table-cell>
          <table:table-cell table:style-name="ce10" table:formula="of:=['mar-o'.E9]*['mar-o'.J16]" office:value-type="float" office:value="0.869530628480509" calcext:value-type="float">
            <text:p>0.870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MSE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table:formula="of:=AVERAGE(['mar-o'.B9:.E10])" office:value-type="float" office:value="0.836006094699171" calcext:value-type="float">
            <text:p>0.836</text:p>
          </table:table-cell>
          <table:table-cell table:style-name="ce10" table:formula="of:=AVERAGE(['mar-o'.B9:.E9];['mar-o'.B11:.E11])" office:value-type="float" office:value="0.786959678689928" calcext:value-type="float">
            <text:p>0.787</text:p>
          </table:table-cell>
          <table:table-cell table:style-name="ce10" table:formula="of:=AVERAGE(['mar-o'.B9:.C10];['mar-o'.B11:.C12])" office:value-type="float" office:value="0.803535895528792" calcext:value-type="float">
            <text:p>0.804</text:p>
          </table:table-cell>
          <table:table-cell table:style-name="ce10" table:formula="of:=AVERAGE(['mar-o'.C9:.C10];['mar-o'.E9:.E10];['mar-o'.E11:.E12];['mar-o'.C11:.C12])" office:value-type="float" office:value="0.830288750741432" calcext:value-type="float">
            <text:p>0.830</text:p>
          </table:table-cell>
          <table:table-cell table:style-name="ce10"/>
          <table:table-cell table:style-name="ce10" office:value-type="float" office:value="1.12" calcext:value-type="float">
            <text:p>1.120</text:p>
          </table:table-cell>
          <table:table-cell table:style-name="ce10" office:value-type="float" office:value="1.26" calcext:value-type="float">
            <text:p>1.26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float" office:value="1.153" calcext:value-type="float">
            <text:p>1.153</text:p>
          </table:table-cell>
          <table:table-cell table:style-name="ce13" office:value-type="float" office:value="1.928" calcext:value-type="float">
            <text:p>1.928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1.298" calcext:value-type="float">
            <text:p>1.298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office:value-type="float" office:value="1.176" calcext:value-type="float">
            <text:p>1.176</text:p>
          </table:table-cell>
          <table:table-cell table:style-name="ce10" office:value-type="float" office:value="1.23" calcext:value-type="float">
            <text:p>1.230</text:p>
          </table:table-cell>
          <table:table-cell table:style-name="ce10" office:value-type="float" office:value="1.202" calcext:value-type="float">
            <text:p>1.202</text:p>
          </table:table-cell>
          <table:table-cell table:style-name="ce10" table:formula="of:=['mar-o'.B19]" office:value-type="float" office:value="1.176" calcext:value-type="float">
            <text:p>1.176</text:p>
          </table:table-cell>
          <table:table-cell table:style-name="ce10" table:formula="of:=['mar-o'.A11]" office:value-type="string" office:string-value="NFM-IPS+" calcext:value-type="string">
            <text:p>NFM-IPS+</text:p>
          </table:table-cell>
          <table:table-cell table:style-name="ce10" table:formula="of:=['mar-o'.B11]*['mar-o'.G18]" office:value-type="float" office:value="0.892867132867133" calcext:value-type="float">
            <text:p>0.893</text:p>
          </table:table-cell>
          <table:table-cell table:style-name="ce10" table:formula="of:=['mar-o'.C11]*['mar-o'.H18]" office:value-type="float" office:value="0.828991935483871" calcext:value-type="float">
            <text:p>0.829</text:p>
          </table:table-cell>
          <table:table-cell table:style-name="ce10" table:formula="of:=['mar-o'.D11]*['mar-o'.I18]" office:value-type="float" office:value="0.936936936936937" calcext:value-type="float">
            <text:p>0.937</text:p>
          </table:table-cell>
          <table:table-cell table:style-name="ce10" table:formula="of:=['mar-o'.E11]*['mar-o'.J18]" office:value-type="float" office:value="0.874384236453202" calcext:value-type="float">
            <text:p>0.874</text:p>
          </table:table-cell>
          <table:table-cell table:style-name="ce13" office:value-type="float" office:value="0.863" calcext:value-type="float">
            <text:p>0.863</text:p>
          </table:table-cell>
          <table:table-cell table:style-name="ce13" office:value-type="float" office:value="1.248" calcext:value-type="float">
            <text:p>1.248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1.016" calcext:value-type="float">
            <text:p>1.016</text:p>
          </table:table-cell>
          <table:table-cell table:number-columns-repeated="1010"/>
        </table:table-row>
        <table:table-row table:style-name="ro3">
          <table:table-cell table:style-name="ce13" table:formula="of:=PRODUCT(['mar-o'.B20:.E20])" office:value-type="float" office:value="0.897471329203815" calcext:value-type="float">
            <text:p>0.897</text:p>
          </table:table-cell>
          <table:table-cell table:style-name="ce13" table:formula="of:=['mar-o'.B18]*['mar-o'.B19]" office:value-type="float" office:value="0.983143167366224" calcext:value-type="float">
            <text:p>0.983</text:p>
          </table:table-cell>
          <table:table-cell table:style-name="ce13" table:formula="of:=['mar-o'.C18]*['mar-o'.C19]" office:value-type="float" office:value="0.967960404788611" calcext:value-type="float">
            <text:p>0.968</text:p>
          </table:table-cell>
          <table:table-cell table:style-name="ce13" table:formula="of:=['mar-o'.D18]*['mar-o'.D19]" office:value-type="float" office:value="0.965850146425608" calcext:value-type="float">
            <text:p>0.966</text:p>
          </table:table-cell>
          <table:table-cell table:style-name="ce13" table:formula="of:=['mar-o'.E18]*['mar-o'.E19]" office:value-type="float" office:value="0.976419570871924" calcext:value-type="float">
            <text:p>0.976</text:p>
          </table:table-cell>
          <table:table-cell table:style-name="ce10"/>
          <table:table-cell table:style-name="ce10" table:formula="of:=POWER((['mar-o'.G10]/['mar-o'.G3])/(['mar-o'.G15]*['mar-o'.G17]*['mar-o'.B10]); 1/3)" office:value-type="float" office:value="1.01119955064779" calcext:value-type="float">
            <text:p>1.011</text:p>
          </table:table-cell>
          <table:table-cell table:style-name="ce10" table:formula="of:=POWER((['mar-o'.H10]/['mar-o'.H3])/(['mar-o'.H15]*['mar-o'.H17]*['mar-o'.C10]); 1/3)" office:value-type="float" office:value="0.998618710013344" calcext:value-type="float">
            <text:p>0.999</text:p>
          </table:table-cell>
          <table:table-cell table:style-name="ce10" table:formula="of:=POWER((['mar-o'.I10]/['mar-o'.I3])/(['mar-o'.I15]*['mar-o'.I17]*['mar-o'.D10]); 1/3)" office:value-type="float" office:value="1.03212791372254" calcext:value-type="float">
            <text:p>1.032</text:p>
          </table:table-cell>
          <table:table-cell table:style-name="ce10" table:formula="of:=POWER((['mar-o'.J10]/['mar-o'.J3])/(['mar-o'.J15]*['mar-o'.J17]*['mar-o'.E10]); 1/3)" office:value-type="float" office:value="1.01635278173467" calcext:value-type="float">
            <text:p>1.016</text:p>
          </table:table-cell>
          <table:table-cell table:style-name="ce13" office:value-type="float" office:value="0.988" calcext:value-type="float">
            <text:p>0.988</text:p>
          </table:table-cell>
          <table:table-cell table:style-name="ce13" office:value-type="float" office:value="0.964" calcext:value-type="float">
            <text:p>0.964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58" calcext:value-type="float">
            <text:p>0.958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table:formula="of:=['mar-o'.B6]/['mar-o'.B3]" office:value-type="float" office:value="0.867417677642981" calcext:value-type="float">
            <text:p>0.867</text:p>
          </table:table-cell>
          <table:table-cell table:style-name="ce10" table:formula="of:=['mar-o'.C6]/['mar-o'.C3]" office:value-type="float" office:value="0.786885245901639" calcext:value-type="float">
            <text:p>0.787</text:p>
          </table:table-cell>
          <table:table-cell table:style-name="ce10" table:formula="of:=['mar-o'.D6]/['mar-o'.D3]" office:value-type="float" office:value="0.965217391304348" calcext:value-type="float">
            <text:p>0.965</text:p>
          </table:table-cell>
          <table:table-cell table:style-name="ce10" table:formula="of:=['mar-o'.E6]/['mar-o'.E3]" office:value-type="float" office:value="0.968973747016706" calcext:value-type="float">
            <text:p>0.969</text:p>
          </table:table-cell>
          <table:table-cell table:style-name="ce10"/>
          <table:table-cell table:style-name="ce10" table:formula="of:=POWER((['mar-o'.G10]/['mar-o'.G3])/(['mar-o'.G15]*['mar-o'.G19]*['mar-o'.B12]); 1/3)" office:value-type="float" office:value="0.997182135053757" calcext:value-type="float">
            <text:p>0.997</text:p>
          </table:table-cell>
          <table:table-cell table:style-name="ce10" table:formula="of:=POWER((['mar-o'.H10]/['mar-o'.H3])/(['mar-o'.H15]*['mar-o'.H19]*['mar-o'.C12]); 1/3)" office:value-type="float" office:value="0.95431580170004" calcext:value-type="float">
            <text:p>0.954</text:p>
          </table:table-cell>
          <table:table-cell table:style-name="ce10" table:formula="of:=POWER((['mar-o'.I10]/['mar-o'.I3])/(['mar-o'.I15]*['mar-o'.I19]*['mar-o'.D12]); 1/3)" office:value-type="float" office:value="1.02981964033053" calcext:value-type="float">
            <text:p>1.030</text:p>
          </table:table-cell>
          <table:table-cell table:style-name="ce10" table:formula="of:=POWER((['mar-o'.J10]/['mar-o'.J3])/(['mar-o'.J15]*['mar-o'.J19]*['mar-o'.E12]); 1/3)" office:value-type="float" office:value="1.01364229580641" calcext:value-type="float">
            <text:p>1.014</text:p>
          </table:table-cell>
          <table:table-cell table:style-name="ce13" table:formula="of:=['mar-o'.K19]*['mar-o'.K20]" office:value-type="float" office:value="0.852644" calcext:value-type="float">
            <text:p>0.853</text:p>
          </table:table-cell>
          <table:table-cell table:style-name="ce13" table:formula="of:=['mar-o'.L19]*['mar-o'.L20]" office:value-type="float" office:value="1.203072" calcext:value-type="float">
            <text:p>1.203</text:p>
          </table:table-cell>
          <table:table-cell table:style-name="ce13" table:formula="of:=['mar-o'.M19]*['mar-o'.M20]" office:value-type="float" office:value="0.752458" calcext:value-type="float">
            <text:p>0.752</text:p>
          </table:table-cell>
          <table:table-cell table:style-name="ce13" table:formula="of:=['mar-o'.N19]*['mar-o'.N20]" office:value-type="float" office:value="0.973328" calcext:value-type="float">
            <text:p>0.973</text:p>
          </table:table-cell>
          <table:table-cell table:number-columns-repeated="1010"/>
        </table:table-row>
        <table:table-row table:style-name="ro3">
          <table:table-cell table:style-name="ce10"/>
          <table:table-cell table:style-name="ce10" table:formula="of:=['mar-o'.B7]/['mar-o'.B4]" office:value-type="float" office:value="0.985185185185185" calcext:value-type="float">
            <text:p>0.985</text:p>
          </table:table-cell>
          <table:table-cell table:style-name="ce10" table:formula="of:=['mar-o'.C7]/['mar-o'.C4]" office:value-type="float" office:value="0.989888776541962" calcext:value-type="float">
            <text:p>0.990</text:p>
          </table:table-cell>
          <table:table-cell table:style-name="ce10" table:formula="of:=['mar-o'.D7]/['mar-o'.D4]" office:value-type="float" office:value="0.967441860465116" calcext:value-type="float">
            <text:p>0.967</text:p>
          </table:table-cell>
          <table:table-cell table:style-name="ce10" table:formula="of:=['mar-o'.E7]/['mar-o'.E4]" office:value-type="float" office:value="0.974382433668801" calcext:value-type="float">
            <text:p>0.974</text:p>
          </table:table-cell>
          <table:table-cell table:style-name="ce10" office:value-type="string" calcext:value-type="string">
            <text:p>NFM-DR</text:p>
          </table:table-cell>
          <table:table-cell table:style-name="ce10" table:formula="of:=['mar-o'.G9]*['mar-o'.G15]*['mar-o'.G20]" office:value-type="float" office:value="0.900996946632147" calcext:value-type="float">
            <text:p>0.901</text:p>
          </table:table-cell>
          <table:table-cell table:style-name="ce10" table:formula="of:=['mar-o'.H9]*['mar-o'.H15]*['mar-o'.H20]" office:value-type="float" office:value="1.2994863161243" calcext:value-type="float">
            <text:p>1.299</text:p>
          </table:table-cell>
          <table:table-cell table:style-name="ce10" table:formula="of:=['mar-o'.I9]*['mar-o'.I15]*['mar-o'.I20]" office:value-type="float" office:value="0.776811003374322" calcext:value-type="float">
            <text:p>0.777</text:p>
          </table:table-cell>
          <table:table-cell table:style-name="ce10" table:formula="of:=['mar-o'.J9]*['mar-o'.J15]*['mar-o'.J20]" office:value-type="float" office:value="1.02710970839582" calcext:value-type="float">
            <text:p>1.027</text:p>
          </table:table-cell>
          <table:table-cell table:formula="of:=['mar-o'.K21]/['mar-o'.K18]" office:value-type="float" office:value="0.739500433651344" calcext:value-type="float">
            <text:p>0.7395004337</text:p>
          </table:table-cell>
          <table:table-cell table:formula="of:=['mar-o'.L21]/['mar-o'.L18]" office:value-type="float" office:value="0.624" calcext:value-type="float">
            <text:p>0.624</text:p>
          </table:table-cell>
          <table:table-cell table:formula="of:=['mar-o'.M21]/['mar-o'.M18]" office:value-type="float" office:value="0.861922107674685" calcext:value-type="float">
            <text:p>0.8619221077</text:p>
          </table:table-cell>
          <table:table-cell table:formula="of:=['mar-o'.N21]/['mar-o'.N18]" office:value-type="float" office:value="0.74986748844376" calcext:value-type="float">
            <text:p>0.7498674884</text:p>
          </table:table-cell>
          <table:table-cell table:number-columns-repeated="1010"/>
        </table:table-row>
        <table:table-row table:style-name="ro3">
          <table:table-cell table:style-name="ce10" table:formula="of:=AVERAGE(['mar-o'.B21:.E23])" office:value-type="float" office:value="0.956993051326504" calcext:value-type="float">
            <text:p>0.957</text:p>
          </table:table-cell>
          <table:table-cell table:style-name="ce10" table:formula="of:=['mar-o'.B8]/['mar-o'.B5]" office:value-type="float" office:value="0.985274431057564" calcext:value-type="float">
            <text:p>0.985</text:p>
          </table:table-cell>
          <table:table-cell table:style-name="ce10" table:formula="of:=['mar-o'.C8]/['mar-o'.C5]" office:value-type="float" office:value="1.04475982532751" calcext:value-type="float">
            <text:p>1.045</text:p>
          </table:table-cell>
          <table:table-cell table:style-name="ce10" table:formula="of:=['mar-o'.D8]/['mar-o'.D5]" office:value-type="float" office:value="0.97172236503856" calcext:value-type="float">
            <text:p>0.972</text:p>
          </table:table-cell>
          <table:table-cell table:style-name="ce10" table:formula="of:=['mar-o'.E8]/['mar-o'.E5]" office:value-type="float" office:value="0.976767676767677" calcext:value-type="float">
            <text:p>0.977</text:p>
          </table:table-cell>
          <table:table-cell table:style-name="ce10"/>
          <table:table-cell table:style-name="ce10" table:formula="of:=['mar-o'.G8]*['mar-o'.B12]*['mar-o'.G21]" office:value-type="float" office:value="0.900996946632147" calcext:value-type="float">
            <text:p>0.901</text:p>
          </table:table-cell>
          <table:table-cell table:style-name="ce10" table:formula="of:=['mar-o'.H8]*['mar-o'.C12]*['mar-o'.H21]" office:value-type="float" office:value="1.2994863161243" calcext:value-type="float">
            <text:p>1.299</text:p>
          </table:table-cell>
          <table:table-cell table:style-name="ce10" table:formula="of:=['mar-o'.I8]*['mar-o'.D12]*['mar-o'.I21]" office:value-type="float" office:value="0.776811003374322" calcext:value-type="float">
            <text:p>0.777</text:p>
          </table:table-cell>
          <table:table-cell table:style-name="ce10" table:formula="of:=['mar-o'.J8]*['mar-o'.E12]*['mar-o'.J21]" office:value-type="float" office:value="1.02710970839582" calcext:value-type="float">
            <text:p>1.027</text:p>
          </table:table-cell>
          <table:table-cell table:style-name="ce10" table:number-columns-repeated="4"/>
          <table:table-cell table:number-columns-repeated="101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pm" table:style-name="ta6">
        <table:table-column table:style-name="co2" table:number-columns-repeated="1024" table:default-cell-style-name="Default"/>
        <table:table-row table:style-name="ro3">
          <table:table-cell table:style-name="ce12"/>
          <table:table-cell table:style-name="ce15" office:value-type="string" calcext:value-type="string" table:number-columns-spanned="2" table:number-rows-spanned="1">
            <text:p>Music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Coat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Frapp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MovieLens</text:p>
          </table:table-cell>
          <table:covered-table-cell table:style-name="ce12"/>
          <table:table-cell table:number-columns-repeated="1015"/>
        </table:table-row>
        <table:table-row table:style-name="ro3">
          <table:table-cell table:style-name="ce12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number-columns-repeated="2" table:style-name="ce10" office:value-type="string" calcext:value-type="string">
            <text:p>MS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RMSE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NFM-DR-SP</text:p>
          </table:table-cell>
          <table:table-cell table:style-name="ce10" table:formula="of:=[npm.C3]*[npm.B16]" office:value-type="float" office:value="0.812487746940258" calcext:value-type="float">
            <text:p>0.812</text:p>
          </table:table-cell>
          <table:table-cell table:style-name="ce10" table:formula="of:=[npm.C9]+[npm.C11]*[npm.C14]" office:value-type="float" office:value="1.04418455188679" calcext:value-type="float">
            <text:p>1.044</text:p>
          </table:table-cell>
          <table:table-cell table:style-name="ce10" table:formula="of:=[npm.E3]*[npm.D17]" office:value-type="float" office:value="0.783544522380727" calcext:value-type="float">
            <text:p>0.784</text:p>
          </table:table-cell>
          <table:table-cell table:style-name="ce10" table:formula="of:=[npm.E9]-[npm.E11]*[npm.E14]" office:value-type="float" office:value="1.02780881837483" calcext:value-type="float">
            <text:p>1.028</text:p>
          </table:table-cell>
          <table:table-cell table:style-name="ce12" table:number-columns-repeated="2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11" office:value-type="string" calcext:value-type="string">
            <text:p>NFM-DR-LR</text:p>
          </table:table-cell>
          <table:table-cell table:style-name="ce10" table:formula="of:=[npm.C4]*[npm.B20]" office:value-type="float" office:value="0.791247999409316" calcext:value-type="float">
            <text:p>0.791</text:p>
          </table:table-cell>
          <table:table-cell table:style-name="ce10" table:formula="of:=[npm.C9]-[npm.C12]*[npm.C14]" office:value-type="float" office:value="1.00298525943396" calcext:value-type="float">
            <text:p>1.003</text:p>
          </table:table-cell>
          <table:table-cell table:style-name="ce10" table:formula="of:=[npm.E4]*[npm.D19]" office:value-type="float" office:value="0.773954933673738" calcext:value-type="float">
            <text:p>0.774</text:p>
          </table:table-cell>
          <table:table-cell table:style-name="ce10" table:formula="of:=[npm.E3]-[npm.E12]*[npm.E14]" office:value-type="float" office:value="1.0060164910249" calcext:value-type="float">
            <text:p>1.006</text:p>
          </table:table-cell>
          <table:table-cell table:style-name="ce12" table:number-columns-repeated="4"/>
          <table:table-cell table:number-columns-repeated="1015"/>
        </table:table-row>
        <table:table-row table:style-name="ro3">
          <table:table-cell table:style-name="ce11" office:value-type="string" calcext:value-type="string">
            <text:p>NFM-DR-NP-0</text:p>
          </table:table-cell>
          <table:table-cell table:style-name="ce10" table:formula="of:=[npm.C5]*[npm.B21]" office:value-type="float" office:value="0.802877389478526" calcext:value-type="float">
            <text:p>0.803</text:p>
          </table:table-cell>
          <table:table-cell table:style-name="ce10" table:formula="of:=[npm.C6]*[npm.F10]" office:value-type="float" office:value="1.01425999219209" calcext:value-type="float">
            <text:p>1.014</text:p>
          </table:table-cell>
          <table:table-cell table:style-name="ce10" table:formula="of:=[npm.E5]*[npm.D21]" office:value-type="float" office:value="0.767029605267619" calcext:value-type="float">
            <text:p>0.767</text:p>
          </table:table-cell>
          <table:table-cell table:style-name="ce10" table:formula="of:=[npm.H10]*[npm.E6]" office:value-type="float" office:value="0.988048102265818" calcext:value-type="float">
            <text:p>0.988</text:p>
          </table:table-cell>
          <table:table-cell table:style-name="ce12" table:formula="of:=POWER([npm.G5];2)" office:value-type="float" office:value="0.10195249" calcext:value-type="float">
            <text:p>0.10195249</text:p>
          </table:table-cell>
          <table:table-cell table:style-name="ce12" office:value-type="float" office:value="0.3193" calcext:value-type="float">
            <text:p>0.3193</text:p>
          </table:table-cell>
          <table:table-cell table:style-name="ce10" table:formula="of:=POWER([npm.I5];2)" office:value-type="float" office:value="0.21911761" calcext:value-type="float">
            <text:p>0.219</text:p>
          </table:table-cell>
          <table:table-cell table:style-name="ce12" office:value-type="float" office:value="0.4681" calcext:value-type="float">
            <text:p>0.4681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NFM-DR-NP-1</text:p>
          </table:table-cell>
          <table:table-cell table:style-name="ce10" table:formula="of:=[$'mar-n'.B14]" office:value-type="float" office:value="0.77562" calcext:value-type="float">
            <text:p>0.776</text:p>
          </table:table-cell>
          <table:table-cell table:style-name="ce10" table:formula="of:=[$'mar-n'.C14]" office:value-type="float" office:value="0.9765" calcext:value-type="float">
            <text:p>0.977</text:p>
          </table:table-cell>
          <table:table-cell table:style-name="ce10" table:formula="of:=[$'mar-n'.D14]" office:value-type="float" office:value="0.759" calcext:value-type="float">
            <text:p>0.759</text:p>
          </table:table-cell>
          <table:table-cell table:style-name="ce10" table:formula="of:=[$'mar-n'.E14]" office:value-type="float" office:value="0.973328" calcext:value-type="float">
            <text:p>0.973</text:p>
          </table:table-cell>
          <table:table-cell table:style-name="ce12" table:formula="of:=POWER([npm.G6];2)" office:value-type="float" office:value="0.09815689" calcext:value-type="float">
            <text:p>0.09815689</text:p>
          </table:table-cell>
          <table:table-cell table:style-name="ce12" office:value-type="float" office:value="0.3133" calcext:value-type="float">
            <text:p>0.3133</text:p>
          </table:table-cell>
          <table:table-cell table:style-name="ce10" table:formula="of:=POWER([npm.I6];2)" office:value-type="float" office:value="0.21585316" calcext:value-type="float">
            <text:p>0.216</text:p>
          </table:table-cell>
          <table:table-cell table:style-name="ce10" office:value-type="float" office:value="0.4646" calcext:value-type="float">
            <text:p>0.465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NFM-DR-NP-2</text:p>
          </table:table-cell>
          <table:table-cell table:style-name="ce10" table:formula="of:=[npm.C7]*[npm.B19]" office:value-type="float" office:value="0.801909310811603" calcext:value-type="float">
            <text:p>0.802</text:p>
          </table:table-cell>
          <table:table-cell table:style-name="ce10" table:formula="of:=[npm.C6]*[npm.F12]" office:value-type="float" office:value="1.01998577033156" calcext:value-type="float">
            <text:p>1.020</text:p>
          </table:table-cell>
          <table:table-cell table:style-name="ce10" table:formula="of:=[npm.E7]*[npm.D20]" office:value-type="float" office:value="0.770774787226355" calcext:value-type="float">
            <text:p>0.771</text:p>
          </table:table-cell>
          <table:table-cell table:style-name="ce10" table:formula="of:=[npm.E6]*[npm.H12]" office:value-type="float" office:value="0.997357283514033" calcext:value-type="float">
            <text:p>0.997</text:p>
          </table:table-cell>
          <table:table-cell table:style-name="ce12" table:formula="of:=POWER([npm.G7];2)" office:value-type="float" office:value="0.10252804" calcext:value-type="float">
            <text:p>0.10252804</text:p>
          </table:table-cell>
          <table:table-cell table:style-name="ce12" office:value-type="float" office:value="0.3202" calcext:value-type="float">
            <text:p>0.3202</text:p>
          </table:table-cell>
          <table:table-cell table:style-name="ce10" table:formula="of:=POWER([npm.I7];2)" office:value-type="float" office:value="0.22118209" calcext:value-type="float">
            <text:p>0.221</text:p>
          </table:table-cell>
          <table:table-cell table:style-name="ce10" office:value-type="float" office:value="0.4703" calcext:value-type="float">
            <text:p>0.470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>
            <text:p>NFM-DR-NP-3</text:p>
          </table:table-cell>
          <table:table-cell table:style-name="ce10" table:formula="of:=[npm.C8]*[npm.B18]" office:value-type="float" office:value="0.807667326445694" calcext:value-type="float">
            <text:p>0.808</text:p>
          </table:table-cell>
          <table:table-cell table:style-name="ce10" table:formula="of:=[npm.C6]*[npm.F13]" office:value-type="float" office:value="1.03084510078712" calcext:value-type="float">
            <text:p>1.031</text:p>
          </table:table-cell>
          <table:table-cell table:style-name="ce10" table:formula="of:=[npm.E8]*[npm.D18]" office:value-type="float" office:value="0.779810606803255" calcext:value-type="float">
            <text:p>0.780</text:p>
          </table:table-cell>
          <table:table-cell table:style-name="ce10" table:formula="of:=[npm.E6]*[npm.H13]" office:value-type="float" office:value="1.01824824456181" calcext:value-type="float">
            <text:p>1.018</text:p>
          </table:table-cell>
          <table:table-cell table:style-name="ce12" table:formula="of:=POWER([npm.G8];2)" office:value-type="float" office:value="0.10361961" calcext:value-type="float">
            <text:p>0.10361961</text:p>
          </table:table-cell>
          <table:table-cell table:style-name="ce12" office:value-type="float" office:value="0.3219" calcext:value-type="float">
            <text:p>0.3219</text:p>
          </table:table-cell>
          <table:table-cell table:style-name="ce10" table:formula="of:=POWER([npm.I8];2)" office:value-type="float" office:value="0.22581504" calcext:value-type="float">
            <text:p>0.226</text:p>
          </table:table-cell>
          <table:table-cell table:style-name="ce10" office:value-type="float" office:value="0.4752" calcext:value-type="float">
            <text:p>0.475</text:p>
          </table:table-cell>
          <table:table-cell table:number-columns-repeated="1015"/>
        </table:table-row>
        <table:table-row table:style-name="ro3">
          <table:table-cell table:style-name="ce12" table:formula="of:=[$'mar-n'.A10]" office:value-type="string" office:string-value="NFM-DR" calcext:value-type="string">
            <text:p>NFM-DR</text:p>
          </table:table-cell>
          <table:table-cell table:style-name="ce12" table:formula="of:=[$'mar-n'.B10]" office:value-type="float" office:value="0.786632860040568" calcext:value-type="float">
            <text:p>0.78663286</text:p>
          </table:table-cell>
          <table:table-cell table:style-name="ce12" table:formula="of:=[$'mar-n'.C10]" office:value-type="float" office:value="1.02358490566038" calcext:value-type="float">
            <text:p>1.0235849057</text:p>
          </table:table-cell>
          <table:table-cell table:style-name="ce12" table:formula="of:=[$'mar-n'.D10]" office:value-type="float" office:value="0.784090909090909" calcext:value-type="float">
            <text:p>0.7840909091</text:p>
          </table:table-cell>
          <table:table-cell table:style-name="ce12" table:formula="of:=[$'mar-n'.E10]" office:value-type="float" office:value="1.03325690021231" calcext:value-type="float">
            <text:p>1.0332569002</text:p>
          </table:table-cell>
          <table:table-cell table:style-name="ce12"/>
          <table:table-cell table:style-name="ce12" office:value-type="string" calcext:value-type="string">
            <text:p>MIN</text:p>
          </table:table-cell>
          <table:table-cell table:style-name="ce10"/>
          <table:table-cell table:style-name="ce10" office:value-type="string" calcext:value-type="string">
            <text:p>MIN</text:p>
          </table:table-cell>
          <table:table-cell table:number-columns-repeated="1015"/>
        </table:table-row>
        <table:table-row table:style-name="ro3">
          <table:table-cell table:style-name="ce12"/>
          <table:table-cell table:style-name="ce12" table:formula="of:=[npm.B9]-[npm.B6]" office:value-type="float" office:value="0.011012860040568" calcext:value-type="float">
            <text:p>0.01101286</text:p>
          </table:table-cell>
          <table:table-cell table:style-name="ce12" table:formula="of:=[npm.C9]-[npm.C6]" office:value-type="float" office:value="0.0470849056603774" calcext:value-type="float">
            <text:p>0.0470849057</text:p>
          </table:table-cell>
          <table:table-cell table:style-name="ce12" table:formula="of:=[npm.D9]-[npm.D6]" office:value-type="float" office:value="0.0250909090909092" calcext:value-type="float">
            <text:p>0.0250909091</text:p>
          </table:table-cell>
          <table:table-cell table:style-name="ce12" table:formula="of:=[npm.E9]-[npm.E6]" office:value-type="float" office:value="0.0599289002123142" calcext:value-type="float">
            <text:p>0.0599289002</text:p>
          </table:table-cell>
          <table:table-cell table:style-name="ce12" table:formula="of:=[npm.F5]/[npm.G10]" office:value-type="float" office:value="1.03866870680194" calcext:value-type="float">
            <text:p>1.0386687068</text:p>
          </table:table-cell>
          <table:table-cell table:style-name="ce12" table:formula="of:=MIN([npm.F5:.F8])" office:value-type="float" office:value="0.09815689" calcext:value-type="float">
            <text:p>0.09815689</text:p>
          </table:table-cell>
          <table:table-cell table:style-name="ce10" table:formula="of:=[npm.H5]/[npm.I10]" office:value-type="float" office:value="1.01512347560721" calcext:value-type="float">
            <text:p>1.015</text:p>
          </table:table-cell>
          <table:table-cell table:style-name="ce10" table:formula="of:=MIN([npm.H5:.H8])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3"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formula="of:=[npm.F6]/[npm.G11]" office:value-type="float" office:value="1" calcext:value-type="float">
            <text:p>1</text:p>
          </table:table-cell>
          <table:table-cell table:style-name="ce12" table:formula="of:=[npm.G10]" office:value-type="float" office:value="0.09815689" calcext:value-type="float">
            <text:p>0.09815689</text:p>
          </table:table-cell>
          <table:table-cell table:style-name="ce10" table:formula="of:=[npm.H6]/[npm.I11]" office:value-type="float" office:value="1" calcext:value-type="float">
            <text:p>1.000</text:p>
          </table:table-cell>
          <table:table-cell table:style-name="ce10" table:formula="of:=[npm.I10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3"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formula="of:=[npm.F7]/[npm.G12]" office:value-type="float" office:value="1.04453227888536" calcext:value-type="float">
            <text:p>1.0445322789</text:p>
          </table:table-cell>
          <table:table-cell table:style-name="ce12" table:formula="of:=[npm.G11]" office:value-type="float" office:value="0.09815689" calcext:value-type="float">
            <text:p>0.09815689</text:p>
          </table:table-cell>
          <table:table-cell table:style-name="ce10" table:formula="of:=[npm.H7]/[npm.I12]" office:value-type="float" office:value="1.02468775532404" calcext:value-type="float">
            <text:p>1.025</text:p>
          </table:table-cell>
          <table:table-cell table:style-name="ce10" table:formula="of:=[npm.I11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3"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formula="of:=[npm.F8]/[npm.G13]" office:value-type="float" office:value="1.05565294499449" calcext:value-type="float">
            <text:p>1.055652945</text:p>
          </table:table-cell>
          <table:table-cell table:style-name="ce12" table:formula="of:=[npm.G12]" office:value-type="float" office:value="0.09815689" calcext:value-type="float">
            <text:p>0.09815689</text:p>
          </table:table-cell>
          <table:table-cell table:style-name="ce10" table:formula="of:=[npm.H8]/[npm.I13]" office:value-type="float" office:value="1.04615118907687" calcext:value-type="float">
            <text:p>1.046</text:p>
          </table:table-cell>
          <table:table-cell table:style-name="ce10" table:formula="of:=[npm.I12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3">
          <table:table-cell table:style-name="ce12" table:number-columns-repeated="2"/>
          <table:table-cell table:style-name="ce12" table:formula="of:=[npm.C10]/SUM([npm.C12:.C13])" office:value-type="float" office:value="0.00294280660377359" calcext:value-type="float">
            <text:p>0.0029428066</text:p>
          </table:table-cell>
          <table:table-cell table:style-name="ce12"/>
          <table:table-cell table:style-name="ce12" table:formula="of:=[npm.E10]/SUM([npm.E11:.E13])" office:value-type="float" office:value="0.00544808183748311" calcext:value-type="float">
            <text:p>0.0054480818</text:p>
          </table:table-cell>
          <table:table-cell table:style-name="ce12" table:number-columns-repeated="4"/>
          <table:table-cell table:number-columns-repeated="1015"/>
        </table:table-row>
        <table:table-row table:style-name="ro3">
          <table:table-cell table:style-name="ce12" office:value-type="string" calcext:value-type="string">
            <text:p>NFM-DR-NP-1</text:p>
          </table:table-cell>
          <table:table-cell table:style-name="ce12"/>
          <table:table-cell table:style-name="ce12" table:formula="of:=[npm.C4]-[npm.C13]*[npm.C14]" office:value-type="float" office:value="0.9765" calcext:value-type="float">
            <text:p>0.9765</text:p>
          </table:table-cell>
          <table:table-cell table:style-name="ce12"/>
          <table:table-cell table:style-name="ce12" table:formula="of:=[npm.E4]-[npm.E13]*[npm.E14]" office:value-type="float" office:value="0.973328" calcext:value-type="float">
            <text:p>0.973328</text:p>
          </table:table-cell>
          <table:table-cell table:style-name="ce12" table:number-columns-repeated="4"/>
          <table:table-cell table:number-columns-repeated="1015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formula="of:=[npm.B17]-[npm.C17]" office:value-type="float" office:value="0.778107419298754" calcext:value-type="float">
            <text:p>0.7781074193</text:p>
          </table:table-cell>
          <table:table-cell/>
          <table:table-cell table:style-name="ce16" table:formula="of:=[npm.D9]/[npm.E9]*1" office:value-type="float" office:value="0.758853784503925" calcext:value-type="float">
            <text:p>0.7588537845</text:p>
          </table:table-cell>
          <table:table-cell table:style-name="ce12" table:formula="of:=([npm.D23]-[npm.D16])/([npm.A23]-[npm.A16])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6" table:formula="of:=[npm.B9]/[npm.C9]*1.016" office:value-type="float" office:value="0.780803801796581" calcext:value-type="float">
            <text:p>0.7808038018</text:p>
          </table:table-cell>
          <table:table-cell table:formula="of:=([npm.B23]-[npm.B17])/([npm.A23]-[npm.A17])" office:value-type="float" office:value="0.00269638249782673" calcext:value-type="float">
            <text:p>0.0026963825</text:p>
          </table:table-cell>
          <table:table-cell table:formula="of:=[npm.D16]+[npm.E16]" office:value-type="float" office:value="0.762344619322945" calcext:value-type="float">
            <text:p>0.7623446193</text:p>
          </table:table-cell>
          <table:table-cell table:style-name="ce12" table:formula="of:=[npm.E16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formula="of:=[npm.B17]+[npm.C17]" office:value-type="float" office:value="0.783500184294407" calcext:value-type="float">
            <text:p>0.7835001843</text:p>
          </table:table-cell>
          <table:table-cell table:formula="of:=[npm.C17]" office:value-type="float" office:value="0.00269638249782673" calcext:value-type="float">
            <text:p>0.0026963825</text:p>
          </table:table-cell>
          <table:table-cell table:formula="of:=[npm.D17]+[npm.E17]" office:value-type="float" office:value="0.765835454141965" calcext:value-type="float">
            <text:p>0.7658354541</text:p>
          </table:table-cell>
          <table:table-cell table:style-name="ce12" table:formula="of:=[npm.E17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formula="of:=[npm.B18]+[npm.C18]" office:value-type="float" office:value="0.786196566792234" calcext:value-type="float">
            <text:p>0.7861965668</text:p>
          </table:table-cell>
          <table:table-cell table:formula="of:=[npm.C18]" office:value-type="float" office:value="0.00269638249782673" calcext:value-type="float">
            <text:p>0.0026963825</text:p>
          </table:table-cell>
          <table:table-cell table:formula="of:=[npm.D18]+[npm.E18]" office:value-type="float" office:value="0.769326288960986" calcext:value-type="float">
            <text:p>0.769326289</text:p>
          </table:table-cell>
          <table:table-cell table:style-name="ce12" table:formula="of:=[npm.E18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formula="of:=[npm.B19]+[npm.C19]" office:value-type="float" office:value="0.788892949290061" calcext:value-type="float">
            <text:p>0.7888929493</text:p>
          </table:table-cell>
          <table:table-cell table:formula="of:=[npm.C19]" office:value-type="float" office:value="0.00269638249782673" calcext:value-type="float">
            <text:p>0.0026963825</text:p>
          </table:table-cell>
          <table:table-cell table:formula="of:=[npm.D19]+[npm.E19]" office:value-type="float" office:value="0.772817123780006" calcext:value-type="float">
            <text:p>0.7728171238</text:p>
          </table:table-cell>
          <table:table-cell table:style-name="ce12" table:formula="of:=[npm.E19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formula="of:=[npm.B20]+[npm.C20]" office:value-type="float" office:value="0.791589331787888" calcext:value-type="float">
            <text:p>0.7915893318</text:p>
          </table:table-cell>
          <table:table-cell table:formula="of:=[npm.C20]" office:value-type="float" office:value="0.00269638249782673" calcext:value-type="float">
            <text:p>0.0026963825</text:p>
          </table:table-cell>
          <table:table-cell table:formula="of:=[npm.D20]+[npm.E20]" office:value-type="float" office:value="0.776307958599026" calcext:value-type="float">
            <text:p>0.7763079586</text:p>
          </table:table-cell>
          <table:table-cell table:style-name="ce12" table:formula="of:=[npm.E20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formula="of:=[npm.B21]+[npm.C21]" office:value-type="float" office:value="0.794285714285715" calcext:value-type="float">
            <text:p>0.7942857143</text:p>
          </table:table-cell>
          <table:table-cell table:formula="of:=[npm.C21]" office:value-type="float" office:value="0.00269638249782673" calcext:value-type="float">
            <text:p>0.0026963825</text:p>
          </table:table-cell>
          <table:table-cell table:formula="of:=[npm.D21]+[npm.E21]" office:value-type="float" office:value="0.779798793418046" calcext:value-type="float">
            <text:p>0.7797987934</text:p>
          </table:table-cell>
          <table:table-cell table:style-name="ce12" table:formula="of:=[npm.E21]" office:value-type="float" office:value="0.00349083481902016" calcext:value-type="float">
            <text:p>0.0034908348</text:p>
          </table:table-cell>
          <table:table-cell table:number-columns-repeated="1019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formula="of:=[npm.B6]/[npm.C6]" office:value-type="float" office:value="0.794285714285714" calcext:value-type="float">
            <text:p>0.7942857143</text:p>
          </table:table-cell>
          <table:table-cell/>
          <table:table-cell table:formula="of:=[npm.D6]/[npm.E6]" office:value-type="float" office:value="0.779798793418046" calcext:value-type="float">
            <text:p>0.7797987934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rt" table:style-name="ta7">
        <table:table-column table:style-name="co2" table:number-columns-repeated="1024" table:default-cell-style-name="Default"/>
        <table:table-row table:style-name="ro3">
          <table:table-cell office:value-type="string" calcext:value-type="string">
            <text:p>biasedmf_80_0.005_0.1</text:p>
          </table:table-cell>
          <table:table-cell office:value-type="float" office:value="1.147" calcext:value-type="float">
            <text:p>1.147</text:p>
          </table:table-cell>
          <table:table-cell office:value-type="float" office:value="1.9619" calcext:value-type="float">
            <text:p>1.9619</text:p>
          </table:table-cell>
          <table:table-cell table:formula="of:=[sort.B1]/[sort.C1]" office:value-type="float" office:value="0.58463734135277" calcext:value-type="float">
            <text:p>0.5846373414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]-[sort.E1])" office:value-type="float" office:value="0.0133917042903832" calcext:value-type="float">
            <text:p>0.013391704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05_0.1</text:p>
          </table:table-cell>
          <table:table-cell office:value-type="float" office:value="1.1471" calcext:value-type="float">
            <text:p>1.1471</text:p>
          </table:table-cell>
          <table:table-cell office:value-type="float" office:value="1.9419" calcext:value-type="float">
            <text:p>1.9419</text:p>
          </table:table-cell>
          <table:table-cell table:formula="of:=[sort.B2]/[sort.C2]" office:value-type="float" office:value="0.590710129254854" calcext:value-type="float">
            <text:p>0.590710129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2]-[sort.E2])" office:value-type="float" office:value="0.00731891638829996" calcext:value-type="float">
            <text:p>0.007318916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05_0.1</text:p>
          </table:table-cell>
          <table:table-cell office:value-type="float" office:value="1.1473" calcext:value-type="float">
            <text:p>1.1473</text:p>
          </table:table-cell>
          <table:table-cell office:value-type="float" office:value="1.9496" calcext:value-type="float">
            <text:p>1.9496</text:p>
          </table:table-cell>
          <table:table-cell table:formula="of:=[sort.B3]/[sort.C3]" office:value-type="float" office:value="0.588479688141157" calcext:value-type="float">
            <text:p>0.588479688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3]-[sort.E3])" office:value-type="float" office:value="0.00954935750199637" calcext:value-type="float">
            <text:p>0.00954935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40_0.005_0.1</text:p>
          </table:table-cell>
          <table:table-cell office:value-type="float" office:value="1.1475" calcext:value-type="float">
            <text:p>1.1475</text:p>
          </table:table-cell>
          <table:table-cell office:value-type="float" office:value="1.9824" calcext:value-type="float">
            <text:p>1.9824</text:p>
          </table:table-cell>
          <table:table-cell table:formula="of:=[sort.B4]/[sort.C4]" office:value-type="float" office:value="0.578843825665859" calcext:value-type="float">
            <text:p>0.578843825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4]-[sort.E4])" office:value-type="float" office:value="0.0191852199772941" calcext:value-type="float">
            <text:p>0.019185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05_0.05</text:p>
          </table:table-cell>
          <table:table-cell office:value-type="float" office:value="1.1514" calcext:value-type="float">
            <text:p>1.1514</text:p>
          </table:table-cell>
          <table:table-cell office:value-type="float" office:value="1.9937" calcext:value-type="float">
            <text:p>1.9937</text:p>
          </table:table-cell>
          <table:table-cell table:formula="of:=[sort.B5]/[sort.C5]" office:value-type="float" office:value="0.577519185434117" calcext:value-type="float">
            <text:p>0.5775191854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5]-[sort.E5])" office:value-type="float" office:value="0.0205098602090361" calcext:value-type="float">
            <text:p>0.02050986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1_0.1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9276" calcext:value-type="float">
            <text:p>1.9276</text:p>
          </table:table-cell>
          <table:table-cell table:formula="of:=[sort.B6]/[sort.C6]" office:value-type="float" office:value="0.598205021788753" calcext:value-type="float">
            <text:p>0.5982050218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6]-[sort.E6])" office:value-type="float" office:value="0.000175976145599388" calcext:value-type="float">
            <text:p>0.000175976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1_0.1</text:p>
          </table:table-cell>
          <table:table-cell office:value-type="float" office:value="1.1535" calcext:value-type="float">
            <text:p>1.1535</text:p>
          </table:table-cell>
          <table:table-cell office:value-type="float" office:value="1.9334" calcext:value-type="float">
            <text:p>1.9334</text:p>
          </table:table-cell>
          <table:table-cell table:formula="of:=[sort.B7]/[sort.C7]" office:value-type="float" office:value="0.596617358022137" calcext:value-type="float">
            <text:p>0.596617358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7]-[sort.E7])" office:value-type="float" office:value="0.0014116876210164" calcext:value-type="float">
            <text:p>0.001411687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80_0.01_0.1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9485" calcext:value-type="float">
            <text:p>1.9485</text:p>
          </table:table-cell>
          <table:table-cell table:formula="of:=[sort.B8]/[sort.C8]" office:value-type="float" office:value="0.592096484475237" calcext:value-type="float">
            <text:p>0.5920964845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8]-[sort.E8])" office:value-type="float" office:value="0.00593256116791618" calcext:value-type="float">
            <text:p>0.005932561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1_0.05</text:p>
          </table:table-cell>
          <table:table-cell office:value-type="float" office:value="1.1547" calcext:value-type="float">
            <text:p>1.1547</text:p>
          </table:table-cell>
          <table:table-cell office:value-type="float" office:value="1.9635" calcext:value-type="float">
            <text:p>1.9635</text:p>
          </table:table-cell>
          <table:table-cell table:formula="of:=[sort.B9]/[sort.C9]" office:value-type="float" office:value="0.588082505729565" calcext:value-type="float">
            <text:p>0.588082505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9]-[sort.E9])" office:value-type="float" office:value="0.00994653991358896" calcext:value-type="float">
            <text:p>0.009946539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40_0.01_0.1</text:p>
          </table:table-cell>
          <table:table-cell office:value-type="float" office:value="1.1559" calcext:value-type="float">
            <text:p>1.1559</text:p>
          </table:table-cell>
          <table:table-cell office:value-type="float" office:value="1.9877" calcext:value-type="float">
            <text:p>1.9877</text:p>
          </table:table-cell>
          <table:table-cell table:formula="of:=[sort.B10]/[sort.C10]" office:value-type="float" office:value="0.581526387281783" calcext:value-type="float">
            <text:p>0.581526387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0]-[sort.E10])" office:value-type="float" office:value="0.0165026583613705" calcext:value-type="float">
            <text:p>0.016502658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1_0.05</text:p>
          </table:table-cell>
          <table:table-cell office:value-type="float" office:value="1.1563" calcext:value-type="float">
            <text:p>1.1563</text:p>
          </table:table-cell>
          <table:table-cell office:value-type="float" office:value="1.9774" calcext:value-type="float">
            <text:p>1.9774</text:p>
          </table:table-cell>
          <table:table-cell table:formula="of:=[sort.B11]/[sort.C11]" office:value-type="float" office:value="0.584757762718721" calcext:value-type="float">
            <text:p>0.584757762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1]-[sort.E11])" office:value-type="float" office:value="0.013271282924432" calcext:value-type="float">
            <text:p>0.013271282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5_0.01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9783" calcext:value-type="float">
            <text:p>1.9783</text:p>
          </table:table-cell>
          <table:table-cell table:formula="of:=[sort.B12]/[sort.C12]" office:value-type="float" office:value="0.585502704342112" calcext:value-type="float">
            <text:p>0.585502704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2]-[sort.E12])" office:value-type="float" office:value="0.0125263413010416" calcext:value-type="float">
            <text:p>0.01252634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5_0.01</text:p>
          </table:table-cell>
          <table:table-cell office:value-type="float" office:value="1.1603" calcext:value-type="float">
            <text:p>1.1603</text:p>
          </table:table-cell>
          <table:table-cell office:value-type="float" office:value="1.9956" calcext:value-type="float">
            <text:p>1.9956</text:p>
          </table:table-cell>
          <table:table-cell table:formula="of:=[sort.B13]/[sort.C13]" office:value-type="float" office:value="0.581429144117057" calcext:value-type="float">
            <text:p>0.581429144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3]-[sort.E13])" office:value-type="float" office:value="0.016599901526096" calcext:value-type="float">
            <text:p>0.01659990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5_0.05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9505" calcext:value-type="float">
            <text:p>1.9505</text:p>
          </table:table-cell>
          <table:table-cell table:formula="of:=[sort.B14]/[sort.C14]" office:value-type="float" office:value="0.595898487567291" calcext:value-type="float">
            <text:p>0.5958984876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4]-[sort.E14])" office:value-type="float" office:value="0.00213055807586293" calcext:value-type="float">
            <text:p>0.002130558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5_0.05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9543" calcext:value-type="float">
            <text:p>1.9543</text:p>
          </table:table-cell>
          <table:table-cell table:formula="of:=[sort.B15]/[sort.C15]" office:value-type="float" office:value="0.594739804533593" calcext:value-type="float">
            <text:p>0.5947398045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5]-[sort.E15])" office:value-type="float" office:value="0.00328924110956086" calcext:value-type="float">
            <text:p>0.003289241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160_0.05_0.1</text:p>
          </table:table-cell>
          <table:table-cell office:value-type="float" office:value="1.1647" calcext:value-type="float">
            <text:p>1.1647</text:p>
          </table:table-cell>
          <table:table-cell office:value-type="float" office:value="1.9573" calcext:value-type="float">
            <text:p>1.9573</text:p>
          </table:table-cell>
          <table:table-cell table:formula="of:=[sort.B16]/[sort.C16]" office:value-type="float" office:value="0.595054411689572" calcext:value-type="float">
            <text:p>0.595054411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6]-[sort.E16])" office:value-type="float" office:value="0.00297463395358111" calcext:value-type="float">
            <text:p>0.00297463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320_0.05_0.1</text:p>
          </table:table-cell>
          <table:table-cell office:value-type="float" office:value="1.1648" calcext:value-type="float">
            <text:p>1.1648</text:p>
          </table:table-cell>
          <table:table-cell office:value-type="float" office:value="1.9559" calcext:value-type="float">
            <text:p>1.9559</text:p>
          </table:table-cell>
          <table:table-cell table:formula="of:=[sort.B17]/[sort.C17]" office:value-type="float" office:value="0.595531468889002" calcext:value-type="float">
            <text:p>0.5955314689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7]-[sort.E17])" office:value-type="float" office:value="0.00249757675415108" calcext:value-type="float">
            <text:p>0.00249757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asedmf_80_0.05_0.1</text:p>
          </table:table-cell>
          <table:table-cell office:value-type="float" office:value="1.1672" calcext:value-type="float">
            <text:p>1.1672</text:p>
          </table:table-cell>
          <table:table-cell office:value-type="float" office:value="1.981" calcext:value-type="float">
            <text:p>1.981</text:p>
          </table:table-cell>
          <table:table-cell table:formula="of:=[sort.B18]/[sort.C18]" office:value-type="float" office:value="0.589197375063099" calcext:value-type="float">
            <text:p>0.589197375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8]-[sort.E18])" office:value-type="float" office:value="0.00883167058005407" calcext:value-type="float">
            <text:p>0.0088316706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6" loext:min-decimal-places="6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5:56:22.342847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nar" style:display-name="PageStyle_mn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m" style:display-name="PageStyle_np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" style:display-name="PageStyle_s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n" style:display-name="PageStyle_mar-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o" style:display-name="PageStyle_mar-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9-06-16T03:24:02</meta:creation-date>
    <dc:date>2019-06-25T16:12:48.800949927</dc:date>
    <meta:generator>LibreOffice/5.1.6.2$Linux_X86_64 LibreOffice_project/10m0$Build-2</meta:generator>
    <meta:editing-duration>PT3H40M9S</meta:editing-duration>
    <meta:editing-cycles>36</meta:editing-cycles>
    <meta:document-statistic meta:table-count="8" meta:cell-count="245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